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6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61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5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Default" style:data-style-name="N0">
      <style:table-cell-properties style:vertical-align="middle"/>
    </style:style>
    <style:style style:name="ce210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1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21315__20998__20301_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2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5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22">
            <text:p><text:s text:c="2"/>離婚人數按雙方原屬國籍分</text:p>
          </table:table-cell>
          <table:table-cell table:style-name="ce121"/>
          <table:table-cell table:number-columns-repeated="8" table:style-name="ce120"/>
          <table:table-cell table:number-columns-repeated="16374" table:style-name="ce117"/>
        </table:table-row>
        <table:table-row table:style-name="ro2">
          <table:table-cell table:number-columns-repeated="9" table:style-name="ce119"/>
          <table:table-cell office:value-type="string" table:style-name="ce118">
            <text:p>單位︰人</text:p>
          </table:table-cell>
          <table:table-cell table:number-columns-repeated="16374" table:style-name="ce117"/>
        </table:table-row>
        <table:table-row table:style-name="ro3">
          <table:table-cell office:value-type="string" table:number-columns-spanned="1" table:number-rows-spanned="4" table:style-name="ce20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10">
            <text:p>國<text:span text:style-name="T1"><text:s text:c="15"/></text:span>籍<text:span text:style-name="T1"><text:s text:c="4"/></text:span>（<text:span text:style-name="T1"><text:s text:c="3"/></text:span>地<text:span text:style-name="T1"><text:s text:c="11"/></text:span>區<text:span text:style-name="T1"><text:s text:c="4"/></text:span>）</text:p>
          </table:table-cell>
          <table:covered-table-cell table:number-columns-repeated="6"/>
          <table:table-cell table:number-columns-repeated="16374" table:style-name="ce9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8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6">
            <text:p>合<text:span text:style-name="T1"><text:s text:c="2"/></text:span>計</text:p>
          </table:table-cell>
          <table:table-cell office:value-type="string" table:number-columns-spanned="1" table:number-rows-spanned="2" table:style-name="ce216">
            <text:p>大陸地區</text:p>
          </table:table-cell>
          <table:table-cell office:value-type="string" table:number-columns-spanned="1" table:number-rows-spanned="2" table:style-name="ce216">
            <text:p>港澳地區</text:p>
          </table:table-cell>
          <table:table-cell office:value-type="string" table:number-columns-spanned="1" table:number-rows-spanned="2" table:style-name="ce216">
            <text:p>合<text:span text:style-name="T1"><text:s text:c="2"/></text:span>計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08">
            <text:p>其他</text:p>
          </table:table-cell>
          <table:table-cell table:number-columns-repeated="16374" table:style-name="ce9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8"/>
        </table:table-row>
        <table:table-row table:style-name="ro7">
          <table:table-cell office:value-type="string" table:number-columns-spanned="1" table:number-rows-spanned="3" table:style-name="ce213">
            <text:p>87 年</text:p>
          </table:table-cell>
          <table:table-cell office:value-type="string" table:style-name="ce66">
            <text:p>計</text:p>
          </table:table-cell>
          <table:table-cell office:value-type="float" office:value="87206" table:style-name="ce72">
            <text:p>87,206</text:p>
          </table:table-cell>
          <table:table-cell office:value-type="float" office:value="84562" table:style-name="ce72">
            <text:p>84,562</text:p>
          </table:table-cell>
          <table:table-cell office:value-type="float" office:value="2031" table:style-name="ce72">
            <text:p>2,03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613" table:style-name="ce72">
            <text:p>613</text:p>
          </table:table-cell>
          <table:table-cell table:style-name="ce100"/>
          <table:table-cell table:style-name="ce99"/>
          <table:table-cell table:number-columns-repeated="16374" table:style-name="ce98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43603" table:style-name="ce75">
            <text:p>43,603</text:p>
          </table:table-cell>
          <table:table-cell office:value-type="float" office:value="42934" table:style-name="ce82">
            <text:p><text:s text:c="3"/>42,934</text:p>
          </table:table-cell>
          <table:table-cell office:value-type="float" office:value="437" table:style-name="ce75">
            <text:p>437</text:p>
          </table:table-cell>
          <table:covered-table-cell/>
          <table:covered-table-cell/>
          <table:table-cell office:value-type="float" office:value="232" table:style-name="ce82">
            <text:p><text:s text:c="3"/>232</text:p>
          </table:table-cell>
          <table:table-cell office:value-type="string" table:number-columns-spanned="1" table:number-rows-spanned="2" table:style-name="ce86">
            <text:p><text:s text:c="3"/>…</text:p>
          </table:table-cell>
          <table:table-cell office:value-type="string" table:number-columns-spanned="1" table:number-rows-spanned="2" table:style-name="ce85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43603" table:style-name="ce74">
            <text:p>43,603</text:p>
          </table:table-cell>
          <table:table-cell office:value-type="float" office:value="41628" table:style-name="ce78">
            <text:p><text:s text:c="3"/>41,628</text:p>
          </table:table-cell>
          <table:table-cell office:value-type="float" office:value="1594" table:style-name="ce74">
            <text:p>1,594</text:p>
          </table:table-cell>
          <table:covered-table-cell/>
          <table:covered-table-cell/>
          <table:table-cell office:value-type="float" office:value="381" table:style-name="ce78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88 年</text:p>
          </table:table-cell>
          <table:table-cell office:value-type="string" table:style-name="ce66">
            <text:p>計</text:p>
          </table:table-cell>
          <table:table-cell office:value-type="float" office:value="98006" table:style-name="ce72">
            <text:p>98,006</text:p>
          </table:table-cell>
          <table:table-cell office:value-type="float" office:value="94176" table:style-name="ce72">
            <text:p>94,176</text:p>
          </table:table-cell>
          <table:table-cell office:value-type="float" office:value="2981" table:style-name="ce72">
            <text:p>2,98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849" table:style-name="ce72">
            <text:p>849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49003" table:style-name="ce84">
            <text:p>49,003</text:p>
          </table:table-cell>
          <table:table-cell office:value-type="float" office:value="48337" table:style-name="ce75">
            <text:p>48,337</text:p>
          </table:table-cell>
          <table:table-cell office:value-type="float" office:value="421" table:style-name="ce75">
            <text:p>421</text:p>
          </table:table-cell>
          <table:covered-table-cell/>
          <table:covered-table-cell/>
          <table:table-cell office:value-type="float" office:value="245" table:style-name="ce82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49003" table:style-name="ce74">
            <text:p>49,003</text:p>
          </table:table-cell>
          <table:table-cell office:value-type="float" office:value="45839" table:style-name="ce75">
            <text:p>45,839</text:p>
          </table:table-cell>
          <table:table-cell office:value-type="float" office:value="2560" table:style-name="ce75">
            <text:p>2,560</text:p>
          </table:table-cell>
          <table:covered-table-cell/>
          <table:covered-table-cell/>
          <table:table-cell office:value-type="float" office:value="604" table:style-name="ce82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89 年</text:p>
          </table:table-cell>
          <table:table-cell office:value-type="string" table:style-name="ce66">
            <text:p>計</text:p>
          </table:table-cell>
          <table:table-cell office:value-type="float" office:value="105340" table:style-name="ce72">
            <text:p>105,340</text:p>
          </table:table-cell>
          <table:table-cell office:value-type="float" office:value="99390" table:style-name="ce65">
            <text:p>99,390</text:p>
          </table:table-cell>
          <table:table-cell office:value-type="float" office:value="4350" table:style-name="ce65">
            <text:p>4,35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1600" table:style-name="ce65">
            <text:p>1,60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2670" table:style-name="ce84">
            <text:p>52,670</text:p>
          </table:table-cell>
          <table:table-cell office:value-type="float" office:value="51918" table:style-name="ce90">
            <text:p><text:s text:c="3"/>51,918</text:p>
          </table:table-cell>
          <table:table-cell office:value-type="float" office:value="308" table:style-name="ce75">
            <text:p>308</text:p>
          </table:table-cell>
          <table:covered-table-cell/>
          <table:covered-table-cell/>
          <table:table-cell office:value-type="float" office:value="444" table:style-name="ce82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2670" table:style-name="ce74">
            <text:p>52,670</text:p>
          </table:table-cell>
          <table:table-cell office:value-type="float" office:value="47472" table:style-name="ce87">
            <text:p><text:s text:c="3"/>47,472</text:p>
          </table:table-cell>
          <table:table-cell office:value-type="float" office:value="4042" table:style-name="ce74">
            <text:p>4,042</text:p>
          </table:table-cell>
          <table:covered-table-cell/>
          <table:covered-table-cell/>
          <table:table-cell office:value-type="float" office:value="1156" table:style-name="ce78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0 年</text:p>
          </table:table-cell>
          <table:table-cell office:value-type="string" table:style-name="ce66">
            <text:p>計</text:p>
          </table:table-cell>
          <table:table-cell office:value-type="float" office:value="113076" table:style-name="ce72">
            <text:p>113,076</text:p>
          </table:table-cell>
          <table:table-cell office:value-type="float" office:value="105868" table:style-name="ce72">
            <text:p>105,868</text:p>
          </table:table-cell>
          <table:table-cell office:value-type="float" office:value="4702" table:style-name="ce72">
            <text:p>4,702</text:p>
          </table:table-cell>
          <table:table-cell office:value-type="float" office:value="4621" table:style-name="ce72">
            <text:p>4,621</text:p>
          </table:table-cell>
          <table:table-cell office:value-type="float" office:value="81" table:style-name="ce72">
            <text:p>81</text:p>
          </table:table-cell>
          <table:table-cell office:value-type="float" office:value="2506" table:style-name="ce72">
            <text:p>2,506</text:p>
          </table:table-cell>
          <table:table-cell office:value-type="float" office:value="1935" table:style-name="ce72">
            <text:p>1,935</text:p>
          </table:table-cell>
          <table:table-cell office:value-type="float" office:value="571" table:style-name="ce64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6538" table:style-name="ce84">
            <text:p>56,538</text:p>
          </table:table-cell>
          <table:table-cell office:value-type="float" office:value="55778" table:style-name="ce83">
            <text:p>55,778</text:p>
          </table:table-cell>
          <table:table-cell office:value-type="float" office:value="174" table:style-name="ce75">
            <text:p>174</text:p>
          </table:table-cell>
          <table:table-cell office:value-type="float" office:value="110" table:style-name="ce75">
            <text:p>110</text:p>
          </table:table-cell>
          <table:table-cell office:value-type="float" office:value="64" table:style-name="ce81">
            <text:p>64</text:p>
          </table:table-cell>
          <table:table-cell office:value-type="float" office:value="586" table:style-name="ce82">
            <text:p><text:s text:c="3"/>586</text:p>
          </table:table-cell>
          <table:table-cell office:value-type="float" office:value="91" table:style-name="ce81">
            <text:p>91</text:p>
          </table:table-cell>
          <table:table-cell office:value-type="float" office:value="495" table:style-name="ce80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6538" table:style-name="ce74">
            <text:p>56,538</text:p>
          </table:table-cell>
          <table:table-cell office:value-type="float" office:value="50090" table:style-name="ce79">
            <text:p>50,090</text:p>
          </table:table-cell>
          <table:table-cell office:value-type="float" office:value="4528" table:style-name="ce74">
            <text:p>4,528</text:p>
          </table:table-cell>
          <table:table-cell office:value-type="float" office:value="4511" table:style-name="ce74">
            <text:p>4,511</text:p>
          </table:table-cell>
          <table:table-cell office:value-type="float" office:value="17" table:style-name="ce77">
            <text:p>17</text:p>
          </table:table-cell>
          <table:table-cell office:value-type="float" office:value="1920" table:style-name="ce78">
            <text:p><text:s text:c="3"/>1,920</text:p>
          </table:table-cell>
          <table:table-cell office:value-type="float" office:value="1844" table:style-name="ce77">
            <text:p>1,844</text:p>
          </table:table-cell>
          <table:table-cell office:value-type="float" office:value="76" table:style-name="ce76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1 年</text:p>
          </table:table-cell>
          <table:table-cell office:value-type="string" table:style-name="ce66">
            <text:p>計</text:p>
          </table:table-cell>
          <table:table-cell office:value-type="float" office:value="122426" table:style-name="ce72">
            <text:p>122,426</text:p>
          </table:table-cell>
          <table:table-cell office:value-type="float" office:value="114287" table:style-name="ce72">
            <text:p>114,287</text:p>
          </table:table-cell>
          <table:table-cell office:value-type="float" office:value="5496" table:style-name="ce72">
            <text:p>5,496</text:p>
          </table:table-cell>
          <table:table-cell office:value-type="float" office:value="5465" table:style-name="ce72">
            <text:p>5,465</text:p>
          </table:table-cell>
          <table:table-cell office:value-type="float" office:value="31" table:style-name="ce72">
            <text:p>31</text:p>
          </table:table-cell>
          <table:table-cell office:value-type="float" office:value="2643" table:style-name="ce72">
            <text:p>2,643</text:p>
          </table:table-cell>
          <table:table-cell office:value-type="float" office:value="2136" table:style-name="ce72">
            <text:p>2,136</text:p>
          </table:table-cell>
          <table:table-cell office:value-type="float" office:value="507" table:style-name="ce64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1213" table:style-name="ce84">
            <text:p>61,213</text:p>
          </table:table-cell>
          <table:table-cell office:value-type="float" office:value="60533" table:style-name="ce83">
            <text:p>60,533</text:p>
          </table:table-cell>
          <table:table-cell office:value-type="float" office:value="128" table:style-name="ce75">
            <text:p>128</text:p>
          </table:table-cell>
          <table:table-cell office:value-type="float" office:value="111" table:style-name="ce75">
            <text:p>111</text:p>
          </table:table-cell>
          <table:table-cell office:value-type="float" office:value="17" table:style-name="ce81">
            <text:p>17</text:p>
          </table:table-cell>
          <table:table-cell office:value-type="float" office:value="552" table:style-name="ce82">
            <text:p><text:s text:c="3"/>552</text:p>
          </table:table-cell>
          <table:table-cell office:value-type="float" office:value="116" table:style-name="ce81">
            <text:p>116</text:p>
          </table:table-cell>
          <table:table-cell office:value-type="float" office:value="436" table:style-name="ce80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1213" table:style-name="ce74">
            <text:p>61,213</text:p>
          </table:table-cell>
          <table:table-cell office:value-type="float" office:value="53754" table:style-name="ce79">
            <text:p>53,754</text:p>
          </table:table-cell>
          <table:table-cell office:value-type="float" office:value="5368" table:style-name="ce74">
            <text:p>5,368</text:p>
          </table:table-cell>
          <table:table-cell office:value-type="float" office:value="5354" table:style-name="ce74">
            <text:p>5,354</text:p>
          </table:table-cell>
          <table:table-cell office:value-type="float" office:value="14" table:style-name="ce77">
            <text:p>14</text:p>
          </table:table-cell>
          <table:table-cell office:value-type="float" office:value="2091" table:style-name="ce78">
            <text:p><text:s text:c="3"/>2,091</text:p>
          </table:table-cell>
          <table:table-cell office:value-type="float" office:value="2020" table:style-name="ce77">
            <text:p>2,020</text:p>
          </table:table-cell>
          <table:table-cell office:value-type="float" office:value="71" table:style-name="ce76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2 年</text:p>
          </table:table-cell>
          <table:table-cell office:value-type="string" table:style-name="ce66">
            <text:p>計</text:p>
          </table:table-cell>
          <table:table-cell office:value-type="float" office:value="129732" table:style-name="ce72">
            <text:p>129,732</text:p>
          </table:table-cell>
          <table:table-cell office:value-type="float" office:value="118764" table:style-name="ce72">
            <text:p>118,764</text:p>
          </table:table-cell>
          <table:table-cell office:value-type="float" office:value="7943" table:style-name="ce72">
            <text:p>7,943</text:p>
          </table:table-cell>
          <table:table-cell office:value-type="float" office:value="7890" table:style-name="ce72">
            <text:p>7,890</text:p>
          </table:table-cell>
          <table:table-cell office:value-type="float" office:value="53" table:style-name="ce72">
            <text:p>53</text:p>
          </table:table-cell>
          <table:table-cell office:value-type="float" office:value="3025" table:style-name="ce72">
            <text:p>3,025</text:p>
          </table:table-cell>
          <table:table-cell office:value-type="float" office:value="2356" table:style-name="ce72">
            <text:p>2,356</text:p>
          </table:table-cell>
          <table:table-cell office:value-type="float" office:value="669" table:style-name="ce64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4866" table:style-name="ce84">
            <text:p>64,866</text:p>
          </table:table-cell>
          <table:table-cell office:value-type="float" office:value="63950" table:style-name="ce83">
            <text:p>63,950</text:p>
          </table:table-cell>
          <table:table-cell office:value-type="float" office:value="255" table:style-name="ce75">
            <text:p>255</text:p>
          </table:table-cell>
          <table:table-cell office:value-type="float" office:value="216" table:style-name="ce75">
            <text:p>216</text:p>
          </table:table-cell>
          <table:table-cell office:value-type="float" office:value="39" table:style-name="ce81">
            <text:p>39</text:p>
          </table:table-cell>
          <table:table-cell office:value-type="float" office:value="661" table:style-name="ce82">
            <text:p><text:s text:c="3"/>661</text:p>
          </table:table-cell>
          <table:table-cell office:value-type="float" office:value="175" table:style-name="ce81">
            <text:p>175</text:p>
          </table:table-cell>
          <table:table-cell office:value-type="float" office:value="486" table:style-name="ce80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4866" table:style-name="ce74">
            <text:p>64,866</text:p>
          </table:table-cell>
          <table:table-cell office:value-type="float" office:value="54814" table:style-name="ce79">
            <text:p>54,814</text:p>
          </table:table-cell>
          <table:table-cell office:value-type="float" office:value="7688" table:style-name="ce74">
            <text:p>7,688</text:p>
          </table:table-cell>
          <table:table-cell office:value-type="float" office:value="7674" table:style-name="ce74">
            <text:p>7,674</text:p>
          </table:table-cell>
          <table:table-cell office:value-type="float" office:value="14" table:style-name="ce77">
            <text:p>14</text:p>
          </table:table-cell>
          <table:table-cell office:value-type="float" office:value="2364" table:style-name="ce78">
            <text:p><text:s text:c="3"/>2,364</text:p>
          </table:table-cell>
          <table:table-cell office:value-type="float" office:value="2181" table:style-name="ce77">
            <text:p>2,181</text:p>
          </table:table-cell>
          <table:table-cell office:value-type="float" office:value="183" table:style-name="ce76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3 年</text:p>
          </table:table-cell>
          <table:table-cell office:value-type="string" table:style-name="ce66">
            <text:p>計</text:p>
          </table:table-cell>
          <table:table-cell office:value-type="float" office:value="125592" table:style-name="ce72">
            <text:p>125,592</text:p>
          </table:table-cell>
          <table:table-cell office:value-type="float" office:value="114202" table:style-name="ce72">
            <text:p>114,202</text:p>
          </table:table-cell>
          <table:table-cell office:value-type="float" office:value="7849" table:style-name="ce72">
            <text:p>7,849</text:p>
          </table:table-cell>
          <table:table-cell office:value-type="float" office:value="7782" table:style-name="ce72">
            <text:p>7,782</text:p>
          </table:table-cell>
          <table:table-cell office:value-type="float" office:value="67" table:style-name="ce72">
            <text:p>67</text:p>
          </table:table-cell>
          <table:table-cell office:value-type="float" office:value="3541" table:style-name="ce72">
            <text:p>3,541</text:p>
          </table:table-cell>
          <table:table-cell office:value-type="float" office:value="2944" table:style-name="ce72">
            <text:p>2,944</text:p>
          </table:table-cell>
          <table:table-cell office:value-type="float" office:value="597" table:style-name="ce64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75">
            <text:p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2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2796" table:style-name="ce39">
            <text:p><text:s text:c="3"/>62,796</text:p>
          </table:table-cell>
          <table:table-cell office:value-type="float" office:value="52494" table:style-name="ce39">
            <text:p><text:s text:c="3"/>52,494</text:p>
          </table:table-cell>
          <table:table-cell office:value-type="float" office:value="7470" table:style-name="ce74">
            <text:p>7,470</text:p>
          </table:table-cell>
          <table:table-cell office:value-type="float" office:value="7440" table:style-name="ce39">
            <text:p><text:s text:c="3"/>7,440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832" table:style-name="ce39">
            <text:p><text:s text:c="3"/>2,832</text:p>
          </table:table-cell>
          <table:table-cell office:value-type="float" office:value="2745" table:style-name="ce39">
            <text:p><text:s text:c="3"/>2,745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4 年</text:p>
          </table:table-cell>
          <table:table-cell office:value-type="string" table:style-name="ce66">
            <text:p>計</text:p>
          </table:table-cell>
          <table:table-cell office:value-type="float" office:value="125142" table:style-name="ce72">
            <text:p>125,142</text:p>
          </table:table-cell>
          <table:table-cell office:value-type="float" office:value="114100" table:style-name="ce72">
            <text:p>114,100</text:p>
          </table:table-cell>
          <table:table-cell office:value-type="float" office:value="7132" table:style-name="ce72">
            <text:p>7,132</text:p>
          </table:table-cell>
          <table:table-cell office:value-type="float" office:value="7048" table:style-name="ce72">
            <text:p>7,048</text:p>
          </table:table-cell>
          <table:table-cell office:value-type="float" office:value="84" table:style-name="ce72">
            <text:p>84</text:p>
          </table:table-cell>
          <table:table-cell office:value-type="float" office:value="3910" table:style-name="ce72">
            <text:p>3,910</text:p>
          </table:table-cell>
          <table:table-cell office:value-type="float" office:value="3372" table:style-name="ce72">
            <text:p>3,372</text:p>
          </table:table-cell>
          <table:table-cell office:value-type="float" office:value="538" table:style-name="ce64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2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2571" table:style-name="ce39">
            <text:p><text:s text:c="3"/>62,571</text:p>
          </table:table-cell>
          <table:table-cell office:value-type="float" office:value="52660" table:style-name="ce39">
            <text:p><text:s text:c="3"/>52,660</text:p>
          </table:table-cell>
          <table:table-cell office:value-type="float" office:value="6716" table:style-name="ce39">
            <text:p><text:s text:c="3"/>6,716</text:p>
          </table:table-cell>
          <table:table-cell office:value-type="float" office:value="6683" table:style-name="ce39">
            <text:p><text:s text:c="3"/>6,68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195" table:style-name="ce39">
            <text:p><text:s text:c="3"/>3,195</text:p>
          </table:table-cell>
          <table:table-cell office:value-type="float" office:value="3108" table:style-name="ce39">
            <text:p><text:s text:c="3"/>3,108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5 年</text:p>
          </table:table-cell>
          <table:table-cell office:value-type="string" table:style-name="ce66">
            <text:p>計</text:p>
          </table:table-cell>
          <table:table-cell office:value-type="float" office:value="129080" table:style-name="ce72">
            <text:p>129,080</text:p>
          </table:table-cell>
          <table:table-cell office:value-type="float" office:value="117490" table:style-name="ce72">
            <text:p>117,490</text:p>
          </table:table-cell>
          <table:table-cell office:value-type="float" office:value="7165" table:style-name="ce72">
            <text:p>7,165</text:p>
          </table:table-cell>
          <table:table-cell office:value-type="float" office:value="7057" table:style-name="ce72">
            <text:p>7,057</text:p>
          </table:table-cell>
          <table:table-cell office:value-type="float" office:value="108" table:style-name="ce72">
            <text:p>108</text:p>
          </table:table-cell>
          <table:table-cell office:value-type="float" office:value="4425" table:style-name="ce72">
            <text:p>4,425</text:p>
          </table:table-cell>
          <table:table-cell office:value-type="float" office:value="3737" table:style-name="ce72">
            <text:p>3,737</text:p>
          </table:table-cell>
          <table:table-cell office:value-type="float" office:value="688" table:style-name="ce64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2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4540" table:style-name="ce39">
            <text:p><text:s text:c="3"/>64,540</text:p>
          </table:table-cell>
          <table:table-cell office:value-type="float" office:value="54231" table:style-name="ce39">
            <text:p><text:s text:c="3"/>54,231</text:p>
          </table:table-cell>
          <table:table-cell office:value-type="float" office:value="6733" table:style-name="ce39">
            <text:p><text:s text:c="3"/>6,733</text:p>
          </table:table-cell>
          <table:table-cell office:value-type="float" office:value="6691" table:style-name="ce39">
            <text:p><text:s text:c="3"/>6,69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3576" table:style-name="ce39">
            <text:p><text:s text:c="3"/>3,576</text:p>
          </table:table-cell>
          <table:table-cell office:value-type="float" office:value="3458" table:style-name="ce39">
            <text:p><text:s text:c="3"/>3,458</text:p>
          </table:table-cell>
          <table:table-cell office:value-type="float" office:value="118" table:style-name="ce38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66">
            <text:p>計</text:p>
          </table:table-cell>
          <table:table-cell office:value-type="float" office:value="117036" table:style-name="ce72">
            <text:p>117,036</text:p>
          </table:table-cell>
          <table:table-cell office:value-type="float" office:value="105946" table:style-name="ce72">
            <text:p>105,946</text:p>
          </table:table-cell>
          <table:table-cell office:value-type="float" office:value="6603" table:style-name="ce72">
            <text:p>6,603</text:p>
          </table:table-cell>
          <table:table-cell office:value-type="float" office:value="6494" table:style-name="ce72">
            <text:p>6,494</text:p>
          </table:table-cell>
          <table:table-cell office:value-type="float" office:value="109" table:style-name="ce72">
            <text:p>109</text:p>
          </table:table-cell>
          <table:table-cell office:value-type="float" office:value="4487" table:style-name="ce72">
            <text:p>4,487</text:p>
          </table:table-cell>
          <table:table-cell office:value-type="float" office:value="3844" table:style-name="ce72">
            <text:p>3,844</text:p>
          </table:table-cell>
          <table:table-cell office:value-type="float" office:value="643" table:style-name="ce64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2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2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66">
            <text:p>計</text:p>
          </table:table-cell>
          <table:table-cell office:value-type="float" office:value="111990" table:style-name="ce65">
            <text:p>111,990</text:p>
          </table:table-cell>
          <table:table-cell office:value-type="float" office:value="100569" table:style-name="ce65">
            <text:p>100,569</text:p>
          </table:table-cell>
          <table:table-cell office:value-type="float" office:value="6578" table:style-name="ce65">
            <text:p>6,578</text:p>
          </table:table-cell>
          <table:table-cell office:value-type="float" office:value="6482" table:style-name="ce65">
            <text:p>6,482</text:p>
          </table:table-cell>
          <table:table-cell office:value-type="float" office:value="96" table:style-name="ce65">
            <text:p>96</text:p>
          </table:table-cell>
          <table:table-cell office:value-type="float" office:value="4843" table:style-name="ce65">
            <text:p>4,843</text:p>
          </table:table-cell>
          <table:table-cell office:value-type="float" office:value="4179" table:style-name="ce65">
            <text:p>4,179</text:p>
          </table:table-cell>
          <table:table-cell office:value-type="float" office:value="664" table:style-name="ce64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54873" table:style-name="ce71">
            <text:p><text:s text:c="3"/>54,873</text:p>
          </table:table-cell>
          <table:table-cell office:value-type="float" office:value="341" table:style-name="ce71">
            <text:p><text:s text:c="3"/>341</text:p>
          </table:table-cell>
          <table:table-cell office:value-type="float" office:value="291" table:style-name="ce71">
            <text:p><text:s text:c="3"/>291</text:p>
          </table:table-cell>
          <table:table-cell office:value-type="float" office:value="50" table:style-name="ce71">
            <text:p><text:s text:c="3"/>50</text:p>
          </table:table-cell>
          <table:table-cell office:value-type="float" office:value="781" table:style-name="ce71">
            <text:p><text:s text:c="3"/>781</text:p>
          </table:table-cell>
          <table:table-cell office:value-type="float" office:value="233" table:style-name="ce71">
            <text:p><text:s text:c="3"/>233</text:p>
          </table:table-cell>
          <table:table-cell office:value-type="float" office:value="548" table:style-name="ce70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5995" table:style-name="ce73">
            <text:p><text:s text:c="3"/>55,995</text:p>
          </table:table-cell>
          <table:table-cell office:value-type="float" office:value="45696" table:style-name="ce73">
            <text:p><text:s text:c="3"/>45,696</text:p>
          </table:table-cell>
          <table:table-cell office:value-type="float" office:value="6237" table:style-name="ce73">
            <text:p><text:s text:c="3"/>6,237</text:p>
          </table:table-cell>
          <table:table-cell office:value-type="float" office:value="6191" table:style-name="ce73">
            <text:p><text:s text:c="3"/>6,191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4062" table:style-name="ce73">
            <text:p><text:s text:c="3"/>4,062</text:p>
          </table:table-cell>
          <table:table-cell office:value-type="float" office:value="3946" table:style-name="ce73">
            <text:p><text:s text:c="3"/>3,946</text:p>
          </table:table-cell>
          <table:table-cell office:value-type="float" office:value="116" table:style-name="ce70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66">
            <text:p>計</text:p>
          </table:table-cell>
          <table:table-cell office:value-type="float" office:value="114446" table:style-name="ce72">
            <text:p>114,446</text:p>
          </table:table-cell>
          <table:table-cell office:value-type="float" office:value="101289" table:style-name="ce72">
            <text:p>101,289</text:p>
          </table:table-cell>
          <table:table-cell office:value-type="float" office:value="7794" table:style-name="ce72">
            <text:p>7,794</text:p>
          </table:table-cell>
          <table:table-cell office:value-type="float" office:value="7672" table:style-name="ce72">
            <text:p>7,672</text:p>
          </table:table-cell>
          <table:table-cell office:value-type="float" office:value="122" table:style-name="ce72">
            <text:p>122</text:p>
          </table:table-cell>
          <table:table-cell office:value-type="float" office:value="5363" table:style-name="ce72">
            <text:p>5,363</text:p>
          </table:table-cell>
          <table:table-cell office:value-type="float" office:value="4632" table:style-name="ce72">
            <text:p>4,632</text:p>
          </table:table-cell>
          <table:table-cell office:value-type="float" office:value="731" table:style-name="ce64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2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2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66">
            <text:p>計</text:p>
          </table:table-cell>
          <table:table-cell office:value-type="float" office:value="116230" table:style-name="ce65">
            <text:p>116,230</text:p>
          </table:table-cell>
          <table:table-cell office:value-type="float" office:value="100997" table:style-name="ce65">
            <text:p>100,997</text:p>
          </table:table-cell>
          <table:table-cell office:value-type="float" office:value="9694" table:style-name="ce65">
            <text:p>9,694</text:p>
          </table:table-cell>
          <table:table-cell office:value-type="float" office:value="9592" table:style-name="ce65">
            <text:p>9,592</text:p>
          </table:table-cell>
          <table:table-cell office:value-type="float" office:value="102" table:style-name="ce65">
            <text:p>102</text:p>
          </table:table-cell>
          <table:table-cell office:value-type="float" office:value="5539" table:style-name="ce65">
            <text:p>5,539</text:p>
          </table:table-cell>
          <table:table-cell office:value-type="float" office:value="4755" table:style-name="ce65">
            <text:p>4,755</text:p>
          </table:table-cell>
          <table:table-cell office:value-type="float" office:value="784" table:style-name="ce64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56800" table:style-name="ce71">
            <text:p><text:s text:c="3"/>56,800</text:p>
          </table:table-cell>
          <table:table-cell office:value-type="float" office:value="469" table:style-name="ce71">
            <text:p><text:s text:c="3"/>469</text:p>
          </table:table-cell>
          <table:table-cell office:value-type="float" office:value="425" table:style-name="ce71">
            <text:p><text:s text:c="3"/>425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846" table:style-name="ce71">
            <text:p><text:s text:c="3"/>846</text:p>
          </table:table-cell>
          <table:table-cell office:value-type="float" office:value="208" table:style-name="ce71">
            <text:p><text:s text:c="3"/>208</text:p>
          </table:table-cell>
          <table:table-cell office:value-type="float" office:value="638" table:style-name="ce70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44197" table:style-name="ce71">
            <text:p><text:s text:c="3"/>44,197</text:p>
          </table:table-cell>
          <table:table-cell office:value-type="float" office:value="9225" table:style-name="ce71">
            <text:p><text:s text:c="3"/>9,225</text:p>
          </table:table-cell>
          <table:table-cell office:value-type="float" office:value="9167" table:style-name="ce71">
            <text:p><text:s text:c="3"/>9,167</text:p>
          </table:table-cell>
          <table:table-cell office:value-type="float" office:value="58" table:style-name="ce71">
            <text:p><text:s text:c="3"/>58</text:p>
          </table:table-cell>
          <table:table-cell office:value-type="float" office:value="4693" table:style-name="ce71">
            <text:p><text:s text:c="3"/>4,693</text:p>
          </table:table-cell>
          <table:table-cell office:value-type="float" office:value="4547" table:style-name="ce71">
            <text:p><text:s text:c="3"/>4,547</text:p>
          </table:table-cell>
          <table:table-cell office:value-type="float" office:value="146" table:style-name="ce70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66">
            <text:p>計</text:p>
          </table:table-cell>
          <table:table-cell office:value-type="float" office:value="114016" table:style-name="ce65">
            <text:p>114,016</text:p>
          </table:table-cell>
          <table:table-cell office:value-type="float" office:value="99862" table:style-name="ce65">
            <text:p>99,862</text:p>
          </table:table-cell>
          <table:table-cell office:value-type="float" office:value="8740" table:style-name="ce65">
            <text:p>8,740</text:p>
          </table:table-cell>
          <table:table-cell office:value-type="float" office:value="8628" table:style-name="ce65">
            <text:p>8,628</text:p>
          </table:table-cell>
          <table:table-cell office:value-type="float" office:value="112" table:style-name="ce65">
            <text:p>112</text:p>
          </table:table-cell>
          <table:table-cell office:value-type="float" office:value="5414" table:style-name="ce65">
            <text:p>5,414</text:p>
          </table:table-cell>
          <table:table-cell office:value-type="float" office:value="4723" table:style-name="ce65">
            <text:p>4,723</text:p>
          </table:table-cell>
          <table:table-cell office:value-type="float" office:value="691" table:style-name="ce64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2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2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1年</text:p>
          </table:table-cell>
          <table:table-cell office:value-type="string" table:style-name="ce66">
            <text:p>計</text:p>
          </table:table-cell>
          <table:table-cell office:value-type="float" office:value="111960" table:style-name="ce65">
            <text:p>111,960</text:p>
          </table:table-cell>
          <table:table-cell office:value-type="float" office:value="98525" table:style-name="ce65">
            <text:p>98,525</text:p>
          </table:table-cell>
          <table:table-cell office:value-type="float" office:value="8235" table:style-name="ce65">
            <text:p>8,235</text:p>
          </table:table-cell>
          <table:table-cell office:value-type="float" office:value="8110" table:style-name="ce65">
            <text:p>8,110</text:p>
          </table:table-cell>
          <table:table-cell office:value-type="float" office:value="125" table:style-name="ce65">
            <text:p>125</text:p>
          </table:table-cell>
          <table:table-cell office:value-type="float" office:value="5200" table:style-name="ce65">
            <text:p>5,200</text:p>
          </table:table-cell>
          <table:table-cell office:value-type="float" office:value="4428" table:style-name="ce65">
            <text:p>4,428</text:p>
          </table:table-cell>
          <table:table-cell office:value-type="float" office:value="772" table:style-name="ce64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2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5980" table:style-name="ce39">
            <text:p><text:s text:c="3"/>55,980</text:p>
          </table:table-cell>
          <table:table-cell office:value-type="float" office:value="43767" table:style-name="ce39">
            <text:p><text:s text:c="3"/>43,767</text:p>
          </table:table-cell>
          <table:table-cell office:value-type="float" office:value="7871" table:style-name="ce39">
            <text:p><text:s text:c="3"/>7,871</text:p>
          </table:table-cell>
          <table:table-cell office:value-type="float" office:value="7815" table:style-name="ce39">
            <text:p><text:s text:c="3"/>7,815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4342" table:style-name="ce39">
            <text:p><text:s text:c="3"/>4,342</text:p>
          </table:table-cell>
          <table:table-cell office:value-type="float" office:value="4216" table:style-name="ce39">
            <text:p><text:s text:c="3"/>4,216</text:p>
          </table:table-cell>
          <table:table-cell office:value-type="float" office:value="126" table:style-name="ce38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2年</text:p>
          </table:table-cell>
          <table:table-cell office:value-type="string" table:style-name="ce62">
            <text:p>計</text:p>
          </table:table-cell>
          <table:table-cell office:value-type="float" office:value="107208" table:style-name="ce47">
            <text:p><text:s text:c="3"/>107,208</text:p>
          </table:table-cell>
          <table:table-cell office:value-type="float" office:value="95117" table:style-name="ce47">
            <text:p><text:s text:c="3"/>95,117</text:p>
          </table:table-cell>
          <table:table-cell office:value-type="float" office:value="7277" table:style-name="ce47">
            <text:p><text:s text:c="3"/>7,277</text:p>
          </table:table-cell>
          <table:table-cell office:value-type="float" office:value="7144" table:style-name="ce47">
            <text:p><text:s text:c="3"/>7,14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814" table:style-name="ce47">
            <text:p><text:s text:c="3"/>4,814</text:p>
          </table:table-cell>
          <table:table-cell office:value-type="float" office:value="4122" table:style-name="ce47">
            <text:p><text:s text:c="3"/>4,122</text:p>
          </table:table-cell>
          <table:table-cell office:value-type="float" office:value="692" table:style-name="ce46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1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2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3604" table:style-name="ce39">
            <text:p><text:s text:c="3"/>53,604</text:p>
          </table:table-cell>
          <table:table-cell office:value-type="float" office:value="42618" table:style-name="ce39">
            <text:p><text:s text:c="3"/>42,618</text:p>
          </table:table-cell>
          <table:table-cell office:value-type="float" office:value="6940" table:style-name="ce39">
            <text:p><text:s text:c="3"/>6,940</text:p>
          </table:table-cell>
          <table:table-cell office:value-type="float" office:value="6866" table:style-name="ce39">
            <text:p><text:s text:c="3"/>6,866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4046" table:style-name="ce39">
            <text:p><text:s text:c="3"/>4,046</text:p>
          </table:table-cell>
          <table:table-cell office:value-type="float" office:value="3929" table:style-name="ce39">
            <text:p><text:s text:c="3"/>3,929</text:p>
          </table:table-cell>
          <table:table-cell office:value-type="float" office:value="117" table:style-name="ce38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3年</text:p>
          </table:table-cell>
          <table:table-cell office:value-type="string" table:style-name="ce20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6890" table:style-name="ce47">
            <text:p><text:s text:c="3"/>6,89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728" table:style-name="ce46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2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6553" table:style-name="ce39">
            <text:p><text:s text:c="3"/>6,553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146" table:style-name="ce38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4年</text:p>
          </table:table-cell>
          <table:table-cell office:value-type="string" table:style-name="ce48">
            <text:p>計</text:p>
          </table:table-cell>
          <table:table-cell office:value-type="float" office:value="106918" table:style-name="ce59">
            <text:p><text:s text:c="3"/>106,918</text:p>
          </table:table-cell>
          <table:table-cell office:value-type="float" office:value="95818" table:style-name="ce59">
            <text:p><text:s text:c="3"/>95,818</text:p>
          </table:table-cell>
          <table:table-cell office:value-type="float" office:value="6521" table:style-name="ce59">
            <text:p><text:s text:c="3"/>6,521</text:p>
          </table:table-cell>
          <table:table-cell office:value-type="float" office:value="6354" table:style-name="ce59">
            <text:p><text:s text:c="3"/>6,354</text:p>
          </table:table-cell>
          <table:table-cell office:value-type="float" office:value="167" table:style-name="ce59">
            <text:p><text:s text:c="3"/>167</text:p>
          </table:table-cell>
          <table:table-cell office:value-type="float" office:value="4579" table:style-name="ce59">
            <text:p><text:s text:c="3"/>4,579</text:p>
          </table:table-cell>
          <table:table-cell office:value-type="float" office:value="3923" table:style-name="ce59">
            <text:p><text:s text:c="3"/>3,923</text:p>
          </table:table-cell>
          <table:table-cell office:value-type="float" office:value="656" table:style-name="ce58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459" table:style-name="ce57">
            <text:p><text:s text:c="3"/>53,459</text:p>
          </table:table-cell>
          <table:table-cell office:value-type="float" office:value="52385" table:style-name="ce57">
            <text:p><text:s text:c="3"/>52,385</text:p>
          </table:table-cell>
          <table:table-cell office:value-type="float" office:value="344" table:style-name="ce57">
            <text:p><text:s text:c="3"/>344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730" table:style-name="ce57">
            <text:p><text:s text:c="3"/>730</text:p>
          </table:table-cell>
          <table:table-cell office:value-type="float" office:value="195" table:style-name="ce57">
            <text:p><text:s text:c="3"/>195</text:p>
          </table:table-cell>
          <table:table-cell office:value-type="float" office:value="535" table:style-name="ce56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53459" table:style-name="ce54">
            <text:p><text:s text:c="3"/>53,459</text:p>
          </table:table-cell>
          <table:table-cell office:value-type="float" office:value="43433" table:style-name="ce54">
            <text:p><text:s text:c="3"/>43,433</text:p>
          </table:table-cell>
          <table:table-cell office:value-type="float" office:value="6177" table:style-name="ce54">
            <text:p><text:s text:c="3"/>6,177</text:p>
          </table:table-cell>
          <table:table-cell office:value-type="float" office:value="6098" table:style-name="ce54">
            <text:p><text:s text:c="3"/>6,098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3849" table:style-name="ce54">
            <text:p><text:s text:c="3"/>3,849</text:p>
          </table:table-cell>
          <table:table-cell office:value-type="float" office:value="3728" table:style-name="ce54">
            <text:p><text:s text:c="3"/>3,728</text:p>
          </table:table-cell>
          <table:table-cell office:value-type="float" office:value="121" table:style-name="ce53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59">
            <text:p><text:s text:c="3"/>107,674</text:p>
          </table:table-cell>
          <table:table-cell office:value-type="float" office:value="96899" table:style-name="ce59">
            <text:p><text:s text:c="3"/>96,899</text:p>
          </table:table-cell>
          <table:table-cell office:value-type="float" office:value="6288" table:style-name="ce59">
            <text:p><text:s text:c="3"/>6,288</text:p>
          </table:table-cell>
          <table:table-cell office:value-type="float" office:value="6092" table:style-name="ce59">
            <text:p><text:s text:c="3"/>6,092</text:p>
          </table:table-cell>
          <table:table-cell office:value-type="float" office:value="196" table:style-name="ce59">
            <text:p><text:s text:c="3"/>196</text:p>
          </table:table-cell>
          <table:table-cell office:value-type="float" office:value="4487" table:style-name="ce59">
            <text:p><text:s text:c="3"/>4,487</text:p>
          </table:table-cell>
          <table:table-cell office:value-type="float" office:value="3807" table:style-name="ce59">
            <text:p><text:s text:c="3"/>3,807</text:p>
          </table:table-cell>
          <table:table-cell office:value-type="float" office:value="680" table:style-name="ce58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57">
            <text:p><text:s text:c="3"/>53,837</text:p>
          </table:table-cell>
          <table:table-cell office:value-type="float" office:value="52741" table:style-name="ce57">
            <text:p><text:s text:c="3"/>52,741</text:p>
          </table:table-cell>
          <table:table-cell office:value-type="float" office:value="361" table:style-name="ce57">
            <text:p><text:s text:c="3"/>361</text:p>
          </table:table-cell>
          <table:table-cell office:value-type="float" office:value="270" table:style-name="ce57">
            <text:p><text:s text:c="3"/>270</text:p>
          </table:table-cell>
          <table:table-cell office:value-type="float" office:value="91" table:style-name="ce57">
            <text:p><text:s text:c="3"/>91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557" table:style-name="ce56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5">
            <text:p>女</text:p>
          </table:table-cell>
          <table:table-cell office:value-type="float" office:value="53837" table:style-name="ce54">
            <text:p><text:s text:c="3"/>53,837</text:p>
          </table:table-cell>
          <table:table-cell office:value-type="float" office:value="44158" table:style-name="ce54">
            <text:p><text:s text:c="3"/>44,158</text:p>
          </table:table-cell>
          <table:table-cell office:value-type="float" office:value="5927" table:style-name="ce54">
            <text:p><text:s text:c="3"/>5,927</text:p>
          </table:table-cell>
          <table:table-cell office:value-type="float" office:value="5822" table:style-name="ce54">
            <text:p><text:s text:c="3"/>5,822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3752" table:style-name="ce54">
            <text:p><text:s text:c="3"/>3,752</text:p>
          </table:table-cell>
          <table:table-cell office:value-type="float" office:value="3629" table:style-name="ce54">
            <text:p><text:s text:c="3"/>3,629</text:p>
          </table:table-cell>
          <table:table-cell office:value-type="float" office:value="123" table:style-name="ce53">
            <text:p><text:s text:c="3"/>12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1">
            <text:p>6 月</text:p>
          </table:table-cell>
          <table:table-cell office:value-type="string" table:style-name="ce34">
            <text:p>計</text:p>
          </table:table-cell>
          <table:table-cell office:value-type="float" office:value="9034" table:style-name="ce33">
            <text:p><text:s text:c="3"/>9,034</text:p>
          </table:table-cell>
          <table:table-cell office:value-type="float" office:value="8098" table:style-name="ce33">
            <text:p><text:s text:c="3"/>8,098</text:p>
          </table:table-cell>
          <table:table-cell office:value-type="float" office:value="564" table:style-name="ce33">
            <text:p><text:s text:c="3"/>564</text:p>
          </table:table-cell>
          <table:table-cell office:value-type="float" office:value="548" table:style-name="ce33">
            <text:p><text:s text:c="3"/>548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372" table:style-name="ce33">
            <text:p><text:s text:c="3"/>372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4416" table:style-name="ce28">
            <text:p><text:s text:c="3"/>4,416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51" table:style-name="ce26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6">
            <text:p>女</text:p>
          </table:table-cell>
          <table:table-cell office:value-type="float" office:value="4517" table:style-name="ce125">
            <text:p><text:s text:c="3"/>4,517</text:p>
          </table:table-cell>
          <table:table-cell office:value-type="float" office:value="3682" table:style-name="ce211">
            <text:p><text:s text:c="3"/>3,682</text:p>
          </table:table-cell>
          <table:table-cell office:value-type="float" office:value="531" table:style-name="ce125">
            <text:p><text:s text:c="3"/>531</text:p>
          </table:table-cell>
          <table:table-cell office:value-type="float" office:value="524" table:style-name="ce125">
            <text:p><text:s text:c="3"/>52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04" table:style-name="ce211">
            <text:p><text:s text:c="3"/>304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9" table:style-name="ce212">
            <text:p><text:s text:c="3"/>9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21">
            <text:p>7 月</text:p>
          </table:table-cell>
          <table:table-cell office:value-type="string" table:style-name="ce34">
            <text:p>計</text:p>
          </table:table-cell>
          <table:table-cell office:value-type="float" office:value="8940" table:style-name="ce33">
            <text:p><text:s text:c="3"/>8,940</text:p>
          </table:table-cell>
          <table:table-cell office:value-type="float" office:value="8066" table:style-name="ce33">
            <text:p><text:s text:c="3"/>8,066</text:p>
          </table:table-cell>
          <table:table-cell office:value-type="float" office:value="499" table:style-name="ce33">
            <text:p><text:s text:c="3"/>499</text:p>
          </table:table-cell>
          <table:table-cell office:value-type="float" office:value="485" table:style-name="ce33">
            <text:p><text:s text:c="3"/>485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375" table:style-name="ce33">
            <text:p><text:s text:c="3"/>375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56" table:style-name="ce3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4386" table:style-name="ce28">
            <text:p><text:s text:c="3"/>4,386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7" table:style-name="ce26">
            <text:p><text:s text:c="3"/>4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3680" table:style-name="ce28">
            <text:p><text:s text:c="3"/>3,680</text:p>
          </table:table-cell>
          <table:table-cell office:value-type="float" office:value="471" table:style-name="ce27">
            <text:p><text:s text:c="3"/>471</text:p>
          </table:table-cell>
          <table:table-cell office:value-type="float" office:value="463" table:style-name="ce27">
            <text:p><text:s text:c="3"/>463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19" table:style-name="ce28">
            <text:p><text:s text:c="3"/>319</text:p>
          </table:table-cell>
          <table:table-cell office:value-type="float" office:value="310" table:style-name="ce27">
            <text:p><text:s text:c="3"/>310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1">
            <text:p>8 月</text:p>
          </table:table-cell>
          <table:table-cell office:value-type="string" table:style-name="ce34">
            <text:p>計</text:p>
          </table:table-cell>
          <table:table-cell office:value-type="float" office:value="9840" table:style-name="ce33">
            <text:p><text:s text:c="3"/>9,840</text:p>
          </table:table-cell>
          <table:table-cell office:value-type="float" office:value="8853" table:style-name="ce33">
            <text:p><text:s text:c="3"/>8,853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547" table:style-name="ce33">
            <text:p><text:s text:c="3"/>547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818" table:style-name="ce28">
            <text:p><text:s text:c="3"/>4,818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035" table:style-name="ce28">
            <text:p><text:s text:c="3"/>4,035</text:p>
          </table:table-cell>
          <table:table-cell office:value-type="float" office:value="526" table:style-name="ce27">
            <text:p><text:s text:c="3"/>526</text:p>
          </table:table-cell>
          <table:table-cell office:value-type="float" office:value="521" table:style-name="ce27">
            <text:p><text:s text:c="3"/>52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3" table:style-name="ce27">
            <text:p><text:s text:c="3"/>343</text:p>
          </table:table-cell>
          <table:table-cell office:value-type="float" office:value="16" table:style-name="ce26">
            <text:p><text:s text:c="3"/>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1">
            <text:p>9 月</text:p>
          </table:table-cell>
          <table:table-cell office:value-type="string" table:style-name="ce34">
            <text:p>計</text:p>
          </table:table-cell>
          <table:table-cell office:value-type="float" office:value="8862" table:style-name="ce33">
            <text:p><text:s text:c="3"/>8,862</text:p>
          </table:table-cell>
          <table:table-cell office:value-type="float" office:value="8000" table:style-name="ce33">
            <text:p><text:s text:c="3"/>8,000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5" table:style-name="ce33">
            <text:p><text:s text:c="3"/>345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4357" table:style-name="ce28">
            <text:p><text:s text:c="3"/>4,35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3643" table:style-name="ce28">
            <text:p><text:s text:c="3"/>3,643</text:p>
          </table:table-cell>
          <table:table-cell office:value-type="float" office:value="502" table:style-name="ce27">
            <text:p><text:s text:c="3"/>502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286" table:style-name="ce28">
            <text:p><text:s text:c="3"/>286</text:p>
          </table:table-cell>
          <table:table-cell office:value-type="float" office:value="273" table:style-name="ce27">
            <text:p><text:s text:c="3"/>273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1">
            <text:p>10 月</text:p>
          </table:table-cell>
          <table:table-cell office:value-type="string" table:style-name="ce34">
            <text:p>計</text:p>
          </table:table-cell>
          <table:table-cell office:value-type="float" office:value="9512" table:style-name="ce33">
            <text:p><text:s text:c="3"/>9,512</text:p>
          </table:table-cell>
          <table:table-cell office:value-type="float" office:value="8560" table:style-name="ce33">
            <text:p><text:s text:c="3"/>8,560</text:p>
          </table:table-cell>
          <table:table-cell office:value-type="float" office:value="582" table:style-name="ce33">
            <text:p><text:s text:c="3"/>582</text:p>
          </table:table-cell>
          <table:table-cell office:value-type="float" office:value="559" table:style-name="ce33">
            <text:p><text:s text:c="3"/>559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08" table:style-name="ce33">
            <text:p><text:s text:c="3"/>30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4653" table:style-name="ce28">
            <text:p><text:s text:c="3"/>4,653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52" table:style-name="ce26">
            <text:p><text:s text:c="3"/>5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3907" table:style-name="ce28">
            <text:p><text:s text:c="3"/>3,907</text:p>
          </table:table-cell>
          <table:table-cell office:value-type="float" office:value="544" table:style-name="ce27">
            <text:p><text:s text:c="3"/>544</text:p>
          </table:table-cell>
          <table:table-cell office:value-type="float" office:value="534" table:style-name="ce27">
            <text:p><text:s text:c="3"/>534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05" table:style-name="ce28">
            <text:p><text:s text:c="3"/>305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10" table:style-name="ce26">
            <text:p><text:s text:c="3"/>1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1">
            <text:p>11 月</text:p>
          </table:table-cell>
          <table:table-cell office:value-type="string" table:style-name="ce34">
            <text:p>計</text:p>
          </table:table-cell>
          <table:table-cell office:value-type="float" office:value="9262" table:style-name="ce33">
            <text:p><text:s text:c="3"/>9,262</text:p>
          </table:table-cell>
          <table:table-cell office:value-type="float" office:value="8320" table:style-name="ce33">
            <text:p><text:s text:c="3"/>8,320</text:p>
          </table:table-cell>
          <table:table-cell office:value-type="float" office:value="521" table:style-name="ce33">
            <text:p><text:s text:c="3"/>521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21" table:style-name="ce33">
            <text:p><text:s text:c="3"/>421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64" table:style-name="ce32">
            <text:p><text:s text:c="3"/>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4540" table:style-name="ce28">
            <text:p><text:s text:c="3"/>4,54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3780" table:style-name="ce28">
            <text:p><text:s text:c="3"/>3,780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488" table:style-name="ce27">
            <text:p><text:s text:c="3"/>48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57" table:style-name="ce28">
            <text:p><text:s text:c="3"/>357</text:p>
          </table:table-cell>
          <table:table-cell office:value-type="float" office:value="342" table:style-name="ce27">
            <text:p><text:s text:c="3"/>342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1">
            <text:p>12 月</text:p>
          </table:table-cell>
          <table:table-cell office:value-type="string" table:style-name="ce34">
            <text:p>計</text:p>
          </table:table-cell>
          <table:table-cell office:value-type="float" office:value="9256" table:style-name="ce33">
            <text:p><text:s text:c="3"/>9,256</text:p>
          </table:table-cell>
          <table:table-cell office:value-type="float" office:value="8386" table:style-name="ce33">
            <text:p><text:s text:c="3"/>8,386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489" table:style-name="ce33">
            <text:p><text:s text:c="3"/>489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60" table:style-name="ce33">
            <text:p><text:s text:c="3"/>360</text:p>
          </table:table-cell>
          <table:table-cell office:value-type="float" office:value="298" table:style-name="ce33">
            <text:p><text:s text:c="3"/>29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4537" table:style-name="ce28">
            <text:p><text:s text:c="3"/>4,537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3849" table:style-name="ce28">
            <text:p><text:s text:c="3"/>3,849</text:p>
          </table:table-cell>
          <table:table-cell office:value-type="float" office:value="485" table:style-name="ce27">
            <text:p><text:s text:c="3"/>485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0">
            <text:p>106年</text:p>
            <text:p>截至6月止</text:p>
          </table:table-cell>
          <table:table-cell office:value-type="string" table:style-name="ce48">
            <text:p>計</text:p>
          </table:table-cell>
          <table:table-cell office:value-type="float" office:value="52718" table:style-name="ce47">
            <text:p><text:s text:c="3"/>52,718</text:p>
          </table:table-cell>
          <table:table-cell office:value-type="float" office:value="47384" table:style-name="ce47">
            <text:p><text:s text:c="3"/>47,384</text:p>
          </table:table-cell>
          <table:table-cell office:value-type="float" office:value="2993" table:style-name="ce47">
            <text:p><text:s text:c="3"/>2,993</text:p>
          </table:table-cell>
          <table:table-cell office:value-type="float" office:value="2905" table:style-name="ce47">
            <text:p><text:s text:c="3"/>2,905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341" table:style-name="ce47">
            <text:p><text:s text:c="3"/>2,341</text:p>
          </table:table-cell>
          <table:table-cell office:value-type="float" office:value="2010" table:style-name="ce47">
            <text:p><text:s text:c="3"/>2,010</text:p>
          </table:table-cell>
          <table:table-cell office:value-type="float" office:value="331" table:style-name="ce46">
            <text:p><text:s text:c="3"/>331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26359" table:style-name="ce43">
            <text:p><text:s text:c="3"/>26,359</text:p>
          </table:table-cell>
          <table:table-cell office:value-type="float" office:value="25800" table:style-name="ce43">
            <text:p><text:s text:c="3"/>25,800</text:p>
          </table:table-cell>
          <table:table-cell office:value-type="float" office:value="185" table:style-name="ce43">
            <text:p><text:s text:c="3"/>185</text:p>
          </table:table-cell>
          <table:table-cell office:value-type="float" office:value="149" table:style-name="ce43">
            <text:p><text:s text:c="3"/>149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74" table:style-name="ce43">
            <text:p><text:s text:c="3"/>374</text:p>
          </table:table-cell>
          <table:table-cell office:value-type="float" office:value="102" table:style-name="ce43">
            <text:p><text:s text:c="3"/>102</text:p>
          </table:table-cell>
          <table:table-cell office:value-type="float" office:value="272" table:style-name="ce42">
            <text:p><text:s text:c="3"/>27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26359" table:style-name="ce39">
            <text:p><text:s text:c="3"/>26,359</text:p>
          </table:table-cell>
          <table:table-cell office:value-type="float" office:value="21584" table:style-name="ce39">
            <text:p><text:s text:c="3"/>21,584</text:p>
          </table:table-cell>
          <table:table-cell office:value-type="float" office:value="2808" table:style-name="ce39">
            <text:p><text:s text:c="3"/>2,808</text:p>
          </table:table-cell>
          <table:table-cell office:value-type="float" office:value="2756" table:style-name="ce39">
            <text:p><text:s text:c="3"/>2,756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1967" table:style-name="ce39">
            <text:p><text:s text:c="3"/>1,967</text:p>
          </table:table-cell>
          <table:table-cell office:value-type="float" office:value="1908" table:style-name="ce39">
            <text:p><text:s text:c="3"/>1,908</text:p>
          </table:table-cell>
          <table:table-cell office:value-type="float" office:value="59" table:style-name="ce38">
            <text:p><text:s text:c="3"/>59</text:p>
          </table:table-cell>
          <table:table-cell table:number-columns-repeated="16374" table:style-name="ce1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33">
            <text:p><text:s text:c="3"/>7,544</text:p>
          </table:table-cell>
          <table:table-cell office:value-type="float" office:value="6822" table:style-name="ce33">
            <text:p><text:s text:c="3"/>6,822</text:p>
          </table:table-cell>
          <table:table-cell office:value-type="float" office:value="450" table:style-name="ce33">
            <text:p><text:s text:c="3"/>450</text:p>
          </table:table-cell>
          <table:table-cell office:value-type="float" office:value="435" table:style-name="ce33">
            <text:p><text:s text:c="3"/>435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72" table:style-name="ce33">
            <text:p><text:s text:c="3"/>272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2" table:style-name="ce32">
            <text:p><text:s text:c="3"/>42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692" table:style-name="ce28">
            <text:p><text:s text:c="3"/>3,692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5" table:style-name="ce26">
            <text:p><text:s text:c="3"/>35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130" table:style-name="ce28">
            <text:p><text:s text:c="3"/>3,130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411" table:style-name="ce27">
            <text:p><text:s text:c="3"/>4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4" table:style-name="ce28">
            <text:p><text:s text:c="3"/>224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7" table:style-name="ce26">
            <text:p><text:s text:c="3"/>7</text:p>
          </table:table-cell>
          <table:table-cell table:number-columns-repeated="16374" table:style-name="ce1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33">
            <text:p><text:s text:c="3"/>7,930</text:p>
          </table:table-cell>
          <table:table-cell office:value-type="float" office:value="7156" table:style-name="ce33">
            <text:p><text:s text:c="3"/>7,156</text:p>
          </table:table-cell>
          <table:table-cell office:value-type="float" office:value="410" table:style-name="ce33">
            <text:p><text:s text:c="3"/>410</text:p>
          </table:table-cell>
          <table:table-cell office:value-type="float" office:value="398" table:style-name="ce33">
            <text:p><text:s text:c="3"/>398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364" table:style-name="ce33">
            <text:p><text:s text:c="3"/>364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50" table:style-name="ce32">
            <text:p><text:s text:c="3"/>50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876" table:style-name="ce28">
            <text:p><text:s text:c="3"/>3,876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280" table:style-name="ce28">
            <text:p><text:s text:c="3"/>3,280</text:p>
          </table:table-cell>
          <table:table-cell office:value-type="float" office:value="385" table:style-name="ce27">
            <text:p><text:s text:c="3"/>385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0" table:style-name="ce28">
            <text:p><text:s text:c="3"/>300</text:p>
          </table:table-cell>
          <table:table-cell office:value-type="float" office:value="293" table:style-name="ce27">
            <text:p><text:s text:c="3"/>293</text:p>
          </table:table-cell>
          <table:table-cell office:value-type="float" office:value="7" table:style-name="ce26">
            <text:p><text:s text:c="3"/>7</text:p>
          </table:table-cell>
          <table:table-cell table:number-columns-repeated="16374" table:style-name="ce1"/>
        </table:table-row>
        <table:table-row table:style-name="ro10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33">
            <text:p><text:s text:c="3"/>10,122</text:p>
          </table:table-cell>
          <table:table-cell office:value-type="float" office:value="9021" table:style-name="ce33">
            <text:p><text:s text:c="3"/>9,021</text:p>
          </table:table-cell>
          <table:table-cell office:value-type="float" office:value="618" table:style-name="ce33">
            <text:p><text:s text:c="3"/>618</text:p>
          </table:table-cell>
          <table:table-cell office:value-type="float" office:value="600" table:style-name="ce33">
            <text:p><text:s text:c="3"/>600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483" table:style-name="ce33">
            <text:p><text:s text:c="3"/>483</text:p>
          </table:table-cell>
          <table:table-cell office:value-type="float" office:value="428" table:style-name="ce33">
            <text:p><text:s text:c="3"/>428</text:p>
          </table:table-cell>
          <table:table-cell office:value-type="float" office:value="55" table:style-name="ce32">
            <text:p><text:s text:c="3"/>5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952" table:style-name="ce28">
            <text:p><text:s text:c="3"/>4,952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43" table:style-name="ce26">
            <text:p><text:s text:c="3"/>43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069" table:style-name="ce28">
            <text:p><text:s text:c="3"/>4,069</text:p>
          </table:table-cell>
          <table:table-cell office:value-type="float" office:value="574" table:style-name="ce27">
            <text:p><text:s text:c="3"/>574</text:p>
          </table:table-cell>
          <table:table-cell office:value-type="float" office:value="565" table:style-name="ce27">
            <text:p><text:s text:c="3"/>56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18" table:style-name="ce28">
            <text:p><text:s text:c="3"/>418</text:p>
          </table:table-cell>
          <table:table-cell office:value-type="float" office:value="406" table:style-name="ce27">
            <text:p><text:s text:c="3"/>406</text:p>
          </table:table-cell>
          <table:table-cell office:value-type="float" office:value="12" table:style-name="ce26">
            <text:p><text:s text:c="3"/>1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33">
            <text:p><text:s text:c="3"/>8,100</text:p>
          </table:table-cell>
          <table:table-cell office:value-type="float" office:value="7300" table:style-name="ce33">
            <text:p><text:s text:c="3"/>7,300</text:p>
          </table:table-cell>
          <table:table-cell office:value-type="float" office:value="423" table:style-name="ce33">
            <text:p><text:s text:c="3"/>423</text:p>
          </table:table-cell>
          <table:table-cell office:value-type="float" office:value="414" table:style-name="ce33">
            <text:p><text:s text:c="3"/>414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77" table:style-name="ce33">
            <text:p><text:s text:c="3"/>377</text:p>
          </table:table-cell>
          <table:table-cell office:value-type="float" office:value="320" table:style-name="ce33">
            <text:p><text:s text:c="3"/>320</text:p>
          </table:table-cell>
          <table:table-cell office:value-type="float" office:value="57" table:style-name="ce32">
            <text:p><text:s text:c="3"/>5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962" table:style-name="ce28">
            <text:p><text:s text:c="3"/>3,96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338" table:style-name="ce28">
            <text:p><text:s text:c="3"/>3,338</text:p>
          </table:table-cell>
          <table:table-cell office:value-type="float" office:value="399" table:style-name="ce27">
            <text:p><text:s text:c="3"/>399</text:p>
          </table:table-cell>
          <table:table-cell office:value-type="float" office:value="393" table:style-name="ce27">
            <text:p><text:s text:c="3"/>393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13" table:style-name="ce28">
            <text:p><text:s text:c="3"/>313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8" table:style-name="ce26">
            <text:p><text:s text:c="3"/>8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9128" table:style-name="ce33">
            <text:p><text:s text:c="3"/>9,128</text:p>
          </table:table-cell>
          <table:table-cell office:value-type="float" office:value="8199" table:style-name="ce33">
            <text:p><text:s text:c="3"/>8,199</text:p>
          </table:table-cell>
          <table:table-cell office:value-type="float" office:value="509" table:style-name="ce33">
            <text:p><text:s text:c="3"/>509</text:p>
          </table:table-cell>
          <table:table-cell office:value-type="float" office:value="493" table:style-name="ce33">
            <text:p><text:s text:c="3"/>493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420" table:style-name="ce33">
            <text:p><text:s text:c="3"/>420</text:p>
          </table:table-cell>
          <table:table-cell office:value-type="float" office:value="353" table:style-name="ce33">
            <text:p><text:s text:c="3"/>353</text:p>
          </table:table-cell>
          <table:table-cell office:value-type="float" office:value="67" table:style-name="ce32">
            <text:p><text:s text:c="3"/>6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5 月</text:p>
          </table:table-cell>
          <table:table-cell office:value-type="string" table:style-name="ce16">
            <text:p>男</text:p>
          </table:table-cell>
          <table:table-cell office:value-type="float" office:value="4564" table:style-name="ce27">
            <text:p><text:s text:c="3"/>4,564</text:p>
          </table:table-cell>
          <table:table-cell office:value-type="float" office:value="4470" table:style-name="ce28">
            <text:p><text:s text:c="3"/>4,47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52" table:style-name="ce26">
            <text:p><text:s text:c="3"/>5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4564" table:style-name="ce27">
            <text:p><text:s text:c="3"/>4,564</text:p>
          </table:table-cell>
          <table:table-cell office:value-type="float" office:value="3729" table:style-name="ce28">
            <text:p><text:s text:c="3"/>3,729</text:p>
          </table:table-cell>
          <table:table-cell office:value-type="float" office:value="482" table:style-name="ce27">
            <text:p><text:s text:c="3"/>482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353" table:style-name="ce28">
            <text:p><text:s text:c="3"/>353</text:p>
          </table:table-cell>
          <table:table-cell office:value-type="float" office:value="338" table:style-name="ce27">
            <text:p><text:s text:c="3"/>338</text:p>
          </table:table-cell>
          <table:table-cell office:value-type="float" office:value="15" table:style-name="ce26">
            <text:p><text:s text:c="3"/>1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9894" table:style-name="ce33">
            <text:p><text:s text:c="3"/>9,894</text:p>
          </table:table-cell>
          <table:table-cell office:value-type="float" office:value="8886" table:style-name="ce33">
            <text:p><text:s text:c="3"/>8,886</text:p>
          </table:table-cell>
          <table:table-cell office:value-type="float" office:value="583" table:style-name="ce33">
            <text:p><text:s text:c="3"/>583</text:p>
          </table:table-cell>
          <table:table-cell office:value-type="float" office:value="565" table:style-name="ce33">
            <text:p><text:s text:c="3"/>565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365" table:style-name="ce33">
            <text:p><text:s text:c="3"/>365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6 月</text:p>
          </table:table-cell>
          <table:table-cell office:value-type="string" table:style-name="ce16">
            <text:p>男</text:p>
          </table:table-cell>
          <table:table-cell office:value-type="float" office:value="4947" table:style-name="ce27">
            <text:p><text:s text:c="3"/>4,947</text:p>
          </table:table-cell>
          <table:table-cell office:value-type="float" office:value="4848" table:style-name="ce28">
            <text:p><text:s text:c="3"/>4,848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50" table:style-name="ce26">
            <text:p><text:s text:c="3"/>50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4947" table:style-name="ce27">
            <text:p><text:s text:c="3"/>4,947</text:p>
          </table:table-cell>
          <table:table-cell office:value-type="float" office:value="4038" table:style-name="ce28">
            <text:p><text:s text:c="3"/>4,038</text:p>
          </table:table-cell>
          <table:table-cell office:value-type="float" office:value="550" table:style-name="ce27">
            <text:p><text:s text:c="3"/>550</text:p>
          </table:table-cell>
          <table:table-cell office:value-type="float" office:value="539" table:style-name="ce27">
            <text:p><text:s text:c="3"/>539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9" table:style-name="ce27">
            <text:p><text:s text:c="3"/>349</text:p>
          </table:table-cell>
          <table:table-cell office:value-type="float" office:value="10" table:style-name="ce26">
            <text:p><text:s text:c="3"/>10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2">
            <text:p>較上年同月　　増減 (%)<text:s/></text:p>
          </table:table-cell>
          <table:table-cell office:value-type="string" table:style-name="ce24">
            <text:p>計</text:p>
          </table:table-cell>
          <table:table-cell office:value-type="float" office:value="9.52" table:style-name="ce23">
            <text:p><text:s/>9.52</text:p>
          </table:table-cell>
          <table:table-cell office:value-type="float" office:value="9.73" table:style-name="ce23">
            <text:p><text:s/>9.73</text:p>
          </table:table-cell>
          <table:table-cell office:value-type="float" office:value="3.37" table:style-name="ce23">
            <text:p><text:s/>3.37</text:p>
          </table:table-cell>
          <table:table-cell office:value-type="float" office:value="3.1" table:style-name="ce23">
            <text:p><text:s/>3.10</text:p>
          </table:table-cell>
          <table:table-cell office:value-type="float" office:value="12.5" table:style-name="ce23">
            <text:p><text:s/>12.50</text:p>
          </table:table-cell>
          <table:table-cell office:value-type="float" office:value="14.25" table:style-name="ce23">
            <text:p><text:s/>14.25</text:p>
          </table:table-cell>
          <table:table-cell office:value-type="float" office:value="16.989999999999998" table:style-name="ce23">
            <text:p><text:s/>16.99</text:p>
          </table:table-cell>
          <table:table-cell office:value-type="float" office:value="0" table:style-name="ce22">
            <text:p>－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9.52" table:style-name="ce15">
            <text:p><text:s/>9.52</text:p>
          </table:table-cell>
          <table:table-cell office:value-type="float" office:value="9.7799999999999994" table:style-name="ce15">
            <text:p><text:s/>9.78</text:p>
          </table:table-cell>
          <table:table-cell office:value-type="float" office:value="0" table:style-name="ce15">
            <text:p>－</text:p>
          </table:table-cell>
          <table:table-cell office:value-type="float" office:value="8.33" table:style-name="ce15">
            <text:p><text:s/>8.33</text:p>
          </table:table-cell>
          <table:table-cell office:value-type="float" office:value="-22.22" table:style-name="ce15">
            <text:p><text:s text:c="3"/>－22.22</text:p>
          </table:table-cell>
          <table:table-cell office:value-type="float" office:value="-2.94" table:style-name="ce15">
            <text:p><text:s text:c="3"/>－2.94</text:p>
          </table:table-cell>
          <table:table-cell office:value-type="float" office:value="-5.88" table:style-name="ce15">
            <text:p><text:s text:c="3"/>－5.88</text:p>
          </table:table-cell>
          <table:table-cell office:value-type="float" office:value="-1.96" table:style-name="ce14">
            <text:p><text:s text:c="3"/>－1.9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女</text:p>
          </table:table-cell>
          <table:table-cell office:value-type="float" office:value="9.52" table:style-name="ce11">
            <text:p><text:s/>9.52</text:p>
          </table:table-cell>
          <table:table-cell office:value-type="float" office:value="9.67" table:style-name="ce11">
            <text:p><text:s/>9.67</text:p>
          </table:table-cell>
          <table:table-cell office:value-type="float" office:value="3.58" table:style-name="ce11">
            <text:p><text:s/>3.58</text:p>
          </table:table-cell>
          <table:table-cell office:value-type="float" office:value="2.86" table:style-name="ce11">
            <text:p><text:s/>2.86</text:p>
          </table:table-cell>
          <table:table-cell office:value-type="float" office:value="57.14" table:style-name="ce11">
            <text:p><text:s/>57.14</text:p>
          </table:table-cell>
          <table:table-cell office:value-type="float" office:value="18.09" table:style-name="ce11">
            <text:p><text:s/>18.09</text:p>
          </table:table-cell>
          <table:table-cell office:value-type="float" office:value="18.309999999999999" table:style-name="ce11">
            <text:p><text:s/>18.31</text:p>
          </table:table-cell>
          <table:table-cell office:value-type="float" office:value="11.11" table:style-name="ce10">
            <text:p><text:s/>11.11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3">
            <text:p>較本年上月　　増減 (%)<text:s/></text:p>
          </table:table-cell>
          <table:table-cell office:value-type="string" table:style-name="ce20">
            <text:p>計</text:p>
          </table:table-cell>
          <table:table-cell office:value-type="float" office:value="8.39" table:style-name="ce19">
            <text:p><text:s/>8.39</text:p>
          </table:table-cell>
          <table:table-cell office:value-type="float" office:value="8.3800000000000008" table:style-name="ce19">
            <text:p><text:s/>8.38</text:p>
          </table:table-cell>
          <table:table-cell office:value-type="float" office:value="14.54" table:style-name="ce19">
            <text:p><text:s/>14.54</text:p>
          </table:table-cell>
          <table:table-cell office:value-type="float" office:value="14.6" table:style-name="ce19">
            <text:p><text:s/>14.60</text:p>
          </table:table-cell>
          <table:table-cell office:value-type="float" office:value="12.5" table:style-name="ce19">
            <text:p><text:s/>12.50</text:p>
          </table:table-cell>
          <table:table-cell office:value-type="float" office:value="1.19" table:style-name="ce19">
            <text:p><text:s/>1.19</text:p>
          </table:table-cell>
          <table:table-cell office:value-type="float" office:value="3.4" table:style-name="ce19">
            <text:p><text:s/>3.40</text:p>
          </table:table-cell>
          <table:table-cell office:value-type="float" office:value="-10.45" table:style-name="ce18">
            <text:p><text:s text:c="3"/>－10.45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8.39" table:style-name="ce15">
            <text:p><text:s/>8.39</text:p>
          </table:table-cell>
          <table:table-cell office:value-type="float" office:value="8.4600000000000009" table:style-name="ce15">
            <text:p><text:s/>8.46</text:p>
          </table:table-cell>
          <table:table-cell office:value-type="float" office:value="22.22" table:style-name="ce15">
            <text:p><text:s/>22.22</text:p>
          </table:table-cell>
          <table:table-cell office:value-type="float" office:value="13.04" table:style-name="ce15">
            <text:p><text:s/>13.04</text:p>
          </table:table-cell>
          <table:table-cell office:value-type="float" office:value="75" table:style-name="ce15">
            <text:p><text:s/>75.00</text:p>
          </table:table-cell>
          <table:table-cell office:value-type="float" office:value="-1.49" table:style-name="ce15">
            <text:p><text:s text:c="3"/>－1.49</text:p>
          </table:table-cell>
          <table:table-cell office:value-type="float" office:value="6.67" table:style-name="ce15">
            <text:p><text:s/>6.67</text:p>
          </table:table-cell>
          <table:table-cell office:value-type="float" office:value="-3.85" table:style-name="ce14">
            <text:p><text:s text:c="3"/>－3.85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8.39" table:style-name="ce11">
            <text:p><text:s/>8.39</text:p>
          </table:table-cell>
          <table:table-cell office:value-type="float" office:value="8.2899999999999991" table:style-name="ce11">
            <text:p><text:s/>8.29</text:p>
          </table:table-cell>
          <table:table-cell office:value-type="float" office:value="14.11" table:style-name="ce11">
            <text:p><text:s/>14.11</text:p>
          </table:table-cell>
          <table:table-cell office:value-type="float" office:value="14.68" table:style-name="ce11">
            <text:p><text:s/>14.68</text:p>
          </table:table-cell>
          <table:table-cell office:value-type="float" office:value="-8.33" table:style-name="ce11">
            <text:p><text:s text:c="3"/>－8.33</text:p>
          </table:table-cell>
          <table:table-cell office:value-type="float" office:value="1.7" table:style-name="ce11">
            <text:p><text:s/>1.70</text:p>
          </table:table-cell>
          <table:table-cell office:value-type="float" office:value="3.25" table:style-name="ce11">
            <text:p><text:s/>3.25</text:p>
          </table:table-cell>
          <table:table-cell office:value-type="float" office:value="-33.33" table:style-name="ce10">
            <text:p><text:s text:c="3"/>－33.33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7月5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60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54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117"/>
        </table:table-row>
        <table:table-row table:style-name="ro3">
          <table:table-cell table:number-columns-repeated="2" table:style-name="ce153"/>
          <table:table-cell table:style-name="ce117"/>
          <table:table-cell office:value-type="string" table:number-columns-spanned="4" table:number-rows-spanned="1" table:style-name="ce152">
            <text:p>中 華 民 國 106 年 6 月 份</text:p>
          </table:table-cell>
          <table:covered-table-cell table:number-columns-repeated="3"/>
          <table:table-cell table:number-columns-repeated="2" table:style-name="ce151"/>
          <table:table-cell office:value-type="string" table:style-name="ce118">
            <text:p>單位︰人</text:p>
          </table:table-cell>
          <table:table-cell table:number-columns-repeated="16374" table:style-name="ce117"/>
        </table:table-row>
        <table:table-row table:style-name="ro3">
          <table:table-cell office:value-type="string" table:number-columns-spanned="1" table:number-rows-spanned="4" table:style-name="ce205">
            <text:p>區<text:span text:style-name="T1"><text:s text:c="2"/></text:span>域<text:span text:style-name="T1"><text:s text:c="2"/></text:span>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10">
            <text:p>國<text:span text:style-name="T1"><text:s text:c="15"/></text:span>籍<text:span text:style-name="T1"><text:s text:c="5"/>(<text:s text:c="4"/></text:span>地<text:span text:style-name="T1"><text:s text:c="11"/></text:span>區<text:span text:style-name="T1"><text:s text:c="4"/>)</text:span></text:p>
          </table:table-cell>
          <table:covered-table-cell table:number-columns-repeated="6"/>
          <table:table-cell table:number-columns-repeated="16374" table:style-name="ce9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8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8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6">
            <text:p>合<text:span text:style-name="T1"><text:s text:c="2"/></text:span>計</text:p>
          </table:table-cell>
          <table:table-cell office:value-type="string" table:number-columns-spanned="1" table:number-rows-spanned="2" table:style-name="ce216">
            <text:p>大陸地區</text:p>
          </table:table-cell>
          <table:table-cell office:value-type="string" table:number-columns-spanned="1" table:number-rows-spanned="2" table:style-name="ce216">
            <text:p>港澳地區</text:p>
          </table:table-cell>
          <table:table-cell office:value-type="string" table:number-columns-spanned="1" table:number-rows-spanned="2" table:style-name="ce216">
            <text:p>合<text:span text:style-name="T1"><text:s text:c="2"/></text:span>計</text:p>
          </table:table-cell>
          <table:table-cell office:value-type="string" table:number-columns-spanned="1" table:number-rows-spanned="2" table:style-name="ce216">
            <text:p>東南亞</text:p>
          </table:table-cell>
          <table:table-cell office:value-type="string" table:number-columns-spanned="1" table:number-rows-spanned="2" table:style-name="ce108">
            <text:p>其他</text:p>
          </table:table-cell>
          <table:table-cell table:number-columns-repeated="16374" table:style-name="ce98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8"/>
        </table:table-row>
        <table:table-row table:style-name="ro8">
          <table:table-cell office:value-type="string" table:number-columns-spanned="1" table:number-rows-spanned="3" table:style-name="ce214">
            <text:p>總 <text:s text:c="4"/>計</text:p>
          </table:table-cell>
          <table:table-cell office:value-type="string" table:style-name="ce66">
            <text:p>計</text:p>
          </table:table-cell>
          <table:table-cell office:value-type="float" office:value="9894" table:style-name="ce133">
            <text:p><text:s text:c="3"/>9,894</text:p>
          </table:table-cell>
          <table:table-cell office:value-type="float" office:value="8886" table:style-name="ce148">
            <text:p><text:s text:c="3"/>8,886</text:p>
          </table:table-cell>
          <table:table-cell office:value-type="float" office:value="583" table:style-name="ce148">
            <text:p><text:s text:c="3"/>583</text:p>
          </table:table-cell>
          <table:table-cell office:value-type="float" office:value="565" table:style-name="ce150">
            <text:p><text:s text:c="3"/>565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425" table:style-name="ce150">
            <text:p><text:s text:c="3"/>425</text:p>
          </table:table-cell>
          <table:table-cell office:value-type="float" office:value="365" table:style-name="ce150">
            <text:p><text:s text:c="3"/>365</text:p>
          </table:table-cell>
          <table:table-cell office:value-type="float" office:value="60" table:style-name="ce149">
            <text:p><text:s text:c="3"/>60</text:p>
          </table:table-cell>
          <table:table-cell table:number-columns-repeated="16374" table:style-name="ce98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4947" table:style-name="ce148">
            <text:p><text:s text:c="3"/>4,947</text:p>
          </table:table-cell>
          <table:table-cell office:value-type="float" office:value="4848" table:style-name="ce148">
            <text:p><text:s text:c="3"/>4,848</text:p>
          </table:table-cell>
          <table:table-cell office:value-type="float" office:value="33" table:style-name="ce148">
            <text:p><text:s text:c="3"/>33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50" table:style-name="ce147">
            <text:p><text:s text:c="3"/>50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4947" table:style-name="ce146">
            <text:p><text:s text:c="3"/>4,947</text:p>
          </table:table-cell>
          <table:table-cell office:value-type="float" office:value="4038" table:style-name="ce146">
            <text:p><text:s text:c="3"/>4,038</text:p>
          </table:table-cell>
          <table:table-cell office:value-type="float" office:value="550" table:style-name="ce146">
            <text:p><text:s text:c="3"/>550</text:p>
          </table:table-cell>
          <table:table-cell office:value-type="float" office:value="539" table:style-name="ce146">
            <text:p><text:s text:c="3"/>539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359" table:style-name="ce146">
            <text:p><text:s text:c="3"/>359</text:p>
          </table:table-cell>
          <table:table-cell office:value-type="float" office:value="349" table:style-name="ce146">
            <text:p><text:s text:c="3"/>349</text:p>
          </table:table-cell>
          <table:table-cell office:value-type="float" office:value="10" table:style-name="ce145">
            <text:p><text:s text:c="3"/>10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4">
            <text:p>新北市</text:p>
          </table:table-cell>
          <table:table-cell office:value-type="string" table:style-name="ce66">
            <text:p>計</text:p>
          </table:table-cell>
          <table:table-cell office:value-type="float" office:value="1870" table:style-name="ce133">
            <text:p><text:s text:c="3"/>1,870</text:p>
          </table:table-cell>
          <table:table-cell office:value-type="float" office:value="1666" table:style-name="ce133">
            <text:p><text:s text:c="3"/>1,666</text:p>
          </table:table-cell>
          <table:table-cell office:value-type="float" office:value="125" table:style-name="ce133">
            <text:p><text:s text:c="3"/>125</text:p>
          </table:table-cell>
          <table:table-cell office:value-type="float" office:value="121" table:style-name="ce133">
            <text:p><text:s text:c="3"/>121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79" table:style-name="ce133">
            <text:p><text:s text:c="3"/>79</text:p>
          </table:table-cell>
          <table:table-cell office:value-type="float" office:value="65" table:style-name="ce133">
            <text:p><text:s text:c="3"/>65</text:p>
          </table:table-cell>
          <table:table-cell office:value-type="float" office:value="14" table:style-name="ce42">
            <text:p><text:s text:c="3"/>14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935" table:style-name="ce133">
            <text:p><text:s text:c="3"/>935</text:p>
          </table:table-cell>
          <table:table-cell office:value-type="float" office:value="911" table:style-name="ce143">
            <text:p><text:s text:c="3"/>911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935" table:style-name="ce39">
            <text:p><text:s text:c="3"/>935</text:p>
          </table:table-cell>
          <table:table-cell office:value-type="float" office:value="755" table:style-name="ce39">
            <text:p><text:s text:c="3"/>755</text:p>
          </table:table-cell>
          <table:table-cell office:value-type="float" office:value="113" table:style-name="ce39">
            <text:p><text:s text:c="3"/>113</text:p>
          </table:table-cell>
          <table:table-cell office:value-type="float" office:value="112" table:style-name="ce39">
            <text:p><text:s text:c="3"/>11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67" table:style-name="ce39">
            <text:p><text:s text:c="3"/>67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2" table:style-name="ce38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4">
            <text:p>臺北市</text:p>
          </table:table-cell>
          <table:table-cell office:value-type="string" table:style-name="ce66">
            <text:p>計</text:p>
          </table:table-cell>
          <table:table-cell office:value-type="float" office:value="1032" table:style-name="ce133">
            <text:p><text:s text:c="3"/>1,032</text:p>
          </table:table-cell>
          <table:table-cell office:value-type="float" office:value="922" table:style-name="ce133">
            <text:p><text:s text:c="3"/>922</text:p>
          </table:table-cell>
          <table:table-cell office:value-type="float" office:value="67" table:style-name="ce133">
            <text:p><text:s text:c="3"/>67</text:p>
          </table:table-cell>
          <table:table-cell office:value-type="float" office:value="63" table:style-name="ce133">
            <text:p><text:s text:c="3"/>63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43" table:style-name="ce133">
            <text:p><text:s text:c="3"/>43</text:p>
          </table:table-cell>
          <table:table-cell office:value-type="float" office:value="22" table:style-name="ce133">
            <text:p><text:s text:c="3"/>22</text:p>
          </table:table-cell>
          <table:table-cell office:value-type="float" office:value="21" table:style-name="ce42">
            <text:p><text:s text:c="3"/>2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516" table:style-name="ce133">
            <text:p><text:s text:c="3"/>516</text:p>
          </table:table-cell>
          <table:table-cell office:value-type="float" office:value="498" table:style-name="ce143">
            <text:p><text:s text:c="3"/>49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" table:style-name="ce42">
            <text:p><text:s text:c="3"/>14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516" table:style-name="ce39">
            <text:p><text:s text:c="3"/>516</text:p>
          </table:table-cell>
          <table:table-cell office:value-type="float" office:value="424" table:style-name="ce39">
            <text:p><text:s text:c="3"/>424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7" table:style-name="ce38">
            <text:p><text:s text:c="3"/>7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66">
            <text:p>計</text:p>
          </table:table-cell>
          <table:table-cell office:value-type="float" office:value="990" table:style-name="ce133">
            <text:p><text:s text:c="3"/>990</text:p>
          </table:table-cell>
          <table:table-cell office:value-type="float" office:value="885" table:style-name="ce133">
            <text:p><text:s text:c="3"/>885</text:p>
          </table:table-cell>
          <table:table-cell office:value-type="float" office:value="56" table:style-name="ce133">
            <text:p><text:s text:c="3"/>56</text:p>
          </table:table-cell>
          <table:table-cell office:value-type="float" office:value="54" table:style-name="ce133">
            <text:p><text:s text:c="3"/>54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桃園市</text:p>
          </table:table-cell>
          <table:table-cell office:value-type="string" table:style-name="ce61">
            <text:p>男</text:p>
          </table:table-cell>
          <table:table-cell office:value-type="float" office:value="495" table:style-name="ce133">
            <text:p><text:s text:c="3"/>495</text:p>
          </table:table-cell>
          <table:table-cell office:value-type="float" office:value="480" table:style-name="ce143">
            <text:p><text:s text:c="3"/>48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495" table:style-name="ce39">
            <text:p><text:s text:c="3"/>495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66">
            <text:p>計</text:p>
          </table:table-cell>
          <table:table-cell office:value-type="float" office:value="1134" table:style-name="ce133">
            <text:p><text:s text:c="3"/>1,134</text:p>
          </table:table-cell>
          <table:table-cell office:value-type="float" office:value="1036" table:style-name="ce133">
            <text:p><text:s text:c="3"/>1,036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59" table:style-name="ce133">
            <text:p><text:s text:c="3"/>59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37" table:style-name="ce133">
            <text:p><text:s text:c="3"/>37</text:p>
          </table:table-cell>
          <table:table-cell office:value-type="float" office:value="34" table:style-name="ce133">
            <text:p><text:s text:c="3"/>34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臺中市</text:p>
          </table:table-cell>
          <table:table-cell office:value-type="string" table:style-name="ce61">
            <text:p>男</text:p>
          </table:table-cell>
          <table:table-cell office:value-type="float" office:value="567" table:style-name="ce133">
            <text:p><text:s text:c="3"/>567</text:p>
          </table:table-cell>
          <table:table-cell office:value-type="float" office:value="560" table:style-name="ce143">
            <text:p><text:s text:c="3"/>560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567" table:style-name="ce39">
            <text:p><text:s text:c="3"/>567</text:p>
          </table:table-cell>
          <table:table-cell office:value-type="float" office:value="476" table:style-name="ce39">
            <text:p><text:s text:c="3"/>476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6">
            <text:p>計</text:p>
          </table:table-cell>
          <table:table-cell office:value-type="float" office:value="662" table:style-name="ce133">
            <text:p><text:s text:c="3"/>662</text:p>
          </table:table-cell>
          <table:table-cell office:value-type="float" office:value="615" table:style-name="ce133">
            <text:p><text:s text:c="3"/>615</text:p>
          </table:table-cell>
          <table:table-cell office:value-type="float" office:value="29" table:style-name="ce133">
            <text:p><text:s text:c="3"/>29</text:p>
          </table:table-cell>
          <table:table-cell office:value-type="float" office:value="29" table:style-name="ce133">
            <text:p><text:s text:c="3"/>29</text:p>
          </table:table-cell>
          <table:table-cell office:value-type="float" office:value="0" table:style-name="ce133">
            <text:p>—</text:p>
          </table:table-cell>
          <table:table-cell office:value-type="float" office:value="18" table:style-name="ce133">
            <text:p><text:s text:c="3"/>18</text:p>
          </table:table-cell>
          <table:table-cell office:value-type="float" office:value="16" table:style-name="ce133">
            <text:p><text:s text:c="3"/>16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臺南市</text:p>
          </table:table-cell>
          <table:table-cell office:value-type="string" table:style-name="ce61">
            <text:p>男</text:p>
          </table:table-cell>
          <table:table-cell office:value-type="float" office:value="331" table:style-name="ce133">
            <text:p><text:s text:c="3"/>331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331" table:style-name="ce39">
            <text:p><text:s text:c="3"/>331</text:p>
          </table:table-cell>
          <table:table-cell office:value-type="float" office:value="291" table:style-name="ce39">
            <text:p><text:s text:c="3"/>291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0" table:style-name="ce39">
            <text:p>—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6">
            <text:p>計</text:p>
          </table:table-cell>
          <table:table-cell office:value-type="float" office:value="1216" table:style-name="ce133">
            <text:p><text:s text:c="3"/>1,216</text:p>
          </table:table-cell>
          <table:table-cell office:value-type="float" office:value="1095" table:style-name="ce133">
            <text:p><text:s text:c="3"/>1,095</text:p>
          </table:table-cell>
          <table:table-cell office:value-type="float" office:value="70" table:style-name="ce133">
            <text:p><text:s text:c="3"/>70</text:p>
          </table:table-cell>
          <table:table-cell office:value-type="float" office:value="68" table:style-name="ce133">
            <text:p><text:s text:c="3"/>68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51" table:style-name="ce133">
            <text:p><text:s text:c="3"/>51</text:p>
          </table:table-cell>
          <table:table-cell office:value-type="float" office:value="47" table:style-name="ce133">
            <text:p><text:s text:c="3"/>47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office:value-type="string" table:style-name="ce140">
            <text:p>高雄市</text:p>
          </table:table-cell>
          <table:table-cell office:value-type="string" table:style-name="ce61">
            <text:p>男</text:p>
          </table:table-cell>
          <table:table-cell office:value-type="float" office:value="608" table:style-name="ce133">
            <text:p><text:s text:c="3"/>608</text:p>
          </table:table-cell>
          <table:table-cell office:value-type="float" office:value="600" table:style-name="ce143">
            <text:p><text:s text:c="3"/>600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0">
            <text:p>女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495" table:style-name="ce39">
            <text:p><text:s text:c="3"/>495</text:p>
          </table:table-cell>
          <table:table-cell office:value-type="float" office:value="67" table:style-name="ce39">
            <text:p><text:s text:c="3"/>67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34">
            <text:p>計</text:p>
          </table:table-cell>
          <table:table-cell office:value-type="float" office:value="2962" table:style-name="ce133">
            <text:p><text:s text:c="3"/>2,962</text:p>
          </table:table-cell>
          <table:table-cell office:value-type="float" office:value="2642" table:style-name="ce133">
            <text:p><text:s text:c="3"/>2,642</text:p>
          </table:table-cell>
          <table:table-cell office:value-type="float" office:value="172" table:style-name="ce133">
            <text:p><text:s text:c="3"/>172</text:p>
          </table:table-cell>
          <table:table-cell office:value-type="float" office:value="168" table:style-name="ce133">
            <text:p><text:s text:c="3"/>168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148" table:style-name="ce133">
            <text:p><text:s text:c="3"/>148</text:p>
          </table:table-cell>
          <table:table-cell office:value-type="float" office:value="137" table:style-name="ce133">
            <text:p><text:s text:c="3"/>137</text:p>
          </table:table-cell>
          <table:table-cell office:value-type="float" office:value="11" table:style-name="ce42">
            <text:p><text:s text:c="3"/>11</text:p>
          </table:table-cell>
          <table:table-cell table:number-columns-repeated="16374"/>
        </table:table-row>
        <table:table-row table:style-name="ro15">
          <table:table-cell office:value-type="string" table:style-name="ce140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1481" table:style-name="ce133">
            <text:p><text:s text:c="3"/>1,481</text:p>
          </table:table-cell>
          <table:table-cell office:value-type="float" office:value="1461" table:style-name="ce139">
            <text:p><text:s text:c="3"/>1,461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0" table:style-name="ce42">
            <text:p><text:s text:c="3"/>10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126">
            <text:p>女</text:p>
          </table:table-cell>
          <table:table-cell office:value-type="float" office:value="1481" table:style-name="ce39">
            <text:p><text:s text:c="3"/>1,481</text:p>
          </table:table-cell>
          <table:table-cell office:value-type="float" office:value="1181" table:style-name="ce137">
            <text:p><text:s text:c="3"/>1,181</text:p>
          </table:table-cell>
          <table:table-cell office:value-type="float" office:value="165" table:style-name="ce137">
            <text:p><text:s text:c="3"/>165</text:p>
          </table:table-cell>
          <table:table-cell office:value-type="float" office:value="162" table:style-name="ce137">
            <text:p><text:s text:c="3"/>162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35" table:style-name="ce137">
            <text:p><text:s text:c="3"/>135</text:p>
          </table:table-cell>
          <table:table-cell office:value-type="float" office:value="134" table:style-name="ce137">
            <text:p><text:s text:c="3"/>134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36"/>
          <table:table-cell office:value-type="string" table:style-name="ce131">
            <text:p>計</text:p>
          </table:table-cell>
          <table:table-cell office:value-type="float" office:value="230" table:style-name="ce130">
            <text:p><text:s text:c="3"/>230</text:p>
          </table:table-cell>
          <table:table-cell office:value-type="float" office:value="201" table:style-name="ce130">
            <text:p><text:s text:c="3"/>201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style-name="ce135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115" table:style-name="ce130">
            <text:p><text:s text:c="3"/>115</text:p>
          </table:table-cell>
          <table:table-cell office:value-type="float" office:value="112" table:style-name="ce129">
            <text:p><text:s text:c="3"/>11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table-cell table:style-name="ce134"/>
          <table:table-cell office:value-type="string" table:style-name="ce126">
            <text:p>女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新竹縣</text:p>
          </table:table-cell>
          <table:table-cell office:value-type="string" table:style-name="ce131">
            <text:p>計</text:p>
          </table:table-cell>
          <table:table-cell office:value-type="float" office:value="232" table:style-name="ce130">
            <text:p><text:s text:c="3"/>232</text:p>
          </table:table-cell>
          <table:table-cell office:value-type="float" office:value="211" table:style-name="ce130">
            <text:p><text:s text:c="3"/>211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16" table:style-name="ce130">
            <text:p><text:s text:c="3"/>116</text:p>
          </table:table-cell>
          <table:table-cell office:value-type="float" office:value="114" table:style-name="ce129">
            <text:p><text:s text:c="3"/>11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苗栗縣</text:p>
          </table:table-cell>
          <table:table-cell office:value-type="string" table:style-name="ce131">
            <text:p>計</text:p>
          </table:table-cell>
          <table:table-cell office:value-type="float" office:value="242" table:style-name="ce130">
            <text:p><text:s text:c="3"/>242</text:p>
          </table:table-cell>
          <table:table-cell office:value-type="float" office:value="214" table:style-name="ce130">
            <text:p><text:s text:c="3"/>21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0" table:style-name="ce130">
            <text:p>—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21" table:style-name="ce130">
            <text:p><text:s text:c="3"/>121</text:p>
          </table:table-cell>
          <table:table-cell office:value-type="float" office:value="121" table:style-name="ce129">
            <text:p><text:s text:c="3"/>12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21" table:style-name="ce125">
            <text:p><text:s text:c="3"/>121</text:p>
          </table:table-cell>
          <table:table-cell office:value-type="float" office:value="93" table:style-name="ce125">
            <text:p><text:s text:c="3"/>9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彰化縣</text:p>
          </table:table-cell>
          <table:table-cell office:value-type="string" table:style-name="ce131">
            <text:p>計</text:p>
          </table:table-cell>
          <table:table-cell office:value-type="float" office:value="430" table:style-name="ce130">
            <text:p><text:s text:c="3"/>430</text:p>
          </table:table-cell>
          <table:table-cell office:value-type="float" office:value="381" table:style-name="ce130">
            <text:p><text:s text:c="3"/>381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215" table:style-name="ce130">
            <text:p><text:s text:c="3"/>215</text:p>
          </table:table-cell>
          <table:table-cell office:value-type="float" office:value="211" table:style-name="ce129">
            <text:p><text:s text:c="3"/>21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0" table:style-name="ce125">
            <text:p><text:s text:c="3"/>170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南投縣</text:p>
          </table:table-cell>
          <table:table-cell office:value-type="string" table:style-name="ce131">
            <text:p>計</text:p>
          </table:table-cell>
          <table:table-cell office:value-type="float" office:value="204" table:style-name="ce130">
            <text:p><text:s text:c="3"/>204</text:p>
          </table:table-cell>
          <table:table-cell office:value-type="float" office:value="173" table:style-name="ce130">
            <text:p><text:s text:c="3"/>173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0" table:style-name="ce130">
            <text:p>—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02" table:style-name="ce130">
            <text:p><text:s text:c="3"/>10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雲林縣</text:p>
          </table:table-cell>
          <table:table-cell office:value-type="string" table:style-name="ce131">
            <text:p>計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233" table:style-name="ce130">
            <text:p><text:s text:c="3"/>233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3" table:style-name="ce128">
            <text:p><text:s text:c="3"/>3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33" table:style-name="ce130">
            <text:p><text:s text:c="3"/>133</text:p>
          </table:table-cell>
          <table:table-cell office:value-type="float" office:value="131" table:style-name="ce129">
            <text:p><text:s text:c="3"/>13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5">
            <text:p>—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4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嘉義縣</text:p>
          </table:table-cell>
          <table:table-cell office:value-type="string" table:style-name="ce131">
            <text:p>計</text:p>
          </table:table-cell>
          <table:table-cell office:value-type="float" office:value="218" table:style-name="ce130">
            <text:p><text:s text:c="3"/>218</text:p>
          </table:table-cell>
          <table:table-cell office:value-type="float" office:value="189" table:style-name="ce130">
            <text:p><text:s text:c="3"/>189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0" table:style-name="ce130">
            <text:p>—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09" table:style-name="ce130">
            <text:p><text:s text:c="3"/>109</text:p>
          </table:table-cell>
          <table:table-cell office:value-type="float" office:value="107" table:style-name="ce129">
            <text:p><text:s text:c="3"/>10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屏東縣</text:p>
          </table:table-cell>
          <table:table-cell office:value-type="string" table:style-name="ce131">
            <text:p>計</text:p>
          </table:table-cell>
          <table:table-cell office:value-type="float" office:value="366" table:style-name="ce130">
            <text:p><text:s text:c="3"/>366</text:p>
          </table:table-cell>
          <table:table-cell office:value-type="float" office:value="338" table:style-name="ce130">
            <text:p><text:s text:c="3"/>338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0" table:style-name="ce130">
            <text:p>—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83" table:style-name="ce130">
            <text:p><text:s text:c="3"/>183</text:p>
          </table:table-cell>
          <table:table-cell office:value-type="float" office:value="179" table:style-name="ce129">
            <text:p><text:s text:c="3"/>17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83" table:style-name="ce125">
            <text:p><text:s text:c="3"/>18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臺東縣</text:p>
          </table:table-cell>
          <table:table-cell office:value-type="string" table:style-name="ce131">
            <text:p>計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96" table:style-name="ce130">
            <text:p><text:s text:c="3"/>96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53" table:style-name="ce129">
            <text:p><text:s text:c="3"/>5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花蓮縣</text:p>
          </table:table-cell>
          <table:table-cell office:value-type="string" table:style-name="ce131">
            <text:p>計</text:p>
          </table:table-cell>
          <table:table-cell office:value-type="float" office:value="146" table:style-name="ce130">
            <text:p><text:s text:c="3"/>146</text:p>
          </table:table-cell>
          <table:table-cell office:value-type="float" office:value="127" table:style-name="ce130">
            <text:p><text:s text:c="3"/>127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0" table:style-name="ce130">
            <text:p>—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71" table:style-name="ce129">
            <text:p><text:s text:c="3"/>7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56" table:style-name="ce125">
            <text:p><text:s text:c="3"/>5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澎湖縣</text:p>
          </table:table-cell>
          <table:table-cell office:value-type="string" table:style-name="ce131">
            <text:p>計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23" table:style-name="ce129">
            <text:p><text:s text:c="3"/>2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基隆市</text:p>
          </table:table-cell>
          <table:table-cell office:value-type="string" table:style-name="ce131">
            <text:p>計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159" table:style-name="ce130">
            <text:p><text:s text:c="3"/>159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89" table:style-name="ce27">
            <text:p><text:s text:c="3"/>89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新竹市</text:p>
          </table:table-cell>
          <table:table-cell office:value-type="string" table:style-name="ce131">
            <text:p>計</text:p>
          </table:table-cell>
          <table:table-cell office:value-type="float" office:value="168" table:style-name="ce130">
            <text:p><text:s text:c="3"/>168</text:p>
          </table:table-cell>
          <table:table-cell office:value-type="float" office:value="154" table:style-name="ce130">
            <text:p><text:s text:c="3"/>154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嘉義市</text:p>
          </table:table-cell>
          <table:table-cell office:value-type="string" table:style-name="ce131">
            <text:p>計</text:p>
          </table:table-cell>
          <table:table-cell office:value-type="float" office:value="130" table:style-name="ce130">
            <text:p><text:s text:c="3"/>130</text:p>
          </table:table-cell>
          <table:table-cell office:value-type="float" office:value="121" table:style-name="ce130">
            <text:p><text:s text:c="3"/>121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65" table:style-name="ce27">
            <text:p><text:s text:c="3"/>65</text:p>
          </table:table-cell>
          <table:table-cell office:value-type="float" office:value="64" table:style-name="ce129">
            <text:p><text:s text:c="3"/>64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福建省</text:p>
          </table:table-cell>
          <table:table-cell office:value-type="string" table:style-name="ce66">
            <text:p>計</text:p>
          </table:table-cell>
          <table:table-cell office:value-type="float" office:value="28" table:style-name="ce133">
            <text:p><text:s text:c="3"/>28</text:p>
          </table:table-cell>
          <table:table-cell office:value-type="float" office:value="25" table:style-name="ce133">
            <text:p><text:s text:c="3"/>25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1">
            <text:p>男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金門縣</text:p>
          </table:table-cell>
          <table:table-cell office:value-type="string" table:style-name="ce131">
            <text:p>計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連江縣</text:p>
          </table:table-cell>
          <table:table-cell office:value-type="string" table:style-name="ce131">
            <text:p>計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7月5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12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210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117"/>
        </table:table-row>
        <table:table-row table:style-name="ro16">
          <table:table-cell table:number-columns-repeated="11" table:style-name="ce119"/>
          <table:table-cell table:number-columns-repeated="9" table:style-name="ce117"/>
          <table:table-cell office:value-type="string" table:style-name="ce118">
            <text:p>單位︰人</text:p>
          </table:table-cell>
          <table:table-cell table:number-columns-repeated="16363" table:style-name="ce117"/>
        </table:table-row>
        <table:table-row table:style-name="ro3">
          <table:table-cell table:style-name="ce208"/>
          <table:table-cell table:number-columns-repeated="2" table:style-name="ce207"/>
          <table:table-cell office:value-type="string" table:number-columns-spanned="3" table:number-rows-spanned="1" table:style-name="ce215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3">
            <text:p>外　　　裔　　、　　外　　　國　　　籍</text:p>
          </table:table-cell>
          <table:covered-table-cell table:number-columns-repeated="8"/>
          <table:table-cell table:number-columns-repeated="16363" table:style-name="ce98"/>
        </table:table-row>
        <table:table-row table:style-name="ro10">
          <table:table-cell office:value-type="string" table:style-name="ce206">
            <text:p>年 <text:s/>月 <text:s/>別</text:p>
          </table:table-cell>
          <table:table-cell office:value-type="string" table:style-name="ce179">
            <text:p>性別</text:p>
          </table:table-cell>
          <table:table-cell office:value-type="string" table:style-name="ce179">
            <text:p>總　計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3" table:number-rows-spanned="1" table:style-name="ce21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2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3">
            <text:p>其他</text:p>
          </table:table-cell>
          <table:covered-table-cell table:number-columns-repeated="2"/>
          <table:table-cell table:number-columns-repeated="16363" table:style-name="ce98"/>
        </table:table-row>
        <table:table-row table:style-name="ro17">
          <table:table-cell table:style-name="ce201"/>
          <table:table-cell table:number-columns-repeated="2" table:style-name="ce20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8">
            <text:p>計</text:p>
          </table:table-cell>
          <table:table-cell office:value-type="string" table:style-name="ce198">
            <text:p>已設籍</text:p>
          </table:table-cell>
          <table:table-cell office:value-type="string" table:style-name="ce198">
            <text:p>未設籍</text:p>
          </table:table-cell>
          <table:table-cell office:value-type="string" table:style-name="ce198">
            <text:p>小計</text:p>
          </table:table-cell>
          <table:table-cell office:value-type="string" table:style-name="ce198">
            <text:p>已設籍</text:p>
          </table:table-cell>
          <table:table-cell office:value-type="string" table:style-name="ce198">
            <text:p>未設籍</text:p>
          </table:table-cell>
          <table:table-cell office:value-type="string" table:style-name="ce198">
            <text:p>小計</text:p>
          </table:table-cell>
          <table:table-cell office:value-type="string" table:style-name="ce198">
            <text:p>已設籍</text:p>
          </table:table-cell>
          <table:table-cell office:value-type="string" table:style-name="ce197">
            <text:p>未設籍</text:p>
          </table:table-cell>
          <table:table-cell table:number-columns-repeated="16363" table:style-name="ce98"/>
        </table:table-row>
        <table:table-row table:style-name="ro8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186">
            <text:p>計</text:p>
          </table:table-cell>
          <table:table-cell office:value-type="float" office:value="117036" table:style-name="ce185">
            <text:p><text:s text:c="3"/>117,036</text:p>
          </table:table-cell>
          <table:table-cell office:value-type="float" office:value="105946" table:style-name="ce185">
            <text:p><text:s text:c="3"/>105,946</text:p>
          </table:table-cell>
          <table:table-cell office:value-type="float" office:value="105936" table:style-name="ce185">
            <text:p><text:s text:c="3"/>105,936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6494" table:style-name="ce185">
            <text:p><text:s text:c="3"/>6,494</text:p>
          </table:table-cell>
          <table:table-cell office:value-type="float" office:value="1008" table:style-name="ce185">
            <text:p><text:s text:c="3"/>1,008</text:p>
          </table:table-cell>
          <table:table-cell office:value-type="float" office:value="5486" table:style-name="ce185">
            <text:p><text:s text:c="3"/>5,486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28" table:style-name="ce185">
            <text:p><text:s text:c="3"/>28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4487" table:style-name="ce185">
            <text:p><text:s text:c="3"/>4,487</text:p>
          </table:table-cell>
          <table:table-cell office:value-type="float" office:value="1275" table:style-name="ce185">
            <text:p><text:s text:c="3"/>1,275</text:p>
          </table:table-cell>
          <table:table-cell office:value-type="float" office:value="3212" table:style-name="ce185">
            <text:p><text:s text:c="3"/>3,212</text:p>
          </table:table-cell>
          <table:table-cell office:value-type="float" office:value="3844" table:style-name="ce185">
            <text:p><text:s text:c="3"/>3,844</text:p>
          </table:table-cell>
          <table:table-cell office:value-type="float" office:value="1266" table:style-name="ce185">
            <text:p><text:s text:c="3"/>1,266</text:p>
          </table:table-cell>
          <table:table-cell office:value-type="float" office:value="2578" table:style-name="ce185">
            <text:p><text:s text:c="3"/>2,578</text:p>
          </table:table-cell>
          <table:table-cell office:value-type="float" office:value="643" table:style-name="ce185">
            <text:p><text:s text:c="3"/>643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34" table:style-name="ce184">
            <text:p><text:s text:c="3"/>634</text:p>
          </table:table-cell>
          <table:table-cell table:number-columns-repeated="16363" table:style-name="ce98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8518" table:style-name="ce196">
            <text:p><text:s text:c="3"/>58,518</text:p>
          </table:table-cell>
          <table:table-cell office:value-type="float" office:value="57358" table:style-name="ce183">
            <text:p><text:s text:c="3"/>57,358</text:p>
          </table:table-cell>
          <table:table-cell office:value-type="float" office:value="57351" table:style-name="ce196">
            <text:p><text:s text:c="3"/>57,351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304" table:style-name="ce196">
            <text:p><text:s text:c="3"/>304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295" table:style-name="ce196">
            <text:p><text:s text:c="3"/>295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799" table:style-name="ce183">
            <text:p><text:s text:c="3"/>799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786" table:style-name="ce183">
            <text:p><text:s text:c="3"/>786</text:p>
          </table:table-cell>
          <table:table-cell office:value-type="float" office:value="276" table:style-name="ce183">
            <text:p><text:s text:c="3"/>276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68" table:style-name="ce183">
            <text:p><text:s text:c="3"/>268</text:p>
          </table:table-cell>
          <table:table-cell office:value-type="float" office:value="523" table:style-name="ce183">
            <text:p><text:s text:c="3"/>52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18" table:style-name="ce195">
            <text:p><text:s text:c="3"/>51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8518" table:style-name="ce194">
            <text:p><text:s text:c="3"/>58,518</text:p>
          </table:table-cell>
          <table:table-cell office:value-type="float" office:value="48588" table:style-name="ce181">
            <text:p><text:s text:c="3"/>48,588</text:p>
          </table:table-cell>
          <table:table-cell office:value-type="float" office:value="48585" table:style-name="ce193">
            <text:p><text:s text:c="3"/>48,58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190" table:style-name="ce193">
            <text:p><text:s text:c="3"/>6,190</text:p>
          </table:table-cell>
          <table:table-cell office:value-type="float" office:value="999" table:style-name="ce193">
            <text:p><text:s text:c="3"/>999</text:p>
          </table:table-cell>
          <table:table-cell office:value-type="float" office:value="5191" table:style-name="ce193">
            <text:p><text:s text:c="3"/>5,191</text:p>
          </table:table-cell>
          <table:table-cell office:value-type="float" office:value="52" table:style-name="ce193">
            <text:p><text:s text:c="3"/>52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3688" table:style-name="ce181">
            <text:p><text:s text:c="3"/>3,688</text:p>
          </table:table-cell>
          <table:table-cell office:value-type="float" office:value="1262" table:style-name="ce181">
            <text:p><text:s text:c="3"/>1,262</text:p>
          </table:table-cell>
          <table:table-cell office:value-type="float" office:value="2426" table:style-name="ce181">
            <text:p><text:s text:c="3"/>2,426</text:p>
          </table:table-cell>
          <table:table-cell office:value-type="float" office:value="3568" table:style-name="ce181">
            <text:p><text:s text:c="3"/>3,568</text:p>
          </table:table-cell>
          <table:table-cell office:value-type="float" office:value="1258" table:style-name="ce181">
            <text:p><text:s text:c="3"/>1,258</text:p>
          </table:table-cell>
          <table:table-cell office:value-type="float" office:value="2310" table:style-name="ce181">
            <text:p><text:s text:c="3"/>2,310</text:p>
          </table:table-cell>
          <table:table-cell office:value-type="float" office:value="120" table:style-name="ce181">
            <text:p><text:s text:c="3"/>120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116" table:style-name="ce192">
            <text:p><text:s text:c="3"/>1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186">
            <text:p>計</text:p>
          </table:table-cell>
          <table:table-cell office:value-type="float" office:value="111990" table:style-name="ce185">
            <text:p><text:s text:c="3"/>111,990</text:p>
          </table:table-cell>
          <table:table-cell office:value-type="float" office:value="100569" table:style-name="ce185">
            <text:p><text:s text:c="3"/>100,569</text:p>
          </table:table-cell>
          <table:table-cell office:value-type="float" office:value="100556" table:style-name="ce185">
            <text:p><text:s text:c="3"/>100,556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6482" table:style-name="ce185">
            <text:p><text:s text:c="3"/>6,482</text:p>
          </table:table-cell>
          <table:table-cell office:value-type="float" office:value="1336" table:style-name="ce185">
            <text:p><text:s text:c="3"/>1,336</text:p>
          </table:table-cell>
          <table:table-cell office:value-type="float" office:value="5146" table:style-name="ce185">
            <text:p><text:s text:c="3"/>5,146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31" table:style-name="ce185">
            <text:p><text:s text:c="3"/>31</text:p>
          </table:table-cell>
          <table:table-cell office:value-type="float" office:value="65" table:style-name="ce185">
            <text:p><text:s text:c="3"/>65</text:p>
          </table:table-cell>
          <table:table-cell office:value-type="float" office:value="4843" table:style-name="ce185">
            <text:p><text:s text:c="3"/>4,843</text:p>
          </table:table-cell>
          <table:table-cell office:value-type="float" office:value="1774" table:style-name="ce185">
            <text:p><text:s text:c="3"/>1,774</text:p>
          </table:table-cell>
          <table:table-cell office:value-type="float" office:value="3069" table:style-name="ce185">
            <text:p><text:s text:c="3"/>3,069</text:p>
          </table:table-cell>
          <table:table-cell office:value-type="float" office:value="4179" table:style-name="ce185">
            <text:p><text:s text:c="3"/>4,179</text:p>
          </table:table-cell>
          <table:table-cell office:value-type="float" office:value="1766" table:style-name="ce185">
            <text:p><text:s text:c="3"/>1,766</text:p>
          </table:table-cell>
          <table:table-cell office:value-type="float" office:value="2413" table:style-name="ce185">
            <text:p><text:s text:c="3"/>2,413</text:p>
          </table:table-cell>
          <table:table-cell office:value-type="float" office:value="664" table:style-name="ce185">
            <text:p><text:s text:c="3"/>664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656" table:style-name="ce184">
            <text:p><text:s text:c="3"/>65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54873" table:style-name="ce71">
            <text:p><text:s text:c="3"/>54,873</text:p>
          </table:table-cell>
          <table:table-cell office:value-type="float" office:value="54865" table:style-name="ce71">
            <text:p><text:s text:c="3"/>54,865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91" table:style-name="ce71">
            <text:p><text:s text:c="3"/>291</text:p>
          </table:table-cell>
          <table:table-cell office:value-type="float" office:value="15" table:style-name="ce71">
            <text:p><text:s text:c="3"/>15</text:p>
          </table:table-cell>
          <table:table-cell office:value-type="float" office:value="276" table:style-name="ce71">
            <text:p><text:s text:c="3"/>276</text:p>
          </table:table-cell>
          <table:table-cell office:value-type="float" office:value="50" table:style-name="ce71">
            <text:p><text:s text:c="3"/>50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38" table:style-name="ce71">
            <text:p><text:s text:c="3"/>38</text:p>
          </table:table-cell>
          <table:table-cell office:value-type="float" office:value="781" table:style-name="ce71">
            <text:p><text:s text:c="3"/>781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768" table:style-name="ce71">
            <text:p><text:s text:c="3"/>768</text:p>
          </table:table-cell>
          <table:table-cell office:value-type="float" office:value="233" table:style-name="ce71">
            <text:p><text:s text:c="3"/>233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226" table:style-name="ce71">
            <text:p><text:s text:c="3"/>226</text:p>
          </table:table-cell>
          <table:table-cell office:value-type="float" office:value="548" table:style-name="ce71">
            <text:p><text:s text:c="3"/>548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542" table:style-name="ce70">
            <text:p><text:s text:c="3"/>5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45696" table:style-name="ce71">
            <text:p><text:s text:c="3"/>45,696</text:p>
          </table:table-cell>
          <table:table-cell office:value-type="float" office:value="45691" table:style-name="ce71">
            <text:p><text:s text:c="3"/>45,691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6191" table:style-name="ce71">
            <text:p><text:s text:c="3"/>6,191</text:p>
          </table:table-cell>
          <table:table-cell office:value-type="float" office:value="1321" table:style-name="ce71">
            <text:p><text:s text:c="3"/>1,321</text:p>
          </table:table-cell>
          <table:table-cell office:value-type="float" office:value="4870" table:style-name="ce71">
            <text:p><text:s text:c="3"/>4,870</text:p>
          </table:table-cell>
          <table:table-cell office:value-type="float" office:value="46" table:style-name="ce71">
            <text:p><text:s text:c="3"/>46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27" table:style-name="ce71">
            <text:p><text:s text:c="3"/>27</text:p>
          </table:table-cell>
          <table:table-cell office:value-type="float" office:value="4062" table:style-name="ce71">
            <text:p><text:s text:c="3"/>4,062</text:p>
          </table:table-cell>
          <table:table-cell office:value-type="float" office:value="1761" table:style-name="ce71">
            <text:p><text:s text:c="3"/>1,761</text:p>
          </table:table-cell>
          <table:table-cell office:value-type="float" office:value="2301" table:style-name="ce71">
            <text:p><text:s text:c="3"/>2,301</text:p>
          </table:table-cell>
          <table:table-cell office:value-type="float" office:value="3946" table:style-name="ce71">
            <text:p><text:s text:c="3"/>3,946</text:p>
          </table:table-cell>
          <table:table-cell office:value-type="float" office:value="1759" table:style-name="ce71">
            <text:p><text:s text:c="3"/>1,759</text:p>
          </table:table-cell>
          <table:table-cell office:value-type="float" office:value="2187" table:style-name="ce71">
            <text:p><text:s text:c="3"/>2,187</text:p>
          </table:table-cell>
          <table:table-cell office:value-type="float" office:value="116" table:style-name="ce71">
            <text:p><text:s text:c="3"/>116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14" table:style-name="ce70">
            <text:p><text:s text:c="3"/>11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186">
            <text:p>計</text:p>
          </table:table-cell>
          <table:table-cell office:value-type="float" office:value="114446" table:style-name="ce185">
            <text:p><text:s text:c="3"/>114,446</text:p>
          </table:table-cell>
          <table:table-cell office:value-type="float" office:value="101289" table:style-name="ce185">
            <text:p><text:s text:c="3"/>101,289</text:p>
          </table:table-cell>
          <table:table-cell office:value-type="float" office:value="101272" table:style-name="ce185">
            <text:p><text:s text:c="3"/>101,272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7672" table:style-name="ce185">
            <text:p><text:s text:c="3"/>7,672</text:p>
          </table:table-cell>
          <table:table-cell office:value-type="float" office:value="2574" table:style-name="ce185">
            <text:p><text:s text:c="3"/>2,574</text:p>
          </table:table-cell>
          <table:table-cell office:value-type="float" office:value="5098" table:style-name="ce185">
            <text:p><text:s text:c="3"/>5,098</text:p>
          </table:table-cell>
          <table:table-cell office:value-type="float" office:value="122" table:style-name="ce185">
            <text:p><text:s text:c="3"/>122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79" table:style-name="ce185">
            <text:p><text:s text:c="3"/>79</text:p>
          </table:table-cell>
          <table:table-cell office:value-type="float" office:value="5363" table:style-name="ce185">
            <text:p><text:s text:c="3"/>5,363</text:p>
          </table:table-cell>
          <table:table-cell office:value-type="float" office:value="2471" table:style-name="ce185">
            <text:p><text:s text:c="3"/>2,471</text:p>
          </table:table-cell>
          <table:table-cell office:value-type="float" office:value="2892" table:style-name="ce185">
            <text:p><text:s text:c="3"/>2,892</text:p>
          </table:table-cell>
          <table:table-cell office:value-type="float" office:value="4632" table:style-name="ce185">
            <text:p><text:s text:c="3"/>4,632</text:p>
          </table:table-cell>
          <table:table-cell office:value-type="float" office:value="2464" table:style-name="ce185">
            <text:p><text:s text:c="3"/>2,464</text:p>
          </table:table-cell>
          <table:table-cell office:value-type="float" office:value="2168" table:style-name="ce185">
            <text:p><text:s text:c="3"/>2,168</text:p>
          </table:table-cell>
          <table:table-cell office:value-type="float" office:value="731" table:style-name="ce185">
            <text:p><text:s text:c="3"/>731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24" table:style-name="ce184">
            <text:p><text:s text:c="3"/>72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7223" table:style-name="ce191">
            <text:p><text:s text:c="3"/>57,223</text:p>
          </table:table-cell>
          <table:table-cell office:value-type="float" office:value="55998" table:style-name="ce191">
            <text:p><text:s text:c="3"/>55,998</text:p>
          </table:table-cell>
          <table:table-cell office:value-type="float" office:value="55988" table:style-name="ce191">
            <text:p><text:s text:c="3"/>55,988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31" table:style-name="ce191">
            <text:p><text:s text:c="3"/>331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268" table:style-name="ce191">
            <text:p><text:s text:c="3"/>268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21" table:style-name="ce191">
            <text:p><text:s text:c="3"/>21</text:p>
          </table:table-cell>
          <table:table-cell office:value-type="float" office:value="49" table:style-name="ce191">
            <text:p><text:s text:c="3"/>49</text:p>
          </table:table-cell>
          <table:table-cell office:value-type="float" office:value="824" table:style-name="ce191">
            <text:p><text:s text:c="3"/>824</text:p>
          </table:table-cell>
          <table:table-cell office:value-type="float" office:value="28" table:style-name="ce191">
            <text:p><text:s text:c="3"/>28</text:p>
          </table:table-cell>
          <table:table-cell office:value-type="float" office:value="796" table:style-name="ce191">
            <text:p><text:s text:c="3"/>796</text:p>
          </table:table-cell>
          <table:table-cell office:value-type="float" office:value="221" table:style-name="ce191">
            <text:p><text:s text:c="3"/>221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199" table:style-name="ce191">
            <text:p><text:s text:c="3"/>199</text:p>
          </table:table-cell>
          <table:table-cell office:value-type="float" office:value="603" table:style-name="ce191">
            <text:p><text:s text:c="3"/>60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597" table:style-name="ce190">
            <text:p><text:s text:c="3"/>59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7223" table:style-name="ce189">
            <text:p><text:s text:c="3"/>57,223</text:p>
          </table:table-cell>
          <table:table-cell office:value-type="float" office:value="45291" table:style-name="ce189">
            <text:p><text:s text:c="3"/>45,291</text:p>
          </table:table-cell>
          <table:table-cell office:value-type="float" office:value="45284" table:style-name="ce189">
            <text:p><text:s text:c="3"/>45,284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7341" table:style-name="ce189">
            <text:p><text:s text:c="3"/>7,341</text:p>
          </table:table-cell>
          <table:table-cell office:value-type="float" office:value="2511" table:style-name="ce189">
            <text:p><text:s text:c="3"/>2,511</text:p>
          </table:table-cell>
          <table:table-cell office:value-type="float" office:value="4830" table:style-name="ce189">
            <text:p><text:s text:c="3"/>4,830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30" table:style-name="ce189">
            <text:p><text:s text:c="3"/>30</text:p>
          </table:table-cell>
          <table:table-cell office:value-type="float" office:value="4539" table:style-name="ce189">
            <text:p><text:s text:c="3"/>4,539</text:p>
          </table:table-cell>
          <table:table-cell office:value-type="float" office:value="2443" table:style-name="ce189">
            <text:p><text:s text:c="3"/>2,443</text:p>
          </table:table-cell>
          <table:table-cell office:value-type="float" office:value="2096" table:style-name="ce189">
            <text:p><text:s text:c="3"/>2,096</text:p>
          </table:table-cell>
          <table:table-cell office:value-type="float" office:value="4411" table:style-name="ce189">
            <text:p><text:s text:c="3"/>4,411</text:p>
          </table:table-cell>
          <table:table-cell office:value-type="float" office:value="2442" table:style-name="ce189">
            <text:p><text:s text:c="3"/>2,442</text:p>
          </table:table-cell>
          <table:table-cell office:value-type="float" office:value="1969" table:style-name="ce189">
            <text:p><text:s text:c="3"/>1,969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27" table:style-name="ce188">
            <text:p><text:s text:c="3"/>12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186">
            <text:p>計</text:p>
          </table:table-cell>
          <table:table-cell office:value-type="float" office:value="116230" table:style-name="ce185">
            <text:p><text:s text:c="3"/>116,230</text:p>
          </table:table-cell>
          <table:table-cell office:value-type="float" office:value="100997" table:style-name="ce185">
            <text:p><text:s text:c="3"/>100,997</text:p>
          </table:table-cell>
          <table:table-cell office:value-type="float" office:value="100986" table:style-name="ce185">
            <text:p><text:s text:c="3"/>100,986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9592" table:style-name="ce185">
            <text:p><text:s text:c="3"/>9,592</text:p>
          </table:table-cell>
          <table:table-cell office:value-type="float" office:value="4947" table:style-name="ce185">
            <text:p><text:s text:c="3"/>4,947</text:p>
          </table:table-cell>
          <table:table-cell office:value-type="float" office:value="4645" table:style-name="ce185">
            <text:p><text:s text:c="3"/>4,645</text:p>
          </table:table-cell>
          <table:table-cell office:value-type="float" office:value="102" table:style-name="ce185">
            <text:p><text:s text:c="3"/>102</text:p>
          </table:table-cell>
          <table:table-cell office:value-type="float" office:value="28" table:style-name="ce185">
            <text:p><text:s text:c="3"/>28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5539" table:style-name="ce185">
            <text:p><text:s text:c="3"/>5,539</text:p>
          </table:table-cell>
          <table:table-cell office:value-type="float" office:value="2917" table:style-name="ce185">
            <text:p><text:s text:c="3"/>2,917</text:p>
          </table:table-cell>
          <table:table-cell office:value-type="float" office:value="2622" table:style-name="ce185">
            <text:p><text:s text:c="3"/>2,622</text:p>
          </table:table-cell>
          <table:table-cell office:value-type="float" office:value="4755" table:style-name="ce185">
            <text:p><text:s text:c="3"/>4,755</text:p>
          </table:table-cell>
          <table:table-cell office:value-type="float" office:value="2903" table:style-name="ce185">
            <text:p><text:s text:c="3"/>2,903</text:p>
          </table:table-cell>
          <table:table-cell office:value-type="float" office:value="1852" table:style-name="ce185">
            <text:p><text:s text:c="3"/>1,852</text:p>
          </table:table-cell>
          <table:table-cell office:value-type="float" office:value="784" table:style-name="ce185">
            <text:p><text:s text:c="3"/>784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770" table:style-name="ce184">
            <text:p><text:s text:c="3"/>77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56800" table:style-name="ce71">
            <text:p><text:s text:c="3"/>56,800</text:p>
          </table:table-cell>
          <table:table-cell office:value-type="float" office:value="56797" table:style-name="ce71">
            <text:p><text:s text:c="3"/>56,797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425" table:style-name="ce71">
            <text:p><text:s text:c="3"/>425</text:p>
          </table:table-cell>
          <table:table-cell office:value-type="float" office:value="174" table:style-name="ce71">
            <text:p><text:s text:c="3"/>174</text:p>
          </table:table-cell>
          <table:table-cell office:value-type="float" office:value="251" table:style-name="ce71">
            <text:p><text:s text:c="3"/>251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846" table:style-name="ce71">
            <text:p><text:s text:c="3"/>846</text:p>
          </table:table-cell>
          <table:table-cell office:value-type="float" office:value="39" table:style-name="ce71">
            <text:p><text:s text:c="3"/>39</text:p>
          </table:table-cell>
          <table:table-cell office:value-type="float" office:value="807" table:style-name="ce71">
            <text:p><text:s text:c="3"/>807</text:p>
          </table:table-cell>
          <table:table-cell office:value-type="float" office:value="208" table:style-name="ce71">
            <text:p><text:s text:c="3"/>208</text:p>
          </table:table-cell>
          <table:table-cell office:value-type="float" office:value="30" table:style-name="ce71">
            <text:p><text:s text:c="3"/>30</text:p>
          </table:table-cell>
          <table:table-cell office:value-type="float" office:value="178" table:style-name="ce71">
            <text:p><text:s text:c="3"/>178</text:p>
          </table:table-cell>
          <table:table-cell office:value-type="float" office:value="638" table:style-name="ce71">
            <text:p><text:s text:c="3"/>638</text:p>
          </table:table-cell>
          <table:table-cell office:value-type="float" office:value="9" table:style-name="ce71">
            <text:p><text:s text:c="3"/>9</text:p>
          </table:table-cell>
          <table:table-cell office:value-type="float" office:value="629" table:style-name="ce70">
            <text:p><text:s text:c="3"/>62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8115" table:style-name="ce73">
            <text:p><text:s text:c="3"/>58,115</text:p>
          </table:table-cell>
          <table:table-cell office:value-type="float" office:value="44197" table:style-name="ce73">
            <text:p><text:s text:c="3"/>44,197</text:p>
          </table:table-cell>
          <table:table-cell office:value-type="float" office:value="44189" table:style-name="ce73">
            <text:p><text:s text:c="3"/>44,189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9167" table:style-name="ce73">
            <text:p><text:s text:c="3"/>9,167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394" table:style-name="ce73">
            <text:p><text:s text:c="3"/>4,394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4693" table:style-name="ce73">
            <text:p><text:s text:c="3"/>4,693</text:p>
          </table:table-cell>
          <table:table-cell office:value-type="float" office:value="2878" table:style-name="ce73">
            <text:p><text:s text:c="3"/>2,878</text:p>
          </table:table-cell>
          <table:table-cell office:value-type="float" office:value="1815" table:style-name="ce73">
            <text:p><text:s text:c="3"/>1,815</text:p>
          </table:table-cell>
          <table:table-cell office:value-type="float" office:value="4547" table:style-name="ce73">
            <text:p><text:s text:c="3"/>4,547</text:p>
          </table:table-cell>
          <table:table-cell office:value-type="float" office:value="2873" table:style-name="ce73">
            <text:p><text:s text:c="3"/>2,873</text:p>
          </table:table-cell>
          <table:table-cell office:value-type="float" office:value="1674" table:style-name="ce73">
            <text:p><text:s text:c="3"/>1,674</text:p>
          </table:table-cell>
          <table:table-cell office:value-type="float" office:value="146" table:style-name="ce73">
            <text:p><text:s text:c="3"/>14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41" table:style-name="ce187">
            <text:p><text:s text:c="3"/>14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186">
            <text:p>計</text:p>
          </table:table-cell>
          <table:table-cell office:value-type="float" office:value="114016" table:style-name="ce185">
            <text:p><text:s text:c="3"/>114,016</text:p>
          </table:table-cell>
          <table:table-cell office:value-type="float" office:value="99862" table:style-name="ce185">
            <text:p><text:s text:c="3"/>99,862</text:p>
          </table:table-cell>
          <table:table-cell office:value-type="float" office:value="99846" table:style-name="ce185">
            <text:p><text:s text:c="3"/>99,846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8628" table:style-name="ce185">
            <text:p><text:s text:c="3"/>8,628</text:p>
          </table:table-cell>
          <table:table-cell office:value-type="float" office:value="3819" table:style-name="ce185">
            <text:p><text:s text:c="3"/>3,819</text:p>
          </table:table-cell>
          <table:table-cell office:value-type="float" office:value="4809" table:style-name="ce185">
            <text:p><text:s text:c="3"/>4,809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38" table:style-name="ce185">
            <text:p><text:s text:c="3"/>38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5414" table:style-name="ce185">
            <text:p><text:s text:c="3"/>5,414</text:p>
          </table:table-cell>
          <table:table-cell office:value-type="float" office:value="3133" table:style-name="ce185">
            <text:p><text:s text:c="3"/>3,133</text:p>
          </table:table-cell>
          <table:table-cell office:value-type="float" office:value="2281" table:style-name="ce185">
            <text:p><text:s text:c="3"/>2,281</text:p>
          </table:table-cell>
          <table:table-cell office:value-type="float" office:value="4723" table:style-name="ce185">
            <text:p><text:s text:c="3"/>4,723</text:p>
          </table:table-cell>
          <table:table-cell office:value-type="float" office:value="3124" table:style-name="ce185">
            <text:p><text:s text:c="3"/>3,124</text:p>
          </table:table-cell>
          <table:table-cell office:value-type="float" office:value="1599" table:style-name="ce185">
            <text:p><text:s text:c="3"/>1,599</text:p>
          </table:table-cell>
          <table:table-cell office:value-type="float" office:value="691" table:style-name="ce185">
            <text:p><text:s text:c="3"/>69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82" table:style-name="ce184">
            <text:p><text:s text:c="3"/>68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7008" table:style-name="ce183">
            <text:p><text:s text:c="3"/>57,008</text:p>
          </table:table-cell>
          <table:table-cell office:value-type="float" office:value="55826" table:style-name="ce183">
            <text:p><text:s text:c="3"/>55,826</text:p>
          </table:table-cell>
          <table:table-cell office:value-type="float" office:value="55816" table:style-name="ce183">
            <text:p><text:s text:c="3"/>55,816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358" table:style-name="ce183">
            <text:p><text:s text:c="3"/>358</text:p>
          </table:table-cell>
          <table:table-cell office:value-type="float" office:value="96" table:style-name="ce183">
            <text:p><text:s text:c="3"/>96</text:p>
          </table:table-cell>
          <table:table-cell office:value-type="float" office:value="262" table:style-name="ce183">
            <text:p><text:s text:c="3"/>262</text:p>
          </table:table-cell>
          <table:table-cell office:value-type="float" office:value="50" table:style-name="ce183">
            <text:p><text:s text:c="3"/>50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774" table:style-name="ce183">
            <text:p><text:s text:c="3"/>774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29" table:style-name="ce183">
            <text:p><text:s text:c="3"/>729</text:p>
          </table:table-cell>
          <table:table-cell office:value-type="float" office:value="217" table:style-name="ce183">
            <text:p><text:s text:c="3"/>217</text:p>
          </table:table-cell>
          <table:table-cell office:value-type="float" office:value="39" table:style-name="ce183">
            <text:p><text:s text:c="3"/>39</text:p>
          </table:table-cell>
          <table:table-cell office:value-type="float" office:value="178" table:style-name="ce183">
            <text:p><text:s text:c="3"/>178</text:p>
          </table:table-cell>
          <table:table-cell office:value-type="float" office:value="557" table:style-name="ce183">
            <text:p><text:s text:c="3"/>557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551" table:style-name="ce182">
            <text:p><text:s text:c="3"/>5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7008" table:style-name="ce181">
            <text:p><text:s text:c="3"/>57,008</text:p>
          </table:table-cell>
          <table:table-cell office:value-type="float" office:value="44036" table:style-name="ce181">
            <text:p><text:s text:c="3"/>44,036</text:p>
          </table:table-cell>
          <table:table-cell office:value-type="float" office:value="44030" table:style-name="ce181">
            <text:p><text:s text:c="3"/>44,030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8270" table:style-name="ce181">
            <text:p><text:s text:c="3"/>8,270</text:p>
          </table:table-cell>
          <table:table-cell office:value-type="float" office:value="3723" table:style-name="ce181">
            <text:p><text:s text:c="3"/>3,723</text:p>
          </table:table-cell>
          <table:table-cell office:value-type="float" office:value="4547" table:style-name="ce181">
            <text:p><text:s text:c="3"/>4,547</text:p>
          </table:table-cell>
          <table:table-cell office:value-type="float" office:value="62" table:style-name="ce181">
            <text:p><text:s text:c="3"/>62</text:p>
          </table:table-cell>
          <table:table-cell office:value-type="float" office:value="25" table:style-name="ce181">
            <text:p><text:s text:c="3"/>25</text:p>
          </table:table-cell>
          <table:table-cell office:value-type="float" office:value="37" table:style-name="ce181">
            <text:p><text:s text:c="3"/>37</text:p>
          </table:table-cell>
          <table:table-cell office:value-type="float" office:value="4640" table:style-name="ce181">
            <text:p><text:s text:c="3"/>4,640</text:p>
          </table:table-cell>
          <table:table-cell office:value-type="float" office:value="3088" table:style-name="ce181">
            <text:p><text:s text:c="3"/>3,088</text:p>
          </table:table-cell>
          <table:table-cell office:value-type="float" office:value="1552" table:style-name="ce181">
            <text:p><text:s text:c="3"/>1,552</text:p>
          </table:table-cell>
          <table:table-cell office:value-type="float" office:value="4506" table:style-name="ce181">
            <text:p><text:s text:c="3"/>4,506</text:p>
          </table:table-cell>
          <table:table-cell office:value-type="float" office:value="3085" table:style-name="ce181">
            <text:p><text:s text:c="3"/>3,085</text:p>
          </table:table-cell>
          <table:table-cell office:value-type="float" office:value="1421" table:style-name="ce181">
            <text:p><text:s text:c="3"/>1,421</text:p>
          </table:table-cell>
          <table:table-cell office:value-type="float" office:value="134" table:style-name="ce181">
            <text:p><text:s text:c="3"/>134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31" table:style-name="ce180">
            <text:p><text:s text:c="3"/>13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1年</text:p>
          </table:table-cell>
          <table:table-cell office:value-type="string" table:style-name="ce186">
            <text:p>計</text:p>
          </table:table-cell>
          <table:table-cell office:value-type="float" office:value="111960" table:style-name="ce185">
            <text:p><text:s text:c="3"/>111,960</text:p>
          </table:table-cell>
          <table:table-cell office:value-type="float" office:value="98525" table:style-name="ce185">
            <text:p><text:s text:c="3"/>98,525</text:p>
          </table:table-cell>
          <table:table-cell office:value-type="float" office:value="98513" table:style-name="ce185">
            <text:p><text:s text:c="3"/>98,513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8110" table:style-name="ce185">
            <text:p><text:s text:c="3"/>8,110</text:p>
          </table:table-cell>
          <table:table-cell office:value-type="float" office:value="3409" table:style-name="ce185">
            <text:p><text:s text:c="3"/>3,409</text:p>
          </table:table-cell>
          <table:table-cell office:value-type="float" office:value="4701" table:style-name="ce185">
            <text:p><text:s text:c="3"/>4,701</text:p>
          </table:table-cell>
          <table:table-cell office:value-type="float" office:value="125" table:style-name="ce185">
            <text:p><text:s text:c="3"/>125</text:p>
          </table:table-cell>
          <table:table-cell office:value-type="float" office:value="41" table:style-name="ce185">
            <text:p><text:s text:c="3"/>41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2897" table:style-name="ce185">
            <text:p><text:s text:c="3"/>2,897</text:p>
          </table:table-cell>
          <table:table-cell office:value-type="float" office:value="2303" table:style-name="ce185">
            <text:p><text:s text:c="3"/>2,303</text:p>
          </table:table-cell>
          <table:table-cell office:value-type="float" office:value="4428" table:style-name="ce185">
            <text:p><text:s text:c="3"/>4,428</text:p>
          </table:table-cell>
          <table:table-cell office:value-type="float" office:value="2893" table:style-name="ce185">
            <text:p><text:s text:c="3"/>2,893</text:p>
          </table:table-cell>
          <table:table-cell office:value-type="float" office:value="1535" table:style-name="ce185">
            <text:p><text:s text:c="3"/>1,535</text:p>
          </table:table-cell>
          <table:table-cell office:value-type="float" office:value="772" table:style-name="ce185">
            <text:p><text:s text:c="3"/>772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768" table:style-name="ce184">
            <text:p><text:s text:c="3"/>76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5980" table:style-name="ce183">
            <text:p><text:s text:c="3"/>55,980</text:p>
          </table:table-cell>
          <table:table-cell office:value-type="float" office:value="54758" table:style-name="ce183">
            <text:p><text:s text:c="3"/>54,758</text:p>
          </table:table-cell>
          <table:table-cell office:value-type="float" office:value="54753" table:style-name="ce183">
            <text:p><text:s text:c="3"/>54,75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95" table:style-name="ce183">
            <text:p><text:s text:c="3"/>295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247" table:style-name="ce183">
            <text:p><text:s text:c="3"/>247</text:p>
          </table:table-cell>
          <table:table-cell office:value-type="float" office:value="69" table:style-name="ce183">
            <text:p><text:s text:c="3"/>69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858" table:style-name="ce183">
            <text:p><text:s text:c="3"/>858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832" table:style-name="ce183">
            <text:p><text:s text:c="3"/>832</text:p>
          </table:table-cell>
          <table:table-cell office:value-type="float" office:value="212" table:style-name="ce183">
            <text:p><text:s text:c="3"/>212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187" table:style-name="ce183">
            <text:p><text:s text:c="3"/>187</text:p>
          </table:table-cell>
          <table:table-cell office:value-type="float" office:value="646" table:style-name="ce183">
            <text:p><text:s text:c="3"/>64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45" table:style-name="ce182">
            <text:p><text:s text:c="3"/>64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5980" table:style-name="ce181">
            <text:p><text:s text:c="3"/>55,980</text:p>
          </table:table-cell>
          <table:table-cell office:value-type="float" office:value="43767" table:style-name="ce181">
            <text:p><text:s text:c="3"/>43,767</text:p>
          </table:table-cell>
          <table:table-cell office:value-type="float" office:value="43760" table:style-name="ce181">
            <text:p><text:s text:c="3"/>43,760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7815" table:style-name="ce181">
            <text:p><text:s text:c="3"/>7,815</text:p>
          </table:table-cell>
          <table:table-cell office:value-type="float" office:value="3361" table:style-name="ce181">
            <text:p><text:s text:c="3"/>3,361</text:p>
          </table:table-cell>
          <table:table-cell office:value-type="float" office:value="4454" table:style-name="ce181">
            <text:p><text:s text:c="3"/>4,454</text:p>
          </table:table-cell>
          <table:table-cell office:value-type="float" office:value="56" table:style-name="ce181">
            <text:p><text:s text:c="3"/>56</text:p>
          </table:table-cell>
          <table:table-cell office:value-type="float" office:value="20" table:style-name="ce181">
            <text:p><text:s text:c="3"/>20</text:p>
          </table:table-cell>
          <table:table-cell office:value-type="float" office:value="36" table:style-name="ce181">
            <text:p><text:s text:c="3"/>36</text:p>
          </table:table-cell>
          <table:table-cell office:value-type="float" office:value="4342" table:style-name="ce181">
            <text:p><text:s text:c="3"/>4,342</text:p>
          </table:table-cell>
          <table:table-cell office:value-type="float" office:value="2871" table:style-name="ce181">
            <text:p><text:s text:c="3"/>2,871</text:p>
          </table:table-cell>
          <table:table-cell office:value-type="float" office:value="1471" table:style-name="ce181">
            <text:p><text:s text:c="3"/>1,471</text:p>
          </table:table-cell>
          <table:table-cell office:value-type="float" office:value="4216" table:style-name="ce181">
            <text:p><text:s text:c="3"/>4,216</text:p>
          </table:table-cell>
          <table:table-cell office:value-type="float" office:value="2868" table:style-name="ce181">
            <text:p><text:s text:c="3"/>2,868</text:p>
          </table:table-cell>
          <table:table-cell office:value-type="float" office:value="1348" table:style-name="ce181">
            <text:p><text:s text:c="3"/>1,348</text:p>
          </table:table-cell>
          <table:table-cell office:value-type="float" office:value="126" table:style-name="ce181">
            <text:p><text:s text:c="3"/>126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23" table:style-name="ce180">
            <text:p><text:s text:c="3"/>12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2年</text:p>
          </table:table-cell>
          <table:table-cell office:value-type="string" table:style-name="ce186">
            <text:p>計</text:p>
          </table:table-cell>
          <table:table-cell office:value-type="float" office:value="107208" table:style-name="ce185">
            <text:p><text:s text:c="3"/>107,208</text:p>
          </table:table-cell>
          <table:table-cell office:value-type="float" office:value="95117" table:style-name="ce185">
            <text:p><text:s text:c="3"/>95,117</text:p>
          </table:table-cell>
          <table:table-cell office:value-type="float" office:value="95110" table:style-name="ce185">
            <text:p><text:s text:c="3"/>95,110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144" table:style-name="ce185">
            <text:p><text:s text:c="3"/>7,144</text:p>
          </table:table-cell>
          <table:table-cell office:value-type="float" office:value="3034" table:style-name="ce185">
            <text:p><text:s text:c="3"/>3,034</text:p>
          </table:table-cell>
          <table:table-cell office:value-type="float" office:value="4110" table:style-name="ce185">
            <text:p><text:s text:c="3"/>4,110</text:p>
          </table:table-cell>
          <table:table-cell office:value-type="float" office:value="133" table:style-name="ce185">
            <text:p><text:s text:c="3"/>133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90" table:style-name="ce185">
            <text:p><text:s text:c="3"/>90</text:p>
          </table:table-cell>
          <table:table-cell office:value-type="float" office:value="4814" table:style-name="ce185">
            <text:p><text:s text:c="3"/>4,814</text:p>
          </table:table-cell>
          <table:table-cell office:value-type="float" office:value="2896" table:style-name="ce185">
            <text:p><text:s text:c="3"/>2,896</text:p>
          </table:table-cell>
          <table:table-cell office:value-type="float" office:value="1918" table:style-name="ce185">
            <text:p><text:s text:c="3"/>1,918</text:p>
          </table:table-cell>
          <table:table-cell office:value-type="float" office:value="4122" table:style-name="ce185">
            <text:p><text:s text:c="3"/>4,122</text:p>
          </table:table-cell>
          <table:table-cell office:value-type="float" office:value="2886" table:style-name="ce185">
            <text:p><text:s text:c="3"/>2,886</text:p>
          </table:table-cell>
          <table:table-cell office:value-type="float" office:value="1236" table:style-name="ce185">
            <text:p><text:s text:c="3"/>1,236</text:p>
          </table:table-cell>
          <table:table-cell office:value-type="float" office:value="692" table:style-name="ce185">
            <text:p><text:s text:c="3"/>692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682" table:style-name="ce184">
            <text:p><text:s text:c="3"/>68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3604" table:style-name="ce183">
            <text:p><text:s text:c="3"/>53,604</text:p>
          </table:table-cell>
          <table:table-cell office:value-type="float" office:value="52499" table:style-name="ce183">
            <text:p><text:s text:c="3"/>52,499</text:p>
          </table:table-cell>
          <table:table-cell office:value-type="float" office:value="52494" table:style-name="ce183">
            <text:p><text:s text:c="3"/>52,49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78" table:style-name="ce183">
            <text:p><text:s text:c="3"/>278</text:p>
          </table:table-cell>
          <table:table-cell office:value-type="float" office:value="43" table:style-name="ce183">
            <text:p><text:s text:c="3"/>43</text:p>
          </table:table-cell>
          <table:table-cell office:value-type="float" office:value="235" table:style-name="ce183">
            <text:p><text:s text:c="3"/>235</text:p>
          </table:table-cell>
          <table:table-cell office:value-type="float" office:value="59" table:style-name="ce183">
            <text:p><text:s text:c="3"/>59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68" table:style-name="ce183">
            <text:p><text:s text:c="3"/>768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746" table:style-name="ce183">
            <text:p><text:s text:c="3"/>746</text:p>
          </table:table-cell>
          <table:table-cell office:value-type="float" office:value="193" table:style-name="ce183">
            <text:p><text:s text:c="3"/>193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180" table:style-name="ce183">
            <text:p><text:s text:c="3"/>180</text:p>
          </table:table-cell>
          <table:table-cell office:value-type="float" office:value="575" table:style-name="ce183">
            <text:p><text:s text:c="3"/>575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566" table:style-name="ce182">
            <text:p><text:s text:c="3"/>56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3604" table:style-name="ce181">
            <text:p><text:s text:c="3"/>53,604</text:p>
          </table:table-cell>
          <table:table-cell office:value-type="float" office:value="42618" table:style-name="ce181">
            <text:p><text:s text:c="3"/>42,618</text:p>
          </table:table-cell>
          <table:table-cell office:value-type="float" office:value="42616" table:style-name="ce181">
            <text:p><text:s text:c="3"/>42,616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6866" table:style-name="ce181">
            <text:p><text:s text:c="3"/>6,866</text:p>
          </table:table-cell>
          <table:table-cell office:value-type="float" office:value="2991" table:style-name="ce181">
            <text:p><text:s text:c="3"/>2,991</text:p>
          </table:table-cell>
          <table:table-cell office:value-type="float" office:value="3875" table:style-name="ce181">
            <text:p><text:s text:c="3"/>3,875</text:p>
          </table:table-cell>
          <table:table-cell office:value-type="float" office:value="74" table:style-name="ce181">
            <text:p><text:s text:c="3"/>74</text:p>
          </table:table-cell>
          <table:table-cell office:value-type="float" office:value="29" table:style-name="ce181">
            <text:p><text:s text:c="3"/>29</text:p>
          </table:table-cell>
          <table:table-cell office:value-type="float" office:value="45" table:style-name="ce181">
            <text:p><text:s text:c="3"/>45</text:p>
          </table:table-cell>
          <table:table-cell office:value-type="float" office:value="4046" table:style-name="ce181">
            <text:p><text:s text:c="3"/>4,046</text:p>
          </table:table-cell>
          <table:table-cell office:value-type="float" office:value="2874" table:style-name="ce181">
            <text:p><text:s text:c="3"/>2,874</text:p>
          </table:table-cell>
          <table:table-cell office:value-type="float" office:value="1172" table:style-name="ce181">
            <text:p><text:s text:c="3"/>1,172</text:p>
          </table:table-cell>
          <table:table-cell office:value-type="float" office:value="3929" table:style-name="ce181">
            <text:p><text:s text:c="3"/>3,929</text:p>
          </table:table-cell>
          <table:table-cell office:value-type="float" office:value="2873" table:style-name="ce181">
            <text:p><text:s text:c="3"/>2,873</text:p>
          </table:table-cell>
          <table:table-cell office:value-type="float" office:value="1056" table:style-name="ce181">
            <text:p><text:s text:c="3"/>1,056</text:p>
          </table:table-cell>
          <table:table-cell office:value-type="float" office:value="117" table:style-name="ce181">
            <text:p><text:s text:c="3"/>117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16" table:style-name="ce180">
            <text:p><text:s text:c="3"/>1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3年</text:p>
          </table:table-cell>
          <table:table-cell office:value-type="string" table:style-name="ce179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94878" table:style-name="ce47">
            <text:p><text:s text:c="3"/>94,87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2807" table:style-name="ce47">
            <text:p><text:s text:c="3"/>2,807</text:p>
          </table:table-cell>
          <table:table-cell office:value-type="float" office:value="3928" table:style-name="ce47">
            <text:p><text:s text:c="3"/>3,92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2795" table:style-name="ce47">
            <text:p><text:s text:c="3"/>2,795</text:p>
          </table:table-cell>
          <table:table-cell office:value-type="float" office:value="1797" table:style-name="ce47">
            <text:p><text:s text:c="3"/>1,797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2786" table:style-name="ce47">
            <text:p><text:s text:c="3"/>2,786</text:p>
          </table:table-cell>
          <table:table-cell office:value-type="float" office:value="1078" table:style-name="ce47">
            <text:p><text:s text:c="3"/>1,078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19" table:style-name="ce46">
            <text:p><text:s text:c="3"/>71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2">
            <text:p><text:s text:c="3"/>57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126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42795" table:style-name="ce39">
            <text:p><text:s text:c="3"/>42,795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2763" table:style-name="ce39">
            <text:p><text:s text:c="3"/>2,763</text:p>
          </table:table-cell>
          <table:table-cell office:value-type="float" office:value="3696" table:style-name="ce39">
            <text:p><text:s text:c="3"/>3,696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2774" table:style-name="ce39">
            <text:p><text:s text:c="3"/>2,774</text:p>
          </table:table-cell>
          <table:table-cell office:value-type="float" office:value="1058" table:style-name="ce39">
            <text:p><text:s text:c="3"/>1,058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2770" table:style-name="ce39">
            <text:p><text:s text:c="3"/>2,770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146" table:style-name="ce39">
            <text:p><text:s text:c="3"/>14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42" table:style-name="ce38">
            <text:p><text:s text:c="3"/>1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4年</text:p>
          </table:table-cell>
          <table:table-cell office:value-type="string" table:style-name="ce179">
            <text:p>計</text:p>
          </table:table-cell>
          <table:table-cell office:value-type="float" office:value="106918" table:style-name="ce59">
            <text:p><text:s text:c="3"/>106,918</text:p>
          </table:table-cell>
          <table:table-cell office:value-type="float" office:value="95818" table:style-name="ce59">
            <text:p><text:s text:c="3"/>95,818</text:p>
          </table:table-cell>
          <table:table-cell office:value-type="float" office:value="95796" table:style-name="ce59">
            <text:p><text:s text:c="3"/>95,796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6354" table:style-name="ce59">
            <text:p><text:s text:c="3"/>6,354</text:p>
          </table:table-cell>
          <table:table-cell office:value-type="float" office:value="2673" table:style-name="ce59">
            <text:p><text:s text:c="3"/>2,673</text:p>
          </table:table-cell>
          <table:table-cell office:value-type="float" office:value="3681" table:style-name="ce59">
            <text:p><text:s text:c="3"/>3,681</text:p>
          </table:table-cell>
          <table:table-cell office:value-type="float" office:value="167" table:style-name="ce59">
            <text:p><text:s text:c="3"/>167</text:p>
          </table:table-cell>
          <table:table-cell office:value-type="float" office:value="58" table:style-name="ce59">
            <text:p><text:s text:c="3"/>58</text:p>
          </table:table-cell>
          <table:table-cell office:value-type="float" office:value="109" table:style-name="ce59">
            <text:p><text:s text:c="3"/>109</text:p>
          </table:table-cell>
          <table:table-cell office:value-type="float" office:value="4579" table:style-name="ce59">
            <text:p><text:s text:c="3"/>4,579</text:p>
          </table:table-cell>
          <table:table-cell office:value-type="float" office:value="2836" table:style-name="ce59">
            <text:p><text:s text:c="3"/>2,836</text:p>
          </table:table-cell>
          <table:table-cell office:value-type="float" office:value="1743" table:style-name="ce59">
            <text:p><text:s text:c="3"/>1,743</text:p>
          </table:table-cell>
          <table:table-cell office:value-type="float" office:value="3923" table:style-name="ce59">
            <text:p><text:s text:c="3"/>3,923</text:p>
          </table:table-cell>
          <table:table-cell office:value-type="float" office:value="2817" table:style-name="ce59">
            <text:p><text:s text:c="3"/>2,817</text:p>
          </table:table-cell>
          <table:table-cell office:value-type="float" office:value="1106" table:style-name="ce59">
            <text:p><text:s text:c="3"/>1,106</text:p>
          </table:table-cell>
          <table:table-cell office:value-type="float" office:value="656" table:style-name="ce59">
            <text:p><text:s text:c="3"/>656</text:p>
          </table:table-cell>
          <table:table-cell office:value-type="float" office:value="19" table:style-name="ce59">
            <text:p><text:s text:c="3"/>19</text:p>
          </table:table-cell>
          <table:table-cell office:value-type="float" office:value="637" table:style-name="ce58">
            <text:p><text:s text:c="3"/>63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459" table:style-name="ce57">
            <text:p><text:s text:c="3"/>53,459</text:p>
          </table:table-cell>
          <table:table-cell office:value-type="float" office:value="52385" table:style-name="ce57">
            <text:p><text:s text:c="3"/>52,385</text:p>
          </table:table-cell>
          <table:table-cell office:value-type="float" office:value="52369" table:style-name="ce57">
            <text:p><text:s text:c="3"/>52,369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212" table:style-name="ce57">
            <text:p><text:s text:c="3"/>212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730" table:style-name="ce57">
            <text:p><text:s text:c="3"/>730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91" table:style-name="ce57">
            <text:p><text:s text:c="3"/>691</text:p>
          </table:table-cell>
          <table:table-cell office:value-type="float" office:value="195" table:style-name="ce57">
            <text:p><text:s text:c="3"/>195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69" table:style-name="ce57">
            <text:p><text:s text:c="3"/>169</text:p>
          </table:table-cell>
          <table:table-cell office:value-type="float" office:value="535" table:style-name="ce57">
            <text:p><text:s text:c="3"/>535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522" table:style-name="ce56">
            <text:p><text:s text:c="3"/>52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126">
            <text:p>女</text:p>
          </table:table-cell>
          <table:table-cell office:value-type="float" office:value="53459" table:style-name="ce54">
            <text:p><text:s text:c="3"/>53,459</text:p>
          </table:table-cell>
          <table:table-cell office:value-type="float" office:value="43433" table:style-name="ce54">
            <text:p><text:s text:c="3"/>43,433</text:p>
          </table:table-cell>
          <table:table-cell office:value-type="float" office:value="43427" table:style-name="ce54">
            <text:p><text:s text:c="3"/>43,427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098" table:style-name="ce54">
            <text:p><text:s text:c="3"/>6,098</text:p>
          </table:table-cell>
          <table:table-cell office:value-type="float" office:value="2629" table:style-name="ce54">
            <text:p><text:s text:c="3"/>2,629</text:p>
          </table:table-cell>
          <table:table-cell office:value-type="float" office:value="3469" table:style-name="ce54">
            <text:p><text:s text:c="3"/>3,469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45" table:style-name="ce54">
            <text:p><text:s text:c="3"/>45</text:p>
          </table:table-cell>
          <table:table-cell office:value-type="float" office:value="3849" table:style-name="ce54">
            <text:p><text:s text:c="3"/>3,849</text:p>
          </table:table-cell>
          <table:table-cell office:value-type="float" office:value="2797" table:style-name="ce54">
            <text:p><text:s text:c="3"/>2,797</text:p>
          </table:table-cell>
          <table:table-cell office:value-type="float" office:value="1052" table:style-name="ce54">
            <text:p><text:s text:c="3"/>1,052</text:p>
          </table:table-cell>
          <table:table-cell office:value-type="float" office:value="3728" table:style-name="ce54">
            <text:p><text:s text:c="3"/>3,728</text:p>
          </table:table-cell>
          <table:table-cell office:value-type="float" office:value="2791" table:style-name="ce54">
            <text:p><text:s text:c="3"/>2,791</text:p>
          </table:table-cell>
          <table:table-cell office:value-type="float" office:value="937" table:style-name="ce54">
            <text:p><text:s text:c="3"/>937</text:p>
          </table:table-cell>
          <table:table-cell office:value-type="float" office:value="121" table:style-name="ce54">
            <text:p><text:s text:c="3"/>121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115" table:style-name="ce53">
            <text:p><text:s text:c="3"/>11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0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59">
            <text:p><text:s text:c="3"/>107,674</text:p>
          </table:table-cell>
          <table:table-cell office:value-type="float" office:value="96899" table:style-name="ce59">
            <text:p><text:s text:c="3"/>96,899</text:p>
          </table:table-cell>
          <table:table-cell office:value-type="float" office:value="96879" table:style-name="ce59">
            <text:p><text:s text:c="3"/>96,879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6092" table:style-name="ce59">
            <text:p><text:s text:c="3"/>6,092</text:p>
          </table:table-cell>
          <table:table-cell office:value-type="float" office:value="2716" table:style-name="ce59">
            <text:p><text:s text:c="3"/>2,716</text:p>
          </table:table-cell>
          <table:table-cell office:value-type="float" office:value="3376" table:style-name="ce59">
            <text:p><text:s text:c="3"/>3,376</text:p>
          </table:table-cell>
          <table:table-cell office:value-type="float" office:value="196" table:style-name="ce59">
            <text:p><text:s text:c="3"/>196</text:p>
          </table:table-cell>
          <table:table-cell office:value-type="float" office:value="69" table:style-name="ce59">
            <text:p><text:s text:c="3"/>69</text:p>
          </table:table-cell>
          <table:table-cell office:value-type="float" office:value="127" table:style-name="ce59">
            <text:p><text:s text:c="3"/>127</text:p>
          </table:table-cell>
          <table:table-cell office:value-type="float" office:value="4487" table:style-name="ce59">
            <text:p><text:s text:c="3"/>4,487</text:p>
          </table:table-cell>
          <table:table-cell office:value-type="float" office:value="2780" table:style-name="ce59">
            <text:p><text:s text:c="3"/>2,780</text:p>
          </table:table-cell>
          <table:table-cell office:value-type="float" office:value="1707" table:style-name="ce59">
            <text:p><text:s text:c="3"/>1,707</text:p>
          </table:table-cell>
          <table:table-cell office:value-type="float" office:value="3807" table:style-name="ce59">
            <text:p><text:s text:c="3"/>3,807</text:p>
          </table:table-cell>
          <table:table-cell office:value-type="float" office:value="2758" table:style-name="ce59">
            <text:p><text:s text:c="3"/>2,758</text:p>
          </table:table-cell>
          <table:table-cell office:value-type="float" office:value="1049" table:style-name="ce59">
            <text:p><text:s text:c="3"/>1,049</text:p>
          </table:table-cell>
          <table:table-cell office:value-type="float" office:value="680" table:style-name="ce59">
            <text:p><text:s text:c="3"/>680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658" table:style-name="ce58">
            <text:p><text:s text:c="3"/>65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57">
            <text:p><text:s text:c="3"/>53,837</text:p>
          </table:table-cell>
          <table:table-cell office:value-type="float" office:value="52741" table:style-name="ce57">
            <text:p><text:s text:c="3"/>52,741</text:p>
          </table:table-cell>
          <table:table-cell office:value-type="float" office:value="52733" table:style-name="ce57">
            <text:p><text:s text:c="3"/>52,73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270" table:style-name="ce57">
            <text:p><text:s text:c="3"/>270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229" table:style-name="ce57">
            <text:p><text:s text:c="3"/>229</text:p>
          </table:table-cell>
          <table:table-cell office:value-type="float" office:value="91" table:style-name="ce57">
            <text:p><text:s text:c="3"/>91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695" table:style-name="ce57">
            <text:p><text:s text:c="3"/>695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56" table:style-name="ce57">
            <text:p><text:s text:c="3"/>156</text:p>
          </table:table-cell>
          <table:table-cell office:value-type="float" office:value="557" table:style-name="ce57">
            <text:p><text:s text:c="3"/>55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539" table:style-name="ce56">
            <text:p><text:s text:c="3"/>53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55">
            <text:p>女</text:p>
          </table:table-cell>
          <table:table-cell office:value-type="float" office:value="53837" table:style-name="ce54">
            <text:p><text:s text:c="3"/>53,837</text:p>
          </table:table-cell>
          <table:table-cell office:value-type="float" office:value="44158" table:style-name="ce54">
            <text:p><text:s text:c="3"/>44,158</text:p>
          </table:table-cell>
          <table:table-cell office:value-type="float" office:value="44146" table:style-name="ce54">
            <text:p><text:s text:c="3"/>44,146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5822" table:style-name="ce54">
            <text:p><text:s text:c="3"/>5,822</text:p>
          </table:table-cell>
          <table:table-cell office:value-type="float" office:value="2675" table:style-name="ce54">
            <text:p><text:s text:c="3"/>2,675</text:p>
          </table:table-cell>
          <table:table-cell office:value-type="float" office:value="3147" table:style-name="ce54">
            <text:p><text:s text:c="3"/>3,147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48" table:style-name="ce54">
            <text:p><text:s text:c="3"/>48</text:p>
          </table:table-cell>
          <table:table-cell office:value-type="float" office:value="3752" table:style-name="ce54">
            <text:p><text:s text:c="3"/>3,752</text:p>
          </table:table-cell>
          <table:table-cell office:value-type="float" office:value="2740" table:style-name="ce54">
            <text:p><text:s text:c="3"/>2,740</text:p>
          </table:table-cell>
          <table:table-cell office:value-type="float" office:value="1012" table:style-name="ce54">
            <text:p><text:s text:c="3"/>1,012</text:p>
          </table:table-cell>
          <table:table-cell office:value-type="float" office:value="3629" table:style-name="ce54">
            <text:p><text:s text:c="3"/>3,629</text:p>
          </table:table-cell>
          <table:table-cell office:value-type="float" office:value="2736" table:style-name="ce54">
            <text:p><text:s text:c="3"/>2,736</text:p>
          </table:table-cell>
          <table:table-cell office:value-type="float" office:value="893" table:style-name="ce54">
            <text:p><text:s text:c="3"/>893</text:p>
          </table:table-cell>
          <table:table-cell office:value-type="float" office:value="123" table:style-name="ce54">
            <text:p><text:s text:c="3"/>123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9" table:style-name="ce53">
            <text:p><text:s text:c="3"/>11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1">
            <text:p>6 月</text:p>
          </table:table-cell>
          <table:table-cell office:value-type="string" table:style-name="ce34">
            <text:p>計</text:p>
          </table:table-cell>
          <table:table-cell office:value-type="float" office:value="9034" table:style-name="ce178">
            <text:p><text:s text:c="3"/>9,034</text:p>
          </table:table-cell>
          <table:table-cell office:value-type="float" office:value="8098" table:style-name="ce178">
            <text:p><text:s text:c="3"/>8,098</text:p>
          </table:table-cell>
          <table:table-cell office:value-type="float" office:value="8094" table:style-name="ce178">
            <text:p><text:s text:c="3"/>8,09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548" table:style-name="ce178">
            <text:p><text:s text:c="3"/>548</text:p>
          </table:table-cell>
          <table:table-cell office:value-type="float" office:value="245" table:style-name="ce178">
            <text:p><text:s text:c="3"/>245</text:p>
          </table:table-cell>
          <table:table-cell office:value-type="float" office:value="303" table:style-name="ce178">
            <text:p><text:s text:c="3"/>303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372" table:style-name="ce178">
            <text:p><text:s text:c="3"/>372</text:p>
          </table:table-cell>
          <table:table-cell office:value-type="float" office:value="225" table:style-name="ce178">
            <text:p><text:s text:c="3"/>225</text:p>
          </table:table-cell>
          <table:table-cell office:value-type="float" office:value="147" table:style-name="ce178">
            <text:p><text:s text:c="3"/>147</text:p>
          </table:table-cell>
          <table:table-cell office:value-type="float" office:value="312" table:style-name="ce178">
            <text:p><text:s text:c="3"/>312</text:p>
          </table:table-cell>
          <table:table-cell office:value-type="float" office:value="224" table:style-name="ce178">
            <text:p><text:s text:c="3"/>224</text:p>
          </table:table-cell>
          <table:table-cell office:value-type="float" office:value="88" table:style-name="ce178">
            <text:p><text:s text:c="3"/>88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517" table:style-name="ce173">
            <text:p><text:s text:c="3"/>4,517</text:p>
          </table:table-cell>
          <table:table-cell office:value-type="float" office:value="4416" table:style-name="ce173">
            <text:p><text:s text:c="3"/>4,416</text:p>
          </table:table-cell>
          <table:table-cell office:value-type="float" office:value="4414" table:style-name="ce175">
            <text:p><text:s text:c="3"/>4,41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8" table:style-name="ce173">
            <text:p><text:s text:c="3"/>68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17" table:style-name="ce173">
            <text:p><text:s text:c="3"/>1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51" table:style-name="ce173">
            <text:p><text:s text:c="3"/>51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50" table:style-name="ce172">
            <text:p><text:s text:c="3"/>5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517" table:style-name="ce167">
            <text:p><text:s text:c="3"/>4,517</text:p>
          </table:table-cell>
          <table:table-cell office:value-type="float" office:value="3682" table:style-name="ce167">
            <text:p><text:s text:c="3"/>3,682</text:p>
          </table:table-cell>
          <table:table-cell office:value-type="float" office:value="3680" table:style-name="ce169">
            <text:p><text:s text:c="3"/>3,680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24" table:style-name="ce169">
            <text:p><text:s text:c="3"/>524</text:p>
          </table:table-cell>
          <table:table-cell office:value-type="float" office:value="243" table:style-name="ce169">
            <text:p><text:s text:c="3"/>243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304" table:style-name="ce167">
            <text:p><text:s text:c="3"/>304</text:p>
          </table:table-cell>
          <table:table-cell office:value-type="float" office:value="221" table:style-name="ce167">
            <text:p><text:s text:c="3"/>221</text:p>
          </table:table-cell>
          <table:table-cell office:value-type="float" office:value="83" table:style-name="ce167">
            <text:p><text:s text:c="3"/>83</text:p>
          </table:table-cell>
          <table:table-cell office:value-type="float" office:value="295" table:style-name="ce167">
            <text:p><text:s text:c="3"/>295</text:p>
          </table:table-cell>
          <table:table-cell office:value-type="float" office:value="221" table:style-name="ce167">
            <text:p><text:s text:c="3"/>221</text:p>
          </table:table-cell>
          <table:table-cell office:value-type="float" office:value="74" table:style-name="ce167">
            <text:p><text:s text:c="3"/>7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0" table:style-name="ce167">
            <text:p>—</text:p>
          </table:table-cell>
          <table:table-cell office:value-type="float" office:value="9" table:style-name="ce166">
            <text:p><text:s text:c="3"/>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1">
            <text:p>7 月</text:p>
          </table:table-cell>
          <table:table-cell office:value-type="string" table:style-name="ce34">
            <text:p>計</text:p>
          </table:table-cell>
          <table:table-cell office:value-type="float" office:value="8940" table:style-name="ce178">
            <text:p><text:s text:c="3"/>8,940</text:p>
          </table:table-cell>
          <table:table-cell office:value-type="float" office:value="8066" table:style-name="ce178">
            <text:p><text:s text:c="3"/>8,066</text:p>
          </table:table-cell>
          <table:table-cell office:value-type="float" office:value="8064" table:style-name="ce178">
            <text:p><text:s text:c="3"/>8,06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85" table:style-name="ce178">
            <text:p><text:s text:c="3"/>485</text:p>
          </table:table-cell>
          <table:table-cell office:value-type="float" office:value="211" table:style-name="ce178">
            <text:p><text:s text:c="3"/>211</text:p>
          </table:table-cell>
          <table:table-cell office:value-type="float" office:value="274" table:style-name="ce178">
            <text:p><text:s text:c="3"/>274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375" table:style-name="ce178">
            <text:p><text:s text:c="3"/>375</text:p>
          </table:table-cell>
          <table:table-cell office:value-type="float" office:value="237" table:style-name="ce178">
            <text:p><text:s text:c="3"/>237</text:p>
          </table:table-cell>
          <table:table-cell office:value-type="float" office:value="138" table:style-name="ce178">
            <text:p><text:s text:c="3"/>138</text:p>
          </table:table-cell>
          <table:table-cell office:value-type="float" office:value="319" table:style-name="ce178">
            <text:p><text:s text:c="3"/>319</text:p>
          </table:table-cell>
          <table:table-cell office:value-type="float" office:value="236" table:style-name="ce178">
            <text:p><text:s text:c="3"/>236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56" table:style-name="ce178">
            <text:p><text:s text:c="3"/>56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70" table:style-name="ce173">
            <text:p><text:s text:c="3"/>4,470</text:p>
          </table:table-cell>
          <table:table-cell office:value-type="float" office:value="4386" table:style-name="ce173">
            <text:p><text:s text:c="3"/>4,386</text:p>
          </table:table-cell>
          <table:table-cell office:value-type="float" office:value="4385" table:style-name="ce175">
            <text:p><text:s text:c="3"/>4,38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6" table:style-name="ce173">
            <text:p><text:s text:c="3"/>56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54" table:style-name="ce173">
            <text:p><text:s text:c="3"/>54</text:p>
          </table:table-cell>
          <table:table-cell office:value-type="float" office:value="9" table:style-name="ce173">
            <text:p><text:s text:c="3"/>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8" table:style-name="ce173">
            <text:p><text:s text:c="3"/>8</text:p>
          </table:table-cell>
          <table:table-cell office:value-type="float" office:value="47" table:style-name="ce173">
            <text:p><text:s text:c="3"/>47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6" table:style-name="ce172">
            <text:p><text:s text:c="3"/>4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470" table:style-name="ce167">
            <text:p><text:s text:c="3"/>4,470</text:p>
          </table:table-cell>
          <table:table-cell office:value-type="float" office:value="3680" table:style-name="ce167">
            <text:p><text:s text:c="3"/>3,680</text:p>
          </table:table-cell>
          <table:table-cell office:value-type="float" office:value="3679" table:style-name="ce169">
            <text:p><text:s text:c="3"/>3,67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63" table:style-name="ce169">
            <text:p><text:s text:c="3"/>463</text:p>
          </table:table-cell>
          <table:table-cell office:value-type="float" office:value="207" table:style-name="ce169">
            <text:p><text:s text:c="3"/>207</text:p>
          </table:table-cell>
          <table:table-cell office:value-type="float" office:value="256" table:style-name="ce169">
            <text:p><text:s text:c="3"/>25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19" table:style-name="ce167">
            <text:p><text:s text:c="3"/>319</text:p>
          </table:table-cell>
          <table:table-cell office:value-type="float" office:value="235" table:style-name="ce167">
            <text:p><text:s text:c="3"/>235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310" table:style-name="ce167">
            <text:p><text:s text:c="3"/>310</text:p>
          </table:table-cell>
          <table:table-cell office:value-type="float" office:value="235" table:style-name="ce167">
            <text:p><text:s text:c="3"/>235</text:p>
          </table:table-cell>
          <table:table-cell office:value-type="float" office:value="75" table:style-name="ce167">
            <text:p><text:s text:c="3"/>75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0" table:style-name="ce167">
            <text:p>—</text:p>
          </table:table-cell>
          <table:table-cell office:value-type="float" office:value="9" table:style-name="ce166">
            <text:p><text:s text:c="3"/>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21">
            <text:p>8 月</text:p>
          </table:table-cell>
          <table:table-cell office:value-type="string" table:style-name="ce34">
            <text:p>計</text:p>
          </table:table-cell>
          <table:table-cell office:value-type="float" office:value="9840" table:style-name="ce178">
            <text:p><text:s text:c="3"/>9,840</text:p>
          </table:table-cell>
          <table:table-cell office:value-type="float" office:value="8853" table:style-name="ce178">
            <text:p><text:s text:c="3"/>8,853</text:p>
          </table:table-cell>
          <table:table-cell office:value-type="float" office:value="8851" table:style-name="ce178">
            <text:p><text:s text:c="3"/>8,851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47" table:style-name="ce178">
            <text:p><text:s text:c="3"/>547</text:p>
          </table:table-cell>
          <table:table-cell office:value-type="float" office:value="237" table:style-name="ce178">
            <text:p><text:s text:c="3"/>237</text:p>
          </table:table-cell>
          <table:table-cell office:value-type="float" office:value="310" table:style-name="ce178">
            <text:p><text:s text:c="3"/>310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426" table:style-name="ce178">
            <text:p><text:s text:c="3"/>426</text:p>
          </table:table-cell>
          <table:table-cell office:value-type="float" office:value="255" table:style-name="ce178">
            <text:p><text:s text:c="3"/>255</text:p>
          </table:table-cell>
          <table:table-cell office:value-type="float" office:value="171" table:style-name="ce178">
            <text:p><text:s text:c="3"/>171</text:p>
          </table:table-cell>
          <table:table-cell office:value-type="float" office:value="366" table:style-name="ce178">
            <text:p><text:s text:c="3"/>366</text:p>
          </table:table-cell>
          <table:table-cell office:value-type="float" office:value="254" table:style-name="ce178">
            <text:p><text:s text:c="3"/>254</text:p>
          </table:table-cell>
          <table:table-cell office:value-type="float" office:value="112" table:style-name="ce178">
            <text:p><text:s text:c="3"/>112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20" table:style-name="ce173">
            <text:p><text:s text:c="3"/>4,920</text:p>
          </table:table-cell>
          <table:table-cell office:value-type="float" office:value="4818" table:style-name="ce173">
            <text:p><text:s text:c="3"/>4,818</text:p>
          </table:table-cell>
          <table:table-cell office:value-type="float" office:value="4818" table:style-name="ce175">
            <text:p><text:s text:c="3"/>4,818</text:p>
          </table:table-cell>
          <table:table-cell office:value-type="float" office:value="0" table:style-name="ce175">
            <text:p>—</text:p>
          </table:table-cell>
          <table:table-cell office:value-type="float" office:value="26" table:style-name="ce175">
            <text:p><text:s text:c="3"/>2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5" table:style-name="ce175">
            <text:p><text:s text:c="3"/>25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21" table:style-name="ce173">
            <text:p><text:s text:c="3"/>21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3" table:style-name="ce172">
            <text:p><text:s text:c="3"/>4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920" table:style-name="ce167">
            <text:p><text:s text:c="3"/>4,920</text:p>
          </table:table-cell>
          <table:table-cell office:value-type="float" office:value="4035" table:style-name="ce167">
            <text:p><text:s text:c="3"/>4,035</text:p>
          </table:table-cell>
          <table:table-cell office:value-type="float" office:value="4033" table:style-name="ce169">
            <text:p><text:s text:c="3"/>4,03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21" table:style-name="ce169">
            <text:p><text:s text:c="3"/>521</text:p>
          </table:table-cell>
          <table:table-cell office:value-type="float" office:value="236" table:style-name="ce169">
            <text:p><text:s text:c="3"/>236</text:p>
          </table:table-cell>
          <table:table-cell office:value-type="float" office:value="285" table:style-name="ce169">
            <text:p><text:s text:c="3"/>285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59" table:style-name="ce167">
            <text:p><text:s text:c="3"/>359</text:p>
          </table:table-cell>
          <table:table-cell office:value-type="float" office:value="252" table:style-name="ce167">
            <text:p><text:s text:c="3"/>252</text:p>
          </table:table-cell>
          <table:table-cell office:value-type="float" office:value="107" table:style-name="ce167">
            <text:p><text:s text:c="3"/>107</text:p>
          </table:table-cell>
          <table:table-cell office:value-type="float" office:value="343" table:style-name="ce167">
            <text:p><text:s text:c="3"/>343</text:p>
          </table:table-cell>
          <table:table-cell office:value-type="float" office:value="252" table:style-name="ce167">
            <text:p><text:s text:c="3"/>252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16" table:style-name="ce167">
            <text:p><text:s text:c="3"/>16</text:p>
          </table:table-cell>
          <table:table-cell office:value-type="float" office:value="0" table:style-name="ce167">
            <text:p>—</text:p>
          </table:table-cell>
          <table:table-cell office:value-type="float" office:value="16" table:style-name="ce166">
            <text:p><text:s text:c="3"/>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1">
            <text:p>9 月</text:p>
          </table:table-cell>
          <table:table-cell office:value-type="string" table:style-name="ce34">
            <text:p>計</text:p>
          </table:table-cell>
          <table:table-cell office:value-type="float" office:value="8862" table:style-name="ce178">
            <text:p><text:s text:c="3"/>8,862</text:p>
          </table:table-cell>
          <table:table-cell office:value-type="float" office:value="8000" table:style-name="ce178">
            <text:p><text:s text:c="3"/>8,000</text:p>
          </table:table-cell>
          <table:table-cell office:value-type="float" office:value="7999" table:style-name="ce178">
            <text:p><text:s text:c="3"/>7,999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08" table:style-name="ce178">
            <text:p><text:s text:c="3"/>508</text:p>
          </table:table-cell>
          <table:table-cell office:value-type="float" office:value="236" table:style-name="ce178">
            <text:p><text:s text:c="3"/>236</text:p>
          </table:table-cell>
          <table:table-cell office:value-type="float" office:value="272" table:style-name="ce178">
            <text:p><text:s text:c="3"/>27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345" table:style-name="ce178">
            <text:p><text:s text:c="3"/>345</text:p>
          </table:table-cell>
          <table:table-cell office:value-type="float" office:value="209" table:style-name="ce178">
            <text:p><text:s text:c="3"/>209</text:p>
          </table:table-cell>
          <table:table-cell office:value-type="float" office:value="136" table:style-name="ce178">
            <text:p><text:s text:c="3"/>136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207" table:style-name="ce178">
            <text:p><text:s text:c="3"/>20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31" table:style-name="ce173">
            <text:p><text:s text:c="3"/>4,431</text:p>
          </table:table-cell>
          <table:table-cell office:value-type="float" office:value="4357" table:style-name="ce173">
            <text:p><text:s text:c="3"/>4,357</text:p>
          </table:table-cell>
          <table:table-cell office:value-type="float" office:value="4357" table:style-name="ce175">
            <text:p><text:s text:c="3"/>4,357</text:p>
          </table:table-cell>
          <table:table-cell office:value-type="float" office:value="0" table:style-name="ce175">
            <text:p>—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59" table:style-name="ce173">
            <text:p><text:s text:c="3"/>59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54" table:style-name="ce173">
            <text:p><text:s text:c="3"/>54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2" table:style-name="ce172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431" table:style-name="ce167">
            <text:p><text:s text:c="3"/>4,431</text:p>
          </table:table-cell>
          <table:table-cell office:value-type="float" office:value="3643" table:style-name="ce167">
            <text:p><text:s text:c="3"/>3,643</text:p>
          </table:table-cell>
          <table:table-cell office:value-type="float" office:value="3642" table:style-name="ce169">
            <text:p><text:s text:c="3"/>3,642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94" table:style-name="ce169">
            <text:p><text:s text:c="3"/>494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264" table:style-name="ce169">
            <text:p><text:s text:c="3"/>264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286" table:style-name="ce167">
            <text:p><text:s text:c="3"/>286</text:p>
          </table:table-cell>
          <table:table-cell office:value-type="float" office:value="204" table:style-name="ce167">
            <text:p><text:s text:c="3"/>204</text:p>
          </table:table-cell>
          <table:table-cell office:value-type="float" office:value="82" table:style-name="ce167">
            <text:p><text:s text:c="3"/>82</text:p>
          </table:table-cell>
          <table:table-cell office:value-type="float" office:value="273" table:style-name="ce167">
            <text:p><text:s text:c="3"/>273</text:p>
          </table:table-cell>
          <table:table-cell office:value-type="float" office:value="204" table:style-name="ce167">
            <text:p><text:s text:c="3"/>204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0" table:style-name="ce167">
            <text:p>—</text:p>
          </table:table-cell>
          <table:table-cell office:value-type="float" office:value="13" table:style-name="ce166">
            <text:p><text:s text:c="3"/>1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1">
            <text:p>10 月</text:p>
          </table:table-cell>
          <table:table-cell office:value-type="string" table:style-name="ce34">
            <text:p>計</text:p>
          </table:table-cell>
          <table:table-cell office:value-type="float" office:value="9512" table:style-name="ce178">
            <text:p><text:s text:c="3"/>9,512</text:p>
          </table:table-cell>
          <table:table-cell office:value-type="float" office:value="8560" table:style-name="ce178">
            <text:p><text:s text:c="3"/>8,560</text:p>
          </table:table-cell>
          <table:table-cell office:value-type="float" office:value="8557" table:style-name="ce178">
            <text:p><text:s text:c="3"/>8,557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59" table:style-name="ce178">
            <text:p><text:s text:c="3"/>559</text:p>
          </table:table-cell>
          <table:table-cell office:value-type="float" office:value="271" table:style-name="ce178">
            <text:p><text:s text:c="3"/>271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370" table:style-name="ce178">
            <text:p><text:s text:c="3"/>370</text:p>
          </table:table-cell>
          <table:table-cell office:value-type="float" office:value="228" table:style-name="ce178">
            <text:p><text:s text:c="3"/>228</text:p>
          </table:table-cell>
          <table:table-cell office:value-type="float" office:value="142" table:style-name="ce178">
            <text:p><text:s text:c="3"/>142</text:p>
          </table:table-cell>
          <table:table-cell office:value-type="float" office:value="308" table:style-name="ce178">
            <text:p><text:s text:c="3"/>308</text:p>
          </table:table-cell>
          <table:table-cell office:value-type="float" office:value="227" table:style-name="ce178">
            <text:p><text:s text:c="3"/>22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1" table:style-name="ce177">
            <text:p><text:s text:c="3"/>6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756" table:style-name="ce173">
            <text:p><text:s text:c="3"/>4,756</text:p>
          </table:table-cell>
          <table:table-cell office:value-type="float" office:value="4653" table:style-name="ce173">
            <text:p><text:s text:c="3"/>4,653</text:p>
          </table:table-cell>
          <table:table-cell office:value-type="float" office:value="4652" table:style-name="ce175">
            <text:p><text:s text:c="3"/>4,65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5" table:style-name="ce175">
            <text:p><text:s text:c="3"/>25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65" table:style-name="ce173">
            <text:p><text:s text:c="3"/>65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63" table:style-name="ce173">
            <text:p><text:s text:c="3"/>63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52" table:style-name="ce173">
            <text:p><text:s text:c="3"/>52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51" table:style-name="ce172">
            <text:p><text:s text:c="3"/>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756" table:style-name="ce167">
            <text:p><text:s text:c="3"/>4,756</text:p>
          </table:table-cell>
          <table:table-cell office:value-type="float" office:value="3907" table:style-name="ce167">
            <text:p><text:s text:c="3"/>3,907</text:p>
          </table:table-cell>
          <table:table-cell office:value-type="float" office:value="3905" table:style-name="ce169">
            <text:p><text:s text:c="3"/>3,905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34" table:style-name="ce169">
            <text:p><text:s text:c="3"/>534</text:p>
          </table:table-cell>
          <table:table-cell office:value-type="float" office:value="264" table:style-name="ce169">
            <text:p><text:s text:c="3"/>264</text:p>
          </table:table-cell>
          <table:table-cell office:value-type="float" office:value="270" table:style-name="ce169">
            <text:p><text:s text:c="3"/>270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305" table:style-name="ce167">
            <text:p><text:s text:c="3"/>305</text:p>
          </table:table-cell>
          <table:table-cell office:value-type="float" office:value="226" table:style-name="ce167">
            <text:p><text:s text:c="3"/>226</text:p>
          </table:table-cell>
          <table:table-cell office:value-type="float" office:value="79" table:style-name="ce167">
            <text:p><text:s text:c="3"/>79</text:p>
          </table:table-cell>
          <table:table-cell office:value-type="float" office:value="295" table:style-name="ce167">
            <text:p><text:s text:c="3"/>295</text:p>
          </table:table-cell>
          <table:table-cell office:value-type="float" office:value="226" table:style-name="ce167">
            <text:p><text:s text:c="3"/>226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0" table:style-name="ce167">
            <text:p>—</text:p>
          </table:table-cell>
          <table:table-cell office:value-type="float" office:value="10" table:style-name="ce166">
            <text:p><text:s text:c="3"/>1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1">
            <text:p>11 月</text:p>
          </table:table-cell>
          <table:table-cell office:value-type="string" table:style-name="ce34">
            <text:p>計</text:p>
          </table:table-cell>
          <table:table-cell office:value-type="float" office:value="9262" table:style-name="ce178">
            <text:p><text:s text:c="3"/>9,262</text:p>
          </table:table-cell>
          <table:table-cell office:value-type="float" office:value="8320" table:style-name="ce178">
            <text:p><text:s text:c="3"/>8,320</text:p>
          </table:table-cell>
          <table:table-cell office:value-type="float" office:value="8320" table:style-name="ce178">
            <text:p><text:s text:c="3"/>8,320</text:p>
          </table:table-cell>
          <table:table-cell office:value-type="float" office:value="0" table:style-name="ce178">
            <text:p>—</text:p>
          </table:table-cell>
          <table:table-cell office:value-type="float" office:value="508" table:style-name="ce178">
            <text:p><text:s text:c="3"/>508</text:p>
          </table:table-cell>
          <table:table-cell office:value-type="float" office:value="233" table:style-name="ce178">
            <text:p><text:s text:c="3"/>233</text:p>
          </table:table-cell>
          <table:table-cell office:value-type="float" office:value="275" table:style-name="ce178">
            <text:p><text:s text:c="3"/>275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421" table:style-name="ce178">
            <text:p><text:s text:c="3"/>421</text:p>
          </table:table-cell>
          <table:table-cell office:value-type="float" office:value="254" table:style-name="ce178">
            <text:p><text:s text:c="3"/>254</text:p>
          </table:table-cell>
          <table:table-cell office:value-type="float" office:value="167" table:style-name="ce178">
            <text:p><text:s text:c="3"/>167</text:p>
          </table:table-cell>
          <table:table-cell office:value-type="float" office:value="357" table:style-name="ce178">
            <text:p><text:s text:c="3"/>357</text:p>
          </table:table-cell>
          <table:table-cell office:value-type="float" office:value="251" table:style-name="ce178">
            <text:p><text:s text:c="3"/>251</text:p>
          </table:table-cell>
          <table:table-cell office:value-type="float" office:value="106" table:style-name="ce178">
            <text:p><text:s text:c="3"/>106</text:p>
          </table:table-cell>
          <table:table-cell office:value-type="float" office:value="64" table:style-name="ce178">
            <text:p><text:s text:c="3"/>64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61" table:style-name="ce177">
            <text:p><text:s text:c="3"/>6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31" table:style-name="ce173">
            <text:p><text:s text:c="3"/>4,631</text:p>
          </table:table-cell>
          <table:table-cell office:value-type="float" office:value="4540" table:style-name="ce173">
            <text:p><text:s text:c="3"/>4,540</text:p>
          </table:table-cell>
          <table:table-cell office:value-type="float" office:value="4540" table:style-name="ce175">
            <text:p><text:s text:c="3"/>4,540</text:p>
          </table:table-cell>
          <table:table-cell office:value-type="float" office:value="0" table:style-name="ce175">
            <text:p>—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0" table:style-name="ce175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61" table:style-name="ce173">
            <text:p><text:s text:c="3"/>61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0" table:style-name="ce173">
            <text:p>—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46" table:style-name="ce172">
            <text:p><text:s text:c="3"/>4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631" table:style-name="ce167">
            <text:p><text:s text:c="3"/>4,631</text:p>
          </table:table-cell>
          <table:table-cell office:value-type="float" office:value="3780" table:style-name="ce167">
            <text:p><text:s text:c="3"/>3,780</text:p>
          </table:table-cell>
          <table:table-cell office:value-type="float" office:value="3780" table:style-name="ce169">
            <text:p><text:s text:c="3"/>3,780</text:p>
          </table:table-cell>
          <table:table-cell office:value-type="float" office:value="0" table:style-name="ce169">
            <text:p>—</text:p>
          </table:table-cell>
          <table:table-cell office:value-type="float" office:value="488" table:style-name="ce169">
            <text:p><text:s text:c="3"/>488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258" table:style-name="ce169">
            <text:p><text:s text:c="3"/>258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57" table:style-name="ce167">
            <text:p><text:s text:c="3"/>357</text:p>
          </table:table-cell>
          <table:table-cell office:value-type="float" office:value="251" table:style-name="ce167">
            <text:p><text:s text:c="3"/>251</text:p>
          </table:table-cell>
          <table:table-cell office:value-type="float" office:value="106" table:style-name="ce167">
            <text:p><text:s text:c="3"/>106</text:p>
          </table:table-cell>
          <table:table-cell office:value-type="float" office:value="342" table:style-name="ce167">
            <text:p><text:s text:c="3"/>342</text:p>
          </table:table-cell>
          <table:table-cell office:value-type="float" office:value="251" table:style-name="ce167">
            <text:p><text:s text:c="3"/>251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0" table:style-name="ce167">
            <text:p>—</text:p>
          </table:table-cell>
          <table:table-cell office:value-type="float" office:value="15" table:style-name="ce166">
            <text:p><text:s text:c="3"/>1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1">
            <text:p>12 月</text:p>
          </table:table-cell>
          <table:table-cell office:value-type="string" table:style-name="ce34">
            <text:p>計</text:p>
          </table:table-cell>
          <table:table-cell office:value-type="float" office:value="9256" table:style-name="ce178">
            <text:p><text:s text:c="3"/>9,256</text:p>
          </table:table-cell>
          <table:table-cell office:value-type="float" office:value="8386" table:style-name="ce178">
            <text:p><text:s text:c="3"/>8,386</text:p>
          </table:table-cell>
          <table:table-cell office:value-type="float" office:value="8385" table:style-name="ce178">
            <text:p><text:s text:c="3"/>8,38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89" table:style-name="ce178">
            <text:p><text:s text:c="3"/>489</text:p>
          </table:table-cell>
          <table:table-cell office:value-type="float" office:value="233" table:style-name="ce178">
            <text:p><text:s text:c="3"/>233</text:p>
          </table:table-cell>
          <table:table-cell office:value-type="float" office:value="256" table:style-name="ce178">
            <text:p><text:s text:c="3"/>256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219" table:style-name="ce178">
            <text:p><text:s text:c="3"/>219</text:p>
          </table:table-cell>
          <table:table-cell office:value-type="float" office:value="141" table:style-name="ce178">
            <text:p><text:s text:c="3"/>141</text:p>
          </table:table-cell>
          <table:table-cell office:value-type="float" office:value="298" table:style-name="ce178">
            <text:p><text:s text:c="3"/>298</text:p>
          </table:table-cell>
          <table:table-cell office:value-type="float" office:value="217" table:style-name="ce178">
            <text:p><text:s text:c="3"/>21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60" table:style-name="ce177">
            <text:p><text:s text:c="3"/>6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28" table:style-name="ce173">
            <text:p><text:s text:c="3"/>4,628</text:p>
          </table:table-cell>
          <table:table-cell office:value-type="float" office:value="4537" table:style-name="ce173">
            <text:p><text:s text:c="3"/>4,537</text:p>
          </table:table-cell>
          <table:table-cell office:value-type="float" office:value="4536" table:style-name="ce175">
            <text:p><text:s text:c="3"/>4,53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6" table:style-name="ce173">
            <text:p><text:s text:c="3"/>66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2" table:style-name="ce173">
            <text:p><text:s text:c="3"/>62</text:p>
          </table:table-cell>
          <table:table-cell office:value-type="float" office:value="17" table:style-name="ce173">
            <text:p><text:s text:c="3"/>1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8" table:style-name="ce172">
            <text:p><text:s text:c="3"/>4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628" table:style-name="ce167">
            <text:p><text:s text:c="3"/>4,628</text:p>
          </table:table-cell>
          <table:table-cell office:value-type="float" office:value="3849" table:style-name="ce167">
            <text:p><text:s text:c="3"/>3,849</text:p>
          </table:table-cell>
          <table:table-cell office:value-type="float" office:value="3849" table:style-name="ce169">
            <text:p><text:s text:c="3"/>3,849</text:p>
          </table:table-cell>
          <table:table-cell office:value-type="float" office:value="0" table:style-name="ce169">
            <text:p>—</text:p>
          </table:table-cell>
          <table:table-cell office:value-type="float" office:value="470" table:style-name="ce169">
            <text:p><text:s text:c="3"/>470</text:p>
          </table:table-cell>
          <table:table-cell office:value-type="float" office:value="229" table:style-name="ce169">
            <text:p><text:s text:c="3"/>229</text:p>
          </table:table-cell>
          <table:table-cell office:value-type="float" office:value="241" table:style-name="ce169">
            <text:p><text:s text:c="3"/>241</text:p>
          </table:table-cell>
          <table:table-cell office:value-type="float" office:value="15" table:style-name="ce170">
            <text:p><text:s text:c="3"/>15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294" table:style-name="ce167">
            <text:p><text:s text:c="3"/>294</text:p>
          </table:table-cell>
          <table:table-cell office:value-type="float" office:value="215" table:style-name="ce167">
            <text:p><text:s text:c="3"/>215</text:p>
          </table:table-cell>
          <table:table-cell office:value-type="float" office:value="79" table:style-name="ce167">
            <text:p><text:s text:c="3"/>79</text:p>
          </table:table-cell>
          <table:table-cell office:value-type="float" office:value="281" table:style-name="ce167">
            <text:p><text:s text:c="3"/>281</text:p>
          </table:table-cell>
          <table:table-cell office:value-type="float" office:value="214" table:style-name="ce167">
            <text:p><text:s text:c="3"/>214</text:p>
          </table:table-cell>
          <table:table-cell office:value-type="float" office:value="67" table:style-name="ce167">
            <text:p><text:s text:c="3"/>67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12" table:style-name="ce166">
            <text:p><text:s text:c="3"/>1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0">
            <text:p>106年</text:p>
            <text:p>截至6月止</text:p>
          </table:table-cell>
          <table:table-cell office:value-type="string" table:style-name="ce48">
            <text:p>計</text:p>
          </table:table-cell>
          <table:table-cell office:value-type="float" office:value="52718" table:style-name="ce47">
            <text:p><text:s text:c="3"/>52,718</text:p>
          </table:table-cell>
          <table:table-cell office:value-type="float" office:value="47384" table:style-name="ce47">
            <text:p><text:s text:c="3"/>47,384</text:p>
          </table:table-cell>
          <table:table-cell office:value-type="float" office:value="47376" table:style-name="ce47">
            <text:p><text:s text:c="3"/>47,37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905" table:style-name="ce47">
            <text:p><text:s text:c="3"/>2,905</text:p>
          </table:table-cell>
          <table:table-cell office:value-type="float" office:value="1338" table:style-name="ce47">
            <text:p><text:s text:c="3"/>1,338</text:p>
          </table:table-cell>
          <table:table-cell office:value-type="float" office:value="1567" table:style-name="ce47">
            <text:p><text:s text:c="3"/>1,567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341" table:style-name="ce47">
            <text:p><text:s text:c="3"/>2,341</text:p>
          </table:table-cell>
          <table:table-cell office:value-type="float" office:value="1392" table:style-name="ce47">
            <text:p><text:s text:c="3"/>1,392</text:p>
          </table:table-cell>
          <table:table-cell office:value-type="float" office:value="949" table:style-name="ce47">
            <text:p><text:s text:c="3"/>949</text:p>
          </table:table-cell>
          <table:table-cell office:value-type="float" office:value="2010" table:style-name="ce47">
            <text:p><text:s text:c="3"/>2,010</text:p>
          </table:table-cell>
          <table:table-cell office:value-type="float" office:value="1384" table:style-name="ce47">
            <text:p><text:s text:c="3"/>1,384</text:p>
          </table:table-cell>
          <table:table-cell office:value-type="float" office:value="626" table:style-name="ce47">
            <text:p><text:s text:c="3"/>626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23" table:style-name="ce46">
            <text:p><text:s text:c="3"/>32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26359" table:style-name="ce43">
            <text:p><text:s text:c="3"/>26,359</text:p>
          </table:table-cell>
          <table:table-cell office:value-type="float" office:value="25800" table:style-name="ce43">
            <text:p><text:s text:c="3"/>25,800</text:p>
          </table:table-cell>
          <table:table-cell office:value-type="float" office:value="25797" table:style-name="ce43">
            <text:p><text:s text:c="3"/>25,79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49" table:style-name="ce43">
            <text:p><text:s text:c="3"/>149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125" table:style-name="ce43">
            <text:p><text:s text:c="3"/>125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374" table:style-name="ce43">
            <text:p><text:s text:c="3"/>37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102" table:style-name="ce43">
            <text:p><text:s text:c="3"/>10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94" table:style-name="ce43">
            <text:p><text:s text:c="3"/>94</text:p>
          </table:table-cell>
          <table:table-cell office:value-type="float" office:value="272" table:style-name="ce43">
            <text:p><text:s text:c="3"/>272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66" table:style-name="ce42">
            <text:p><text:s text:c="3"/>26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0">
            <text:p>女</text:p>
          </table:table-cell>
          <table:table-cell office:value-type="float" office:value="26359" table:style-name="ce39">
            <text:p><text:s text:c="3"/>26,359</text:p>
          </table:table-cell>
          <table:table-cell office:value-type="float" office:value="21584" table:style-name="ce39">
            <text:p><text:s text:c="3"/>21,584</text:p>
          </table:table-cell>
          <table:table-cell office:value-type="float" office:value="21579" table:style-name="ce39">
            <text:p><text:s text:c="3"/>21,579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756" table:style-name="ce39">
            <text:p><text:s text:c="3"/>2,756</text:p>
          </table:table-cell>
          <table:table-cell office:value-type="float" office:value="1314" table:style-name="ce39">
            <text:p><text:s text:c="3"/>1,314</text:p>
          </table:table-cell>
          <table:table-cell office:value-type="float" office:value="1442" table:style-name="ce39">
            <text:p><text:s text:c="3"/>1,442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967" table:style-name="ce39">
            <text:p><text:s text:c="3"/>1,967</text:p>
          </table:table-cell>
          <table:table-cell office:value-type="float" office:value="1378" table:style-name="ce39">
            <text:p><text:s text:c="3"/>1,378</text:p>
          </table:table-cell>
          <table:table-cell office:value-type="float" office:value="589" table:style-name="ce39">
            <text:p><text:s text:c="3"/>589</text:p>
          </table:table-cell>
          <table:table-cell office:value-type="float" office:value="1908" table:style-name="ce39">
            <text:p><text:s text:c="3"/>1,908</text:p>
          </table:table-cell>
          <table:table-cell office:value-type="float" office:value="1376" table:style-name="ce39">
            <text:p><text:s text:c="3"/>1,376</text:p>
          </table:table-cell>
          <table:table-cell office:value-type="float" office:value="532" table:style-name="ce39">
            <text:p><text:s text:c="3"/>532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57" table:style-name="ce38">
            <text:p><text:s text:c="3"/>5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178">
            <text:p><text:s text:c="3"/>7,544</text:p>
          </table:table-cell>
          <table:table-cell office:value-type="float" office:value="6822" table:style-name="ce178">
            <text:p><text:s text:c="3"/>6,822</text:p>
          </table:table-cell>
          <table:table-cell office:value-type="float" office:value="6820" table:style-name="ce178">
            <text:p><text:s text:c="3"/>6,820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35" table:style-name="ce178">
            <text:p><text:s text:c="3"/>435</text:p>
          </table:table-cell>
          <table:table-cell office:value-type="float" office:value="178" table:style-name="ce178">
            <text:p><text:s text:c="3"/>178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272" table:style-name="ce178">
            <text:p><text:s text:c="3"/>272</text:p>
          </table:table-cell>
          <table:table-cell office:value-type="float" office:value="151" table:style-name="ce178">
            <text:p><text:s text:c="3"/>151</text:p>
          </table:table-cell>
          <table:table-cell office:value-type="float" office:value="121" table:style-name="ce178">
            <text:p><text:s text:c="3"/>121</text:p>
          </table:table-cell>
          <table:table-cell office:value-type="float" office:value="230" table:style-name="ce178">
            <text:p><text:s text:c="3"/>230</text:p>
          </table:table-cell>
          <table:table-cell office:value-type="float" office:value="151" table:style-name="ce178">
            <text:p><text:s text:c="3"/>151</text:p>
          </table:table-cell>
          <table:table-cell office:value-type="float" office:value="79" table:style-name="ce178">
            <text:p><text:s text:c="3"/>79</text:p>
          </table:table-cell>
          <table:table-cell office:value-type="float" office:value="42" table:style-name="ce178">
            <text:p><text:s text:c="3"/>42</text:p>
          </table:table-cell>
          <table:table-cell office:value-type="float" office:value="0" table:style-name="ce178">
            <text:p>—</text:p>
          </table:table-cell>
          <table:table-cell office:value-type="float" office:value="42" table:style-name="ce177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173">
            <text:p><text:s text:c="3"/>3,772</text:p>
          </table:table-cell>
          <table:table-cell office:value-type="float" office:value="3692" table:style-name="ce173">
            <text:p><text:s text:c="3"/>3,692</text:p>
          </table:table-cell>
          <table:table-cell office:value-type="float" office:value="3690" table:style-name="ce175">
            <text:p><text:s text:c="3"/>3,690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0" table:style-name="ce173">
            <text:p>—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0" table:style-name="ce173">
            <text:p>—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35" table:style-name="ce173">
            <text:p><text:s text:c="3"/>35</text:p>
          </table:table-cell>
          <table:table-cell office:value-type="float" office:value="0" table:style-name="ce173">
            <text:p>—</text:p>
          </table:table-cell>
          <table:table-cell office:value-type="float" office:value="35" table:style-name="ce172">
            <text:p><text:s text:c="3"/>3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3772" table:style-name="ce167">
            <text:p><text:s text:c="3"/>3,772</text:p>
          </table:table-cell>
          <table:table-cell office:value-type="float" office:value="3130" table:style-name="ce167">
            <text:p><text:s text:c="3"/>3,130</text:p>
          </table:table-cell>
          <table:table-cell office:value-type="float" office:value="3130" table:style-name="ce169">
            <text:p><text:s text:c="3"/>3,130</text:p>
          </table:table-cell>
          <table:table-cell office:value-type="float" office:value="0" table:style-name="ce169">
            <text:p>—</text:p>
          </table:table-cell>
          <table:table-cell office:value-type="float" office:value="411" table:style-name="ce169">
            <text:p><text:s text:c="3"/>411</text:p>
          </table:table-cell>
          <table:table-cell office:value-type="float" office:value="176" table:style-name="ce169">
            <text:p><text:s text:c="3"/>176</text:p>
          </table:table-cell>
          <table:table-cell office:value-type="float" office:value="235" table:style-name="ce169">
            <text:p><text:s text:c="3"/>235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224" table:style-name="ce167">
            <text:p><text:s text:c="3"/>224</text:p>
          </table:table-cell>
          <table:table-cell office:value-type="float" office:value="151" table:style-name="ce167">
            <text:p><text:s text:c="3"/>151</text:p>
          </table:table-cell>
          <table:table-cell office:value-type="float" office:value="73" table:style-name="ce167">
            <text:p><text:s text:c="3"/>73</text:p>
          </table:table-cell>
          <table:table-cell office:value-type="float" office:value="217" table:style-name="ce167">
            <text:p><text:s text:c="3"/>217</text:p>
          </table:table-cell>
          <table:table-cell office:value-type="float" office:value="151" table:style-name="ce167">
            <text:p><text:s text:c="3"/>151</text:p>
          </table:table-cell>
          <table:table-cell office:value-type="float" office:value="66" table:style-name="ce167">
            <text:p><text:s text:c="3"/>66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0" table:style-name="ce167">
            <text:p>—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178">
            <text:p><text:s text:c="3"/>7,930</text:p>
          </table:table-cell>
          <table:table-cell office:value-type="float" office:value="7156" table:style-name="ce178">
            <text:p><text:s text:c="3"/>7,156</text:p>
          </table:table-cell>
          <table:table-cell office:value-type="float" office:value="7155" table:style-name="ce178">
            <text:p><text:s text:c="3"/>7,15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98" table:style-name="ce178">
            <text:p><text:s text:c="3"/>398</text:p>
          </table:table-cell>
          <table:table-cell office:value-type="float" office:value="190" table:style-name="ce178">
            <text:p><text:s text:c="3"/>190</text:p>
          </table:table-cell>
          <table:table-cell office:value-type="float" office:value="208" table:style-name="ce178">
            <text:p><text:s text:c="3"/>208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364" table:style-name="ce178">
            <text:p><text:s text:c="3"/>364</text:p>
          </table:table-cell>
          <table:table-cell office:value-type="float" office:value="221" table:style-name="ce178">
            <text:p><text:s text:c="3"/>221</text:p>
          </table:table-cell>
          <table:table-cell office:value-type="float" office:value="143" table:style-name="ce178">
            <text:p><text:s text:c="3"/>143</text:p>
          </table:table-cell>
          <table:table-cell office:value-type="float" office:value="314" table:style-name="ce178">
            <text:p><text:s text:c="3"/>314</text:p>
          </table:table-cell>
          <table:table-cell office:value-type="float" office:value="221" table:style-name="ce178">
            <text:p><text:s text:c="3"/>221</text:p>
          </table:table-cell>
          <table:table-cell office:value-type="float" office:value="93" table:style-name="ce178">
            <text:p><text:s text:c="3"/>93</text:p>
          </table:table-cell>
          <table:table-cell office:value-type="float" office:value="50" table:style-name="ce178">
            <text:p><text:s text:c="3"/>50</text:p>
          </table:table-cell>
          <table:table-cell office:value-type="float" office:value="0" table:style-name="ce178">
            <text:p>—</text:p>
          </table:table-cell>
          <table:table-cell office:value-type="float" office:value="50" table:style-name="ce177">
            <text:p><text:s text:c="3"/>5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173">
            <text:p><text:s text:c="3"/>3,965</text:p>
          </table:table-cell>
          <table:table-cell office:value-type="float" office:value="3876" table:style-name="ce173">
            <text:p><text:s text:c="3"/>3,876</text:p>
          </table:table-cell>
          <table:table-cell office:value-type="float" office:value="3876" table:style-name="ce175">
            <text:p><text:s text:c="3"/>3,876</text:p>
          </table:table-cell>
          <table:table-cell office:value-type="float" office:value="0" table:style-name="ce175">
            <text:p>—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63" table:style-name="ce173">
            <text:p><text:s text:c="3"/>63</text:p>
          </table:table-cell>
          <table:table-cell office:value-type="float" office:value="21" table:style-name="ce173">
            <text:p><text:s text:c="3"/>21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20" table:style-name="ce173">
            <text:p><text:s text:c="3"/>20</text:p>
          </table:table-cell>
          <table:table-cell office:value-type="float" office:value="43" table:style-name="ce173">
            <text:p><text:s text:c="3"/>43</text:p>
          </table:table-cell>
          <table:table-cell office:value-type="float" office:value="0" table:style-name="ce173">
            <text:p>—</text:p>
          </table:table-cell>
          <table:table-cell office:value-type="float" office:value="43" table:style-name="ce172">
            <text:p><text:s text:c="3"/>4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3965" table:style-name="ce167">
            <text:p><text:s text:c="3"/>3,965</text:p>
          </table:table-cell>
          <table:table-cell office:value-type="float" office:value="3280" table:style-name="ce167">
            <text:p><text:s text:c="3"/>3,280</text:p>
          </table:table-cell>
          <table:table-cell office:value-type="float" office:value="3279" table:style-name="ce169">
            <text:p><text:s text:c="3"/>3,27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78" table:style-name="ce169">
            <text:p><text:s text:c="3"/>378</text:p>
          </table:table-cell>
          <table:table-cell office:value-type="float" office:value="187" table:style-name="ce169">
            <text:p><text:s text:c="3"/>187</text:p>
          </table:table-cell>
          <table:table-cell office:value-type="float" office:value="191" table:style-name="ce169">
            <text:p><text:s text:c="3"/>19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0" table:style-name="ce167">
            <text:p><text:s text:c="3"/>300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80" table:style-name="ce167">
            <text:p><text:s text:c="3"/>80</text:p>
          </table:table-cell>
          <table:table-cell office:value-type="float" office:value="293" table:style-name="ce167">
            <text:p><text:s text:c="3"/>293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73" table:style-name="ce167">
            <text:p><text:s text:c="3"/>7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0" table:style-name="ce167">
            <text:p>—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178">
            <text:p><text:s text:c="3"/>10,122</text:p>
          </table:table-cell>
          <table:table-cell office:value-type="float" office:value="9021" table:style-name="ce178">
            <text:p><text:s text:c="3"/>9,021</text:p>
          </table:table-cell>
          <table:table-cell office:value-type="float" office:value="9021" table:style-name="ce178">
            <text:p><text:s text:c="3"/>9,021</text:p>
          </table:table-cell>
          <table:table-cell office:value-type="float" office:value="0" table:style-name="ce178">
            <text:p>—</text:p>
          </table:table-cell>
          <table:table-cell office:value-type="float" office:value="600" table:style-name="ce178">
            <text:p><text:s text:c="3"/>600</text:p>
          </table:table-cell>
          <table:table-cell office:value-type="float" office:value="282" table:style-name="ce178">
            <text:p><text:s text:c="3"/>282</text:p>
          </table:table-cell>
          <table:table-cell office:value-type="float" office:value="318" table:style-name="ce178">
            <text:p><text:s text:c="3"/>318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483" table:style-name="ce178">
            <text:p><text:s text:c="3"/>483</text:p>
          </table:table-cell>
          <table:table-cell office:value-type="float" office:value="284" table:style-name="ce178">
            <text:p><text:s text:c="3"/>284</text:p>
          </table:table-cell>
          <table:table-cell office:value-type="float" office:value="199" table:style-name="ce178">
            <text:p><text:s text:c="3"/>199</text:p>
          </table:table-cell>
          <table:table-cell office:value-type="float" office:value="428" table:style-name="ce178">
            <text:p><text:s text:c="3"/>428</text:p>
          </table:table-cell>
          <table:table-cell office:value-type="float" office:value="283" table:style-name="ce178">
            <text:p><text:s text:c="3"/>283</text:p>
          </table:table-cell>
          <table:table-cell office:value-type="float" office:value="145" table:style-name="ce178">
            <text:p><text:s text:c="3"/>145</text:p>
          </table:table-cell>
          <table:table-cell office:value-type="float" office:value="55" table:style-name="ce178">
            <text:p><text:s text:c="3"/>5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4" table:style-name="ce177">
            <text:p><text:s text:c="3"/>5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173">
            <text:p><text:s text:c="3"/>5,061</text:p>
          </table:table-cell>
          <table:table-cell office:value-type="float" office:value="4952" table:style-name="ce173">
            <text:p><text:s text:c="3"/>4,952</text:p>
          </table:table-cell>
          <table:table-cell office:value-type="float" office:value="4952" table:style-name="ce175">
            <text:p><text:s text:c="3"/>4,952</text:p>
          </table:table-cell>
          <table:table-cell office:value-type="float" office:value="0" table:style-name="ce175">
            <text:p>—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5" table:style-name="ce173">
            <text:p><text:s text:c="3"/>65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1" table:style-name="ce173">
            <text:p><text:s text:c="3"/>61</text:p>
          </table:table-cell>
          <table:table-cell office:value-type="float" office:value="22" table:style-name="ce173">
            <text:p><text:s text:c="3"/>22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9" table:style-name="ce173">
            <text:p><text:s text:c="3"/>19</text:p>
          </table:table-cell>
          <table:table-cell office:value-type="float" office:value="43" table:style-name="ce173">
            <text:p><text:s text:c="3"/>4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2" table:style-name="ce172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5061" table:style-name="ce167">
            <text:p><text:s text:c="3"/>5,061</text:p>
          </table:table-cell>
          <table:table-cell office:value-type="float" office:value="4069" table:style-name="ce167">
            <text:p><text:s text:c="3"/>4,069</text:p>
          </table:table-cell>
          <table:table-cell office:value-type="float" office:value="4069" table:style-name="ce169">
            <text:p><text:s text:c="3"/>4,069</text:p>
          </table:table-cell>
          <table:table-cell office:value-type="float" office:value="0" table:style-name="ce169">
            <text:p>—</text:p>
          </table:table-cell>
          <table:table-cell office:value-type="float" office:value="565" table:style-name="ce169">
            <text:p><text:s text:c="3"/>565</text:p>
          </table:table-cell>
          <table:table-cell office:value-type="float" office:value="274" table:style-name="ce169">
            <text:p><text:s text:c="3"/>274</text:p>
          </table:table-cell>
          <table:table-cell office:value-type="float" office:value="291" table:style-name="ce169">
            <text:p><text:s text:c="3"/>291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418" table:style-name="ce167">
            <text:p><text:s text:c="3"/>418</text:p>
          </table:table-cell>
          <table:table-cell office:value-type="float" office:value="280" table:style-name="ce167">
            <text:p><text:s text:c="3"/>280</text:p>
          </table:table-cell>
          <table:table-cell office:value-type="float" office:value="138" table:style-name="ce167">
            <text:p><text:s text:c="3"/>138</text:p>
          </table:table-cell>
          <table:table-cell office:value-type="float" office:value="406" table:style-name="ce167">
            <text:p><text:s text:c="3"/>406</text:p>
          </table:table-cell>
          <table:table-cell office:value-type="float" office:value="280" table:style-name="ce167">
            <text:p><text:s text:c="3"/>280</text:p>
          </table:table-cell>
          <table:table-cell office:value-type="float" office:value="126" table:style-name="ce167">
            <text:p><text:s text:c="3"/>126</text:p>
          </table:table-cell>
          <table:table-cell office:value-type="float" office:value="12" table:style-name="ce167">
            <text:p><text:s text:c="3"/>12</text:p>
          </table:table-cell>
          <table:table-cell office:value-type="float" office:value="0" table:style-name="ce167">
            <text:p>—</text:p>
          </table:table-cell>
          <table:table-cell office:value-type="float" office:value="12" table:style-name="ce166">
            <text:p><text:s text:c="3"/>1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178">
            <text:p><text:s text:c="3"/>8,100</text:p>
          </table:table-cell>
          <table:table-cell office:value-type="float" office:value="7300" table:style-name="ce178">
            <text:p><text:s text:c="3"/>7,300</text:p>
          </table:table-cell>
          <table:table-cell office:value-type="float" office:value="7298" table:style-name="ce178">
            <text:p><text:s text:c="3"/>7,298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14" table:style-name="ce178">
            <text:p><text:s text:c="3"/>414</text:p>
          </table:table-cell>
          <table:table-cell office:value-type="float" office:value="192" table:style-name="ce178">
            <text:p><text:s text:c="3"/>192</text:p>
          </table:table-cell>
          <table:table-cell office:value-type="float" office:value="222" table:style-name="ce178">
            <text:p><text:s text:c="3"/>22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377" table:style-name="ce178">
            <text:p><text:s text:c="3"/>377</text:p>
          </table:table-cell>
          <table:table-cell office:value-type="float" office:value="232" table:style-name="ce178">
            <text:p><text:s text:c="3"/>232</text:p>
          </table:table-cell>
          <table:table-cell office:value-type="float" office:value="145" table:style-name="ce178">
            <text:p><text:s text:c="3"/>145</text:p>
          </table:table-cell>
          <table:table-cell office:value-type="float" office:value="320" table:style-name="ce178">
            <text:p><text:s text:c="3"/>320</text:p>
          </table:table-cell>
          <table:table-cell office:value-type="float" office:value="230" table:style-name="ce178">
            <text:p><text:s text:c="3"/>230</text:p>
          </table:table-cell>
          <table:table-cell office:value-type="float" office:value="90" table:style-name="ce178">
            <text:p><text:s text:c="3"/>90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173">
            <text:p><text:s text:c="3"/>4,050</text:p>
          </table:table-cell>
          <table:table-cell office:value-type="float" office:value="3962" table:style-name="ce173">
            <text:p><text:s text:c="3"/>3,962</text:p>
          </table:table-cell>
          <table:table-cell office:value-type="float" office:value="3962" table:style-name="ce175">
            <text:p><text:s text:c="3"/>3,962</text:p>
          </table:table-cell>
          <table:table-cell office:value-type="float" office:value="0" table:style-name="ce175">
            <text:p>—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0" table:style-name="ce173">
            <text:p><text:s text:c="3"/>60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8" table:style-name="ce172">
            <text:p><text:s text:c="3"/>4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4050" table:style-name="ce167">
            <text:p><text:s text:c="3"/>4,050</text:p>
          </table:table-cell>
          <table:table-cell office:value-type="float" office:value="3338" table:style-name="ce167">
            <text:p><text:s text:c="3"/>3,338</text:p>
          </table:table-cell>
          <table:table-cell office:value-type="float" office:value="3336" table:style-name="ce169">
            <text:p><text:s text:c="3"/>3,336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393" table:style-name="ce169">
            <text:p><text:s text:c="3"/>393</text:p>
          </table:table-cell>
          <table:table-cell office:value-type="float" office:value="188" table:style-name="ce169">
            <text:p><text:s text:c="3"/>188</text:p>
          </table:table-cell>
          <table:table-cell office:value-type="float" office:value="205" table:style-name="ce169">
            <text:p><text:s text:c="3"/>205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313" table:style-name="ce167">
            <text:p><text:s text:c="3"/>313</text:p>
          </table:table-cell>
          <table:table-cell office:value-type="float" office:value="228" table:style-name="ce167">
            <text:p><text:s text:c="3"/>228</text:p>
          </table:table-cell>
          <table:table-cell office:value-type="float" office:value="85" table:style-name="ce167">
            <text:p><text:s text:c="3"/>85</text:p>
          </table:table-cell>
          <table:table-cell office:value-type="float" office:value="305" table:style-name="ce167">
            <text:p><text:s text:c="3"/>305</text:p>
          </table:table-cell>
          <table:table-cell office:value-type="float" office:value="227" table:style-name="ce167">
            <text:p><text:s text:c="3"/>227</text:p>
          </table:table-cell>
          <table:table-cell office:value-type="float" office:value="78" table:style-name="ce167">
            <text:p><text:s text:c="3"/>78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9128" table:style-name="ce178">
            <text:p><text:s text:c="3"/>9,128</text:p>
          </table:table-cell>
          <table:table-cell office:value-type="float" office:value="8199" table:style-name="ce178">
            <text:p><text:s text:c="3"/>8,199</text:p>
          </table:table-cell>
          <table:table-cell office:value-type="float" office:value="8198" table:style-name="ce178">
            <text:p><text:s text:c="3"/>8,19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93" table:style-name="ce178">
            <text:p><text:s text:c="3"/>493</text:p>
          </table:table-cell>
          <table:table-cell office:value-type="float" office:value="227" table:style-name="ce178">
            <text:p><text:s text:c="3"/>227</text:p>
          </table:table-cell>
          <table:table-cell office:value-type="float" office:value="266" table:style-name="ce178">
            <text:p><text:s text:c="3"/>266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420" table:style-name="ce178">
            <text:p><text:s text:c="3"/>420</text:p>
          </table:table-cell>
          <table:table-cell office:value-type="float" office:value="247" table:style-name="ce178">
            <text:p><text:s text:c="3"/>247</text:p>
          </table:table-cell>
          <table:table-cell office:value-type="float" office:value="173" table:style-name="ce178">
            <text:p><text:s text:c="3"/>173</text:p>
          </table:table-cell>
          <table:table-cell office:value-type="float" office:value="353" table:style-name="ce178">
            <text:p><text:s text:c="3"/>353</text:p>
          </table:table-cell>
          <table:table-cell office:value-type="float" office:value="242" table:style-name="ce178">
            <text:p><text:s text:c="3"/>242</text:p>
          </table:table-cell>
          <table:table-cell office:value-type="float" office:value="111" table:style-name="ce178">
            <text:p><text:s text:c="3"/>111</text:p>
          </table:table-cell>
          <table:table-cell office:value-type="float" office:value="67" table:style-name="ce178">
            <text:p><text:s text:c="3"/>6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62" table:style-name="ce177">
            <text:p><text:s text:c="3"/>6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5 月</text:p>
          </table:table-cell>
          <table:table-cell office:value-type="string" table:style-name="ce16">
            <text:p>男</text:p>
          </table:table-cell>
          <table:table-cell office:value-type="float" office:value="4564" table:style-name="ce173">
            <text:p><text:s text:c="3"/>4,564</text:p>
          </table:table-cell>
          <table:table-cell office:value-type="float" office:value="4470" table:style-name="ce173">
            <text:p><text:s text:c="3"/>4,470</text:p>
          </table:table-cell>
          <table:table-cell office:value-type="float" office:value="4469" table:style-name="ce175">
            <text:p><text:s text:c="3"/>4,46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62" table:style-name="ce173">
            <text:p><text:s text:c="3"/>62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52" table:style-name="ce173">
            <text:p><text:s text:c="3"/>52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48" table:style-name="ce172">
            <text:p><text:s text:c="3"/>4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4564" table:style-name="ce167">
            <text:p><text:s text:c="3"/>4,564</text:p>
          </table:table-cell>
          <table:table-cell office:value-type="float" office:value="3729" table:style-name="ce167">
            <text:p><text:s text:c="3"/>3,729</text:p>
          </table:table-cell>
          <table:table-cell office:value-type="float" office:value="3729" table:style-name="ce169">
            <text:p><text:s text:c="3"/>3,729</text:p>
          </table:table-cell>
          <table:table-cell office:value-type="float" office:value="0" table:style-name="ce169">
            <text:p>—</text:p>
          </table:table-cell>
          <table:table-cell office:value-type="float" office:value="470" table:style-name="ce169">
            <text:p><text:s text:c="3"/>470</text:p>
          </table:table-cell>
          <table:table-cell office:value-type="float" office:value="225" table:style-name="ce169">
            <text:p><text:s text:c="3"/>225</text:p>
          </table:table-cell>
          <table:table-cell office:value-type="float" office:value="245" table:style-name="ce169">
            <text:p><text:s text:c="3"/>245</text:p>
          </table:table-cell>
          <table:table-cell office:value-type="float" office:value="12" table:style-name="ce170">
            <text:p><text:s text:c="3"/>12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53" table:style-name="ce167">
            <text:p><text:s text:c="3"/>353</text:p>
          </table:table-cell>
          <table:table-cell office:value-type="float" office:value="242" table:style-name="ce167">
            <text:p><text:s text:c="3"/>242</text:p>
          </table:table-cell>
          <table:table-cell office:value-type="float" office:value="111" table:style-name="ce167">
            <text:p><text:s text:c="3"/>111</text:p>
          </table:table-cell>
          <table:table-cell office:value-type="float" office:value="338" table:style-name="ce167">
            <text:p><text:s text:c="3"/>338</text:p>
          </table:table-cell>
          <table:table-cell office:value-type="float" office:value="241" table:style-name="ce167">
            <text:p><text:s text:c="3"/>241</text:p>
          </table:table-cell>
          <table:table-cell office:value-type="float" office:value="97" table:style-name="ce167">
            <text:p><text:s text:c="3"/>97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14" table:style-name="ce166">
            <text:p><text:s text:c="3"/>1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9894" table:style-name="ce178">
            <text:p><text:s text:c="3"/>9,894</text:p>
          </table:table-cell>
          <table:table-cell office:value-type="float" office:value="8886" table:style-name="ce178">
            <text:p><text:s text:c="3"/>8,886</text:p>
          </table:table-cell>
          <table:table-cell office:value-type="float" office:value="8884" table:style-name="ce178">
            <text:p><text:s text:c="3"/>8,88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65" table:style-name="ce178">
            <text:p><text:s text:c="3"/>565</text:p>
          </table:table-cell>
          <table:table-cell office:value-type="float" office:value="269" table:style-name="ce178">
            <text:p><text:s text:c="3"/>269</text:p>
          </table:table-cell>
          <table:table-cell office:value-type="float" office:value="296" table:style-name="ce178">
            <text:p><text:s text:c="3"/>296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425" table:style-name="ce178">
            <text:p><text:s text:c="3"/>425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68" table:style-name="ce178">
            <text:p><text:s text:c="3"/>168</text:p>
          </table:table-cell>
          <table:table-cell office:value-type="float" office:value="365" table:style-name="ce178">
            <text:p><text:s text:c="3"/>365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08" table:style-name="ce178">
            <text:p><text:s text:c="3"/>108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0" table:style-name="ce178">
            <text:p>—</text:p>
          </table:table-cell>
          <table:table-cell office:value-type="float" office:value="60" table:style-name="ce177">
            <text:p><text:s text:c="3"/>6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6 月</text:p>
          </table:table-cell>
          <table:table-cell office:value-type="string" table:style-name="ce16">
            <text:p>男</text:p>
          </table:table-cell>
          <table:table-cell office:value-type="float" office:value="4947" table:style-name="ce173">
            <text:p><text:s text:c="3"/>4,947</text:p>
          </table:table-cell>
          <table:table-cell office:value-type="float" office:value="4848" table:style-name="ce173">
            <text:p><text:s text:c="3"/>4,848</text:p>
          </table:table-cell>
          <table:table-cell office:value-type="float" office:value="4848" table:style-name="ce175">
            <text:p><text:s text:c="3"/>4,848</text:p>
          </table:table-cell>
          <table:table-cell office:value-type="float" office:value="0" table:style-name="ce175">
            <text:p>—</text:p>
          </table:table-cell>
          <table:table-cell office:value-type="float" office:value="26" table:style-name="ce175">
            <text:p><text:s text:c="3"/>26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6" table:style-name="ce173">
            <text:p><text:s text:c="3"/>66</text:p>
          </table:table-cell>
          <table:table-cell office:value-type="float" office:value="0" table:style-name="ce173">
            <text:p>—</text:p>
          </table:table-cell>
          <table:table-cell office:value-type="float" office:value="66" table:style-name="ce173">
            <text:p><text:s text:c="3"/>66</text:p>
          </table:table-cell>
          <table:table-cell office:value-type="float" office:value="16" table:style-name="ce173">
            <text:p><text:s text:c="3"/>16</text:p>
          </table:table-cell>
          <table:table-cell office:value-type="float" office:value="0" table:style-name="ce173">
            <text:p>—</text:p>
          </table:table-cell>
          <table:table-cell office:value-type="float" office:value="16" table:style-name="ce173">
            <text:p><text:s text:c="3"/>16</text:p>
          </table:table-cell>
          <table:table-cell office:value-type="float" office:value="50" table:style-name="ce173">
            <text:p><text:s text:c="3"/>50</text:p>
          </table:table-cell>
          <table:table-cell office:value-type="float" office:value="0" table:style-name="ce173">
            <text:p>—</text:p>
          </table:table-cell>
          <table:table-cell office:value-type="float" office:value="50" table:style-name="ce172">
            <text:p><text:s text:c="3"/>5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4947" table:style-name="ce167">
            <text:p><text:s text:c="3"/>4,947</text:p>
          </table:table-cell>
          <table:table-cell office:value-type="float" office:value="4038" table:style-name="ce167">
            <text:p><text:s text:c="3"/>4,038</text:p>
          </table:table-cell>
          <table:table-cell office:value-type="float" office:value="4036" table:style-name="ce169">
            <text:p><text:s text:c="3"/>4,036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39" table:style-name="ce169">
            <text:p><text:s text:c="3"/>539</text:p>
          </table:table-cell>
          <table:table-cell office:value-type="float" office:value="264" table:style-name="ce169">
            <text:p><text:s text:c="3"/>264</text:p>
          </table:table-cell>
          <table:table-cell office:value-type="float" office:value="275" table:style-name="ce169">
            <text:p><text:s text:c="3"/>275</text:p>
          </table:table-cell>
          <table:table-cell office:value-type="float" office:value="11" table:style-name="ce170">
            <text:p><text:s text:c="3"/>11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359" table:style-name="ce167">
            <text:p><text:s text:c="3"/>359</text:p>
          </table:table-cell>
          <table:table-cell office:value-type="float" office:value="257" table:style-name="ce167">
            <text:p><text:s text:c="3"/>257</text:p>
          </table:table-cell>
          <table:table-cell office:value-type="float" office:value="102" table:style-name="ce167">
            <text:p><text:s text:c="3"/>102</text:p>
          </table:table-cell>
          <table:table-cell office:value-type="float" office:value="349" table:style-name="ce167">
            <text:p><text:s text:c="3"/>349</text:p>
          </table:table-cell>
          <table:table-cell office:value-type="float" office:value="257" table:style-name="ce167">
            <text:p><text:s text:c="3"/>257</text:p>
          </table:table-cell>
          <table:table-cell office:value-type="float" office:value="92" table:style-name="ce167">
            <text:p><text:s text:c="3"/>92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0" table:style-name="ce167">
            <text:p>—</text:p>
          </table:table-cell>
          <table:table-cell office:value-type="float" office:value="10" table:style-name="ce166">
            <text:p><text:s text:c="3"/>1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164"/>
          <table:table-cell table:style-name="ce163"/>
          <table:table-cell table:number-columns-repeated="3" table:style-name="ce156"/>
          <table:table-cell table:number-columns-repeated="4" table:style-name="ce162"/>
          <table:table-cell table:number-columns-spanned="2" table:number-rows-spanned="1" table:style-name="ce225"/>
          <table:covered-table-cell/>
          <table:table-cell table:number-columns-repeated="4" table:style-name="ce156"/>
          <table:table-cell table:number-columns-repeated="2" table:style-name="ce1"/>
          <table:table-cell table:number-columns-repeated="2" table:style-name="ce160"/>
          <table:table-cell office:value-type="string" table:style-name="ce5">
            <text:p>內政部戶政司 民國106年7月5日編製</text:p>
          </table:table-cell>
          <table:table-cell table:style-name="ce1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156"/>
          <table:table-cell table:number-columns-repeated="2" table:style-name="ce159"/>
          <table:table-cell table:number-columns-repeated="16" table:style-name="ce156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159"/>
          <table:table-cell table:number-columns-repeated="19" table:style-name="ce156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table:style-name="ce3"/>
          <table:table-cell table:style-name="ce123"/>
          <table:table-cell table:style-name="ce158"/>
          <table:table-cell table:number-columns-repeated="19" table:style-name="ce156"/>
          <table:table-cell table:number-columns-repeated="30" table:style-name="ce155"/>
          <table:table-cell table:number-columns-repeated="16332"/>
        </table:table-row>
        <table:table-row table:style-name="ro14">
          <table:table-cell table:number-columns-repeated="2" table:style-name="ce2"/>
          <table:table-cell table:style-name="ce157"/>
          <table:table-cell table:number-columns-repeated="19" table:style-name="ce156"/>
          <table:table-cell table:number-columns-repeated="30" table:style-name="ce155"/>
          <table:table-cell table:number-columns-repeated="16332"/>
        </table:table-row>
        <table:table-row table:number-rows-repeated="14" table:style-name="ro14">
          <table:table-cell table:number-columns-repeated="2" table:style-name="ce1"/>
          <table:table-cell table:number-columns-repeated="20" table:style-name="ce156"/>
          <table:table-cell table:number-columns-repeated="30" table:style-name="ce155"/>
          <table:table-cell table:number-columns-repeated="16332"/>
        </table:table-row>
        <table:table-row table:number-rows-repeated="31" table:style-name="ro14">
          <table:table-cell table:number-columns-repeated="2"/>
          <table:table-cell table:number-columns-repeated="20" table:style-name="ce156"/>
          <table:table-cell table:number-columns-repeated="30" table:style-name="ce155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155"/>
          <table:table-cell table:number-columns-repeated="16332"/>
        </table:table-row>
        <table:table-row table:number-rows-repeated="1048342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60" table:style-name="ta4">
        <table:table-source xlink:href="file:///D:/0662/A.上網月報(含1科)/106年/10606/新表號02,07~11-連結(公式)檔106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D0" table:style-name="ta4">
        <table:table-source xlink:href="file:///D:/0662/A.上網月報(含1科)/106年/10606/新表號02,07~11-連結(公式)檔106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E0" table:style-name="ta4">
        <table:table-source xlink:href="file:///D:/0662/A.上網月報(含1科)/106年/10606/新表號02,07~11-連結(公式)檔106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戶籍登記-年月別" table:style-name="ta4">
        <table:table-source xlink:href="file:///D:/0662/A.上網月報(含1科)/106年/10606/新表號02,07~11-連結(公式)檔106.6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縣市別" table:style-name="ta4">
        <table:table-source xlink:href="file:///D:/0662/A.上網月報(含1科)/106年/10606/新表號02,07~11-連結(公式)檔106.6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1遷徙" table:style-name="ta4">
        <table:table-source xlink:href="file:///D:/0662/A.上網月報(含1科)/106年/10606/新表號02,07~11-連結(公式)檔106.6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45:28Z</meta:creation-date>
    <dc:date>2017-07-04T08:47:10Z</dc:date>
    <meta:print-date>2017-07-04T08:46:20Z</meta:print-date>
  </office:meta>
</office:document-meta>
</file>